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BenquiatBold" svg:font-family="BenquiatBold, 'Times New Roman'"/>
    <style:font-face style:name="CopperplateGothicThirBC" svg:font-family="CopperplateGothicThirBC"/>
    <style:font-face style:name="Lohit Hindi1" svg:font-family="'Lohit Hindi'"/>
    <style:font-face style:name="MGillSans" svg:font-family="MGillSans, 'Times New Roman'"/>
    <style:font-face style:name="PalatinoTÙrk" svg:font-family="PalatinoTÙrk, 'Times New Roman'"/>
    <style:font-face style:name="HelveticaTÙrk" svg:font-family="HelveticaTÙrk, 'Times New Roman'" style:font-family-generic="swiss"/>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NA_20_METIN">
      <style:paragraph-properties fo:margin-left="0cm" fo:margin-right="0.3cm" fo:text-indent="1cm" style:auto-text-indent="false"/>
    </style:style>
    <style:style style:name="P2" style:family="paragraph" style:parent-style-name="ANA_20_METIN">
      <style:paragraph-properties fo:margin-left="0cm" fo:margin-right="0.3cm" fo:text-indent="1cm" style:auto-text-indent="false"/>
      <style:text-properties fo:color="#000000" style:font-name="Lato" fo:font-size="11pt" style:font-size-asian="11pt" style:font-name-complex="Times New Roman" style:font-size-complex="11pt"/>
    </style:style>
    <style:style style:name="P3" style:family="paragraph" style:parent-style-name="ANA_20_METIN">
      <style:paragraph-properties fo:margin-left="0cm" fo:margin-right="0.3cm" fo:text-indent="1cm" style:auto-text-indent="false"/>
      <style:text-properties fo:color="#000000" style:font-name="Lato" fo:font-size="11pt" fo:font-style="italic" fo:font-weight="bold" style:font-size-asian="11pt" style:font-style-asian="italic" style:font-weight-asian="bold" style:font-name-complex="Times New Roman" style:font-size-complex="11pt"/>
    </style:style>
    <style:style style:name="P4" style:family="paragraph" style:parent-style-name="ANA_20_METIN">
      <style:paragraph-properties fo:margin-left="0cm" fo:margin-right="0.3cm" fo:text-indent="1cm" style:auto-text-indent="false"/>
      <style:text-properties fo:color="#000000" style:font-name="Lato" fo:font-size="11pt" fo:language="de" fo:country="DE" fo:font-weight="bold" style:font-size-asian="11pt" style:font-weight-asian="bold" style:font-name-complex="Times New Roman" style:font-size-complex="11pt"/>
    </style:style>
    <style:style style:name="P5" style:family="paragraph" style:parent-style-name="ANA_20_METIN">
      <style:paragraph-properties fo:margin-left="0cm" fo:margin-right="0.3cm" fo:text-indent="1cm" style:auto-text-indent="false"/>
      <style:text-properties style:font-name="Lato"/>
    </style:style>
    <style:style style:name="P6" style:family="paragraph" style:parent-style-name="ANA_20_METIN">
      <style:paragraph-properties fo:margin-left="0cm" fo:margin-right="0.3cm" fo:text-indent="1cm" style:auto-text-indent="false"/>
      <style:text-properties style:font-name="Lato" fo:font-size="11pt" style:font-size-asian="11pt" style:font-name-complex="Times New Roman" style:font-size-complex="11pt"/>
    </style:style>
    <style:style style:name="P7" style:family="paragraph" style:parent-style-name="Standard">
      <style:paragraph-properties fo:margin-left="0cm" fo:margin-right="0.3cm" fo:line-height="0.564cm" fo:text-indent="1cm" style:auto-text-indent="false"/>
    </style:style>
    <style:style style:name="P8" style:family="paragraph" style:parent-style-name="Standard">
      <style:paragraph-properties fo:margin-left="0cm" fo:margin-right="0.3cm" fo:line-height="0.564cm" fo:text-align="center" style:justify-single-word="false" fo:text-indent="1cm" style:auto-text-indent="false"/>
    </style:style>
    <style:style style:name="P9" style:family="paragraph" style:parent-style-name="Standard">
      <style:paragraph-properties fo:margin-left="0cm" fo:margin-right="0.3cm" fo:line-height="0.564cm" fo:text-indent="1cm" style:auto-text-indent="false"/>
      <style:text-properties fo:color="#000000" style:font-name="Times New Roman" fo:font-size="11pt" style:font-size-asian="11pt" style:font-name-complex="Times New Roman" style:font-size-complex="11pt"/>
    </style:style>
    <style:style style:name="P10" style:family="paragraph" style:parent-style-name="Standard">
      <style:paragraph-properties fo:margin-left="0cm" fo:margin-right="0.3cm" fo:line-height="0.564cm" fo:text-indent="1cm" style:auto-text-indent="false"/>
      <style:text-properties fo:color="#000000" style:font-name="Times New Roman" fo:font-size="11pt" fo:letter-spacing="1.764cm" fo:language="tr" fo:country="TR" style:font-size-asian="11pt" style:font-name-complex="Times New Roman" style:font-size-complex="11pt"/>
    </style:style>
    <style:style style:name="P11" style:family="paragraph" style:parent-style-name="Standard">
      <style:paragraph-properties fo:margin-left="0cm" fo:margin-right="0.3cm" fo:line-height="0.564cm" fo:text-indent="1cm" style:auto-text-indent="false"/>
      <style:text-properties fo:color="#000000" style:font-name="Lato" fo:font-size="11pt" style:font-size-asian="11pt" style:font-name-complex="Times New Roman" style:font-size-complex="11pt"/>
    </style:style>
    <style:style style:name="P12" style:family="paragraph" style:parent-style-name="Standard">
      <style:paragraph-properties fo:margin-left="0cm" fo:margin-right="0.3cm" fo:line-height="0.564cm" fo:text-align="center" style:justify-single-word="false" fo:text-indent="1cm" style:auto-text-indent="false"/>
      <style:text-properties fo:color="#000000" style:font-name="Lato" fo:font-size="11pt" style:font-size-asian="11pt" style:font-name-complex="Times New Roman" style:font-size-complex="11pt"/>
    </style:style>
    <style:style style:name="P13" style:family="paragraph" style:parent-style-name="Standard">
      <style:paragraph-properties fo:margin-left="0cm" fo:margin-right="0.3cm" fo:line-height="0.564cm" fo:text-indent="1cm" style:auto-text-indent="false"/>
      <style:text-properties fo:color="#000000" style:font-name="Lato" fo:font-size="11pt" fo:font-weight="bold" style:font-size-asian="11pt" style:font-weight-asian="bold" style:font-name-complex="Times New Roman" style:font-size-complex="11pt"/>
    </style:style>
    <style:style style:name="P14" style:family="paragraph" style:parent-style-name="Standard">
      <style:paragraph-properties fo:margin-left="0cm" fo:margin-right="0.3cm" fo:line-height="0.564cm" fo:text-indent="1cm" style:auto-text-indent="false"/>
      <style:text-properties fo:color="#000000" style:font-name="Lato" fo:font-size="11pt" fo:language="tr" fo:country="TR" style:font-size-asian="11pt" style:font-name-complex="Times New Roman" style:font-size-complex="11pt"/>
    </style:style>
    <style:style style:name="P15" style:family="paragraph" style:parent-style-name="Standard">
      <style:paragraph-properties fo:margin-left="0cm" fo:margin-right="0.3cm" fo:line-height="0.564cm" fo:text-indent="1cm" style:auto-text-indent="false"/>
      <style:text-properties fo:color="#000000" style:font-name="Lato" fo:font-size="11pt" fo:language="tr" fo:country="TR" fo:font-style="italic" fo:font-weight="bold" style:font-size-asian="11pt" style:font-style-asian="italic" style:font-weight-asian="bold" style:font-name-complex="Times New Roman" style:font-size-complex="11pt"/>
    </style:style>
    <style:style style:name="P16" style:family="paragraph" style:parent-style-name="Standard">
      <style:paragraph-properties fo:margin-left="0cm" fo:margin-right="0.3cm" fo:line-height="0.564cm"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17" style:family="paragraph" style:parent-style-name="Standard">
      <style:paragraph-properties fo:margin-left="0cm" fo:margin-right="0.3cm" fo:line-height="0.564cm" fo:text-indent="1cm" style:auto-text-indent="false"/>
      <style:text-properties fo:color="#000000" style:font-name="Lato" fo:font-size="11pt" fo:language="tr" fo:country="TR" fo:font-weight="bold" style:font-size-asian="11pt" style:language-asian="none" style:country-asian="none" style:font-weight-asian="bold" style:font-name-complex="Times New Roman" style:font-size-complex="11pt"/>
    </style:style>
    <style:style style:name="P18" style:family="paragraph" style:parent-style-name="Standard">
      <style:paragraph-properties fo:margin-left="0cm" fo:margin-right="0.3cm" fo:line-height="0.564cm" fo:text-indent="1cm" style:auto-text-indent="false"/>
      <style:text-properties fo:color="#000000" style:font-name="Lato" fo:font-size="11pt" fo:letter-spacing="-0.071cm" style:font-size-asian="11pt" style:font-name-complex="Times New Roman" style:font-size-complex="11pt"/>
    </style:style>
    <style:style style:name="P19" style:family="paragraph" style:parent-style-name="Standard">
      <style:paragraph-properties fo:margin-left="0cm" fo:margin-right="0.3cm" fo:line-height="0.564cm" fo:text-indent="1cm" style:auto-text-indent="false"/>
      <style:text-properties fo:color="#000000" style:font-name="Lato" fo:font-size="11pt" fo:language="de" fo:country="DE" style:font-size-asian="11pt" style:font-name-complex="Times New Roman" style:font-size-complex="11pt"/>
    </style:style>
    <style:style style:name="P20" style:family="paragraph" style:parent-style-name="Standard">
      <style:paragraph-properties fo:margin-left="0cm" fo:margin-right="0.3cm" fo:text-align="center" style:justify-single-word="false" fo:text-indent="1cm" style:auto-text-indent="false"/>
      <style:text-properties fo:color="#000000" style:font-name="Lato" fo:font-size="11pt" fo:language="de" fo:country="DE" style:font-size-asian="11pt" style:font-name-complex="Times New Roman" style:font-size-complex="11pt"/>
    </style:style>
    <style:style style:name="P21" style:family="paragraph" style:parent-style-name="Standard">
      <style:paragraph-properties fo:margin-left="0cm" fo:margin-right="0.3cm" fo:line-height="0.564cm" fo:text-indent="1cm" style:auto-text-indent="false"/>
      <style:text-properties fo:color="#000000" style:font-name="Lato" fo:font-size="11pt" fo:language="de" fo:country="DE" fo:font-weight="bold" style:font-size-asian="11pt" style:font-weight-asian="bold" style:font-name-complex="Times New Roman" style:font-size-complex="11pt"/>
    </style:style>
    <style:style style:name="P22" style:family="paragraph" style:parent-style-name="Standard">
      <style:paragraph-properties fo:margin-left="0cm" fo:margin-right="0.3cm" fo:line-height="0.564cm" fo:text-indent="1cm" style:auto-text-indent="false">
        <style:tab-stops>
          <style:tab-stop style:position="7.969cm" style:type="center"/>
        </style:tab-stops>
      </style:paragraph-properties>
      <style:text-properties fo:color="#000000" style:font-name="Lato" fo:font-size="11pt" fo:language="de" fo:country="DE" fo:font-weight="bold" style:font-size-asian="11pt" style:font-weight-asian="bold" style:font-name-complex="Times New Roman" style:font-size-complex="11pt"/>
    </style:style>
    <style:style style:name="P23" style:family="paragraph" style:parent-style-name="Standard">
      <style:paragraph-properties fo:margin-left="0cm" fo:margin-right="0.3cm" fo:line-height="0.564cm" fo:text-indent="1cm" style:auto-text-indent="false"/>
      <style:text-properties fo:color="#000000" style:font-name="Lato" fo:font-size="11pt" fo:language="de" fo:country="DE" fo:font-style="italic" fo:font-weight="bold" style:font-size-asian="11pt" style:font-style-asian="italic" style:font-weight-asian="bold" style:font-name-complex="Times New Roman" style:font-size-complex="11pt"/>
    </style:style>
    <style:style style:name="P24" style:family="paragraph" style:parent-style-name="Standard">
      <style:paragraph-properties fo:margin-left="0cm" fo:margin-right="0.3cm" fo:line-height="0.564cm" fo:text-indent="1cm" style:auto-text-indent="false"/>
      <style:text-properties fo:color="#000000" style:font-name="Lato" fo:font-size="11pt" fo:font-style="italic" fo:font-weight="bold" style:font-size-asian="11pt" style:font-style-asian="italic" style:font-weight-asian="bold" style:font-name-complex="Times New Roman" style:font-size-complex="11pt"/>
    </style:style>
    <style:style style:name="P25" style:family="paragraph" style:parent-style-name="Standard">
      <style:paragraph-properties fo:margin-left="0cm" fo:margin-right="0.3cm" fo:line-height="0.564cm" fo:text-indent="1cm" style:auto-text-indent="false"/>
      <style:text-properties fo:color="#000000" style:font-name="Lato" fo:font-size="11pt" fo:letter-spacing="1.764cm" fo:language="tr" fo:country="TR" fo:font-weight="bold" style:font-size-asian="11pt" style:language-asian="none" style:country-asian="none" style:font-weight-asian="bold" style:font-name-complex="Times New Roman" style:font-size-complex="11pt"/>
    </style:style>
    <style:style style:name="P26" style:family="paragraph" style:parent-style-name="Standard">
      <style:paragraph-properties fo:margin-left="0cm" fo:margin-right="0.3cm" fo:line-height="0.564cm" fo:text-indent="1cm" style:auto-text-indent="false"/>
      <style:text-properties fo:color="#000000" style:font-name="Lato" fo:font-size="11pt" fo:letter-spacing="1.764cm" fo:language="tr" fo:country="TR" style:font-size-asian="11pt" style:font-name-complex="Times New Roman" style:font-size-complex="11pt"/>
    </style:style>
    <style:style style:name="P27" style:family="paragraph" style:parent-style-name="Standard">
      <style:paragraph-properties fo:margin-left="0cm" fo:margin-right="0.3cm" fo:line-height="0.564cm" fo:text-indent="1cm" style:auto-text-indent="false"/>
      <style:text-properties fo:color="#000000" style:font-name="Lato" fo:font-size="11pt" fo:letter-spacing="1.764cm" style:font-size-asian="11pt" style:font-name-complex="Times New Roman" style:font-size-complex="11pt"/>
    </style:style>
    <style:style style:name="P28" style:family="paragraph" style:parent-style-name="Standard">
      <style:paragraph-properties fo:margin-left="0cm" fo:margin-right="0.3cm" fo:line-height="0.564cm" fo:text-indent="1cm" style:auto-text-indent="false"/>
      <style:text-properties fo:color="#000000" style:font-name="Lato" fo:font-size="11pt" fo:letter-spacing="0.071cm" style:font-size-asian="11pt" style:font-name-complex="Times New Roman" style:font-size-complex="11pt"/>
    </style:style>
    <style:style style:name="P29" style:family="paragraph" style:parent-style-name="Standard">
      <style:paragraph-properties fo:margin-left="0cm" fo:margin-right="0.3cm" fo:line-height="0.564cm" fo:text-indent="1cm" style:auto-text-indent="false"/>
      <style:text-properties fo:color="#000000" style:font-name="Lato" fo:font-size="11pt" fo:letter-spacing="0.071cm" fo:language="de" fo:country="DE" style:font-size-asian="11pt" style:font-name-complex="Times New Roman" style:font-size-complex="11pt"/>
    </style:style>
    <style:style style:name="P30" style:family="paragraph" style:parent-style-name="Standard">
      <style:paragraph-properties fo:margin-left="0cm" fo:margin-right="0.3cm" fo:text-indent="1cm" style:auto-text-indent="false"/>
      <style:text-properties fo:color="#000000" style:font-name="Lato" fo:font-size="18pt" fo:font-weight="bold" style:font-size-asian="18pt" style:font-weight-asian="bold" style:font-name-complex="Times New Roman" style:font-size-complex="18pt"/>
    </style:style>
    <style:style style:name="P31" style:family="paragraph" style:parent-style-name="Standard">
      <style:paragraph-properties fo:margin-left="0cm" fo:margin-right="0.3cm" fo:text-align="center" style:justify-single-word="false" fo:text-indent="1cm" style:auto-text-indent="false"/>
      <style:text-properties fo:color="#000000" style:font-name="Lato" fo:font-size="18pt" fo:font-weight="bold" style:font-size-asian="18pt" style:font-weight-asian="bold" style:font-name-complex="Times New Roman" style:font-size-complex="18pt"/>
    </style:style>
    <style:style style:name="P32" style:family="paragraph" style:parent-style-name="Standard">
      <style:paragraph-properties fo:margin-left="0cm" fo:margin-right="0.3cm" fo:text-align="center" style:justify-single-word="false" fo:text-indent="1cm" style:auto-text-indent="false"/>
      <style:text-properties fo:color="#000000" style:font-name="Lato" fo:font-size="18pt" fo:language="de" fo:country="DE" fo:font-weight="bold" style:font-size-asian="18pt" style:font-weight-asian="bold" style:font-name-complex="Times New Roman" style:font-size-complex="18pt"/>
    </style:style>
    <style:style style:name="P33" style:family="paragraph" style:parent-style-name="Standard">
      <style:paragraph-properties fo:margin-left="0cm" fo:margin-right="0.3cm" fo:text-align="center" style:justify-single-word="false" fo:text-indent="1cm" style:auto-text-indent="false"/>
      <style:text-properties fo:color="#000000" style:font-name="Lato" fo:font-size="18pt" fo:language="tr" fo:country="TR" fo:font-weight="bold" style:font-size-asian="18pt" style:font-weight-asian="bold" style:font-name-complex="Times New Roman" style:font-size-complex="18pt"/>
    </style:style>
    <style:style style:name="P34" style:family="paragraph" style:parent-style-name="Standard">
      <style:paragraph-properties fo:margin-left="0cm" fo:margin-right="0.3cm" fo:line-height="0.564cm" fo:text-indent="1cm" style:auto-text-indent="false"/>
      <style:text-properties fo:color="#000000" style:font-name="Lato" fo:font-size="14pt" fo:language="tr" fo:country="TR" fo:font-weight="bold" style:font-size-asian="14pt" style:font-weight-asian="bold" style:font-name-complex="Times New Roman" style:font-size-complex="14pt"/>
    </style:style>
    <style:style style:name="P35" style:family="paragraph" style:parent-style-name="Standard">
      <style:paragraph-properties fo:margin-left="0cm" fo:margin-right="0.3cm" fo:line-height="0.564cm" fo:text-indent="1cm" style:auto-text-indent="false"/>
      <style:text-properties fo:color="#000000" style:font-name="Lato" fo:font-size="14pt" fo:letter-spacing="0.071cm" fo:language="tr" fo:country="TR" fo:font-style="italic" fo:font-weight="bold" style:font-size-asian="14pt" style:font-style-asian="italic" style:font-weight-asian="bold" style:font-name-complex="Times New Roman" style:font-size-complex="14pt"/>
    </style:style>
    <style:style style:name="P36" style:family="paragraph" style:parent-style-name="Standard">
      <style:paragraph-properties fo:margin-left="0cm" fo:margin-right="0.3cm" fo:line-height="0.564cm" fo:text-indent="1cm" style:auto-text-indent="false"/>
      <style:text-properties fo:color="#000000" style:text-position="super 58%" style:font-name="Lato" fo:font-size="11pt" fo:language="de" fo:country="DE" fo:font-style="italic" fo:font-weight="bold" style:font-size-asian="11pt" style:font-style-asian="italic" style:font-weight-asian="bold" style:font-name-complex="Times New Roman" style:font-size-complex="11pt"/>
    </style:style>
    <style:style style:name="P37" style:family="paragraph" style:parent-style-name="Standard">
      <style:paragraph-properties fo:margin-left="0cm" fo:margin-right="0.3cm" fo:line-height="0.564cm" fo:text-indent="1cm" style:auto-text-indent="false"/>
      <style:text-properties fo:color="#000000" style:text-position="super 58%" style:font-name="Lato" fo:font-size="11pt" fo:language="de" fo:country="DE" style:font-size-asian="11pt" style:font-name-complex="Times New Roman" style:font-size-complex="11pt"/>
    </style:style>
    <style:style style:name="P38" style:family="paragraph" style:parent-style-name="Standard">
      <style:paragraph-properties fo:margin-left="0cm" fo:margin-right="0.3cm" fo:line-height="0.564cm" fo:text-indent="1cm" style:auto-text-indent="false"/>
      <style:text-properties fo:font-size="18pt" fo:font-weight="bold" style:font-size-asian="18pt" style:font-weight-asian="bold" style:font-size-complex="18pt"/>
    </style:style>
    <style:style style:name="P39" style:family="paragraph" style:parent-style-name="Standard">
      <style:paragraph-properties fo:margin-left="0cm" fo:margin-right="0.3cm" fo:line-height="0.564cm" fo:text-indent="1cm" style:auto-text-indent="false"/>
      <style:text-properties fo:font-size="18pt" fo:language="tr" fo:country="TR" fo:font-weight="bold" style:font-size-asian="18pt" style:font-weight-asian="bold" style:font-size-complex="18pt"/>
    </style:style>
    <style:style style:name="P40"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41" style:family="paragraph" style:parent-style-name="Standard">
      <style:paragraph-properties fo:margin-left="0cm" fo:margin-right="0.3cm" fo:text-align="start" style:justify-single-word="false" fo:text-indent="1cm" style:auto-text-indent="false"/>
      <style:text-properties style:font-name="Lato" fo:font-size="18pt" fo:font-weight="bold" style:font-size-asian="18pt" style:font-weight-asian="bold" style:font-size-complex="18pt"/>
    </style:style>
    <style:style style:name="P42" style:family="paragraph" style:parent-style-name="Standard">
      <style:paragraph-properties fo:margin-left="0cm" fo:margin-right="0.3cm"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43" style:family="paragraph" style:parent-style-name="Standard">
      <style:paragraph-properties fo:margin-left="0cm" fo:margin-right="0.3cm" fo:text-align="center" style:justify-single-word="false" fo:text-indent="1cm" style:auto-text-indent="false"/>
      <style:text-properties style:font-name="Lato" fo:font-size="18pt" fo:language="tr" fo:country="TR" fo:font-weight="bold" style:font-size-asian="18pt" style:font-weight-asian="bold" style:font-size-complex="18pt"/>
    </style:style>
    <style:style style:name="P44" style:family="paragraph" style:parent-style-name="Standard">
      <style:paragraph-properties fo:margin-left="0cm" fo:margin-right="0.3cm" fo:text-align="center" style:justify-single-word="false" fo:text-indent="1cm" style:auto-text-indent="false"/>
      <style:text-properties style:font-name="Lato" fo:font-size="36pt" fo:font-weight="bold" style:font-size-asian="36pt" style:font-weight-asian="bold" style:font-name-complex="Times New Roman" style:font-size-complex="36pt"/>
    </style:style>
    <style:style style:name="P45" style:family="paragraph" style:parent-style-name="Standard">
      <style:paragraph-properties fo:margin-left="0cm" fo:margin-right="0.3cm" fo:line-height="0.564cm" fo:text-indent="1cm" style:auto-text-indent="false"/>
      <style:text-properties style:font-name="Lato" fo:font-size="11pt" fo:font-weight="bold" style:font-size-asian="11pt" style:font-weight-asian="bold" style:font-name-complex="Times New Roman" style:font-size-complex="11pt"/>
    </style:style>
    <style:style style:name="P46"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47"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font-name-complex="Times New Roman" style:font-size-complex="11pt"/>
    </style:style>
    <style:style style:name="P48" style:family="paragraph" style:parent-style-name="Standard">
      <style:paragraph-properties fo:margin-left="0cm" fo:margin-right="0.3cm"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49" style:family="paragraph" style:parent-style-name="Standard">
      <style:paragraph-properties fo:margin-left="0cm" fo:margin-right="0.3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50" style:family="paragraph" style:parent-style-name="Standard">
      <style:paragraph-properties fo:margin-left="0cm" fo:margin-right="0.3cm" fo:text-align="center" style:justify-single-word="false" fo:text-indent="1cm" style:auto-text-indent="false"/>
      <style:text-properties style:font-name="Lato" fo:font-size="11pt" fo:language="tr" fo:country="TR" fo:font-weight="bold" style:font-size-asian="11pt" style:font-weight-asian="bold" style:font-size-complex="11pt"/>
    </style:style>
    <style:style style:name="P51" style:family="paragraph" style:parent-style-name="Standard">
      <style:paragraph-properties fo:margin-left="0cm" fo:margin-right="0.3cm" fo:line-height="0.564cm" fo:text-indent="1cm" style:auto-text-indent="false"/>
      <style:text-properties style:font-name="Lato" fo:font-size="11pt" fo:language="tr" fo:country="TR" style:font-size-asian="11pt" style:font-name-complex="Times New Roman" style:font-size-complex="11pt"/>
    </style:style>
    <style:style style:name="P52" style:family="paragraph" style:parent-style-name="Standard">
      <style:paragraph-properties fo:margin-left="0cm" fo:margin-right="0.3cm" fo:line-height="0.564cm" fo:text-indent="1cm" style:auto-text-indent="false"/>
      <style:text-properties style:font-name="Lato" fo:font-size="11pt" fo:language="de" fo:country="DE" style:font-size-asian="11pt" style:font-name-complex="Times New Roman" style:font-size-complex="11pt"/>
    </style:style>
    <style:style style:name="P53" style:family="paragraph" style:parent-style-name="Standard">
      <style:paragraph-properties fo:margin-left="0cm" fo:margin-right="0.3cm" fo:line-height="0.564cm" fo:text-indent="1cm" style:auto-text-indent="false"/>
      <style:text-properties style:font-name="Lato" fo:font-size="11pt" fo:language="de" fo:country="DE" fo:font-weight="bold" style:font-size-asian="11pt" style:font-weight-asian="bold" style:font-name-complex="Times New Roman" style:font-size-complex="11pt"/>
    </style:style>
    <style:style style:name="P54" style:family="paragraph" style:parent-style-name="Standard">
      <style:paragraph-properties fo:margin-left="0cm" fo:margin-right="0.3cm" fo:line-height="0.564cm" fo:text-indent="1cm" style:auto-text-indent="false"/>
      <style:text-properties style:font-name="Lato"/>
    </style:style>
    <style:style style:name="P55" style:family="paragraph" style:parent-style-name="Standard">
      <style:paragraph-properties fo:margin-left="0cm" fo:margin-right="0.3cm" fo:line-height="0.564cm" fo:text-indent="1cm" style:auto-text-indent="false">
        <style:tab-stops>
          <style:tab-stop style:position="0.953cm"/>
        </style:tab-stops>
      </style:paragraph-properties>
      <style:text-properties style:font-name="Lato"/>
    </style:style>
    <style:style style:name="P56" style:family="paragraph" style:parent-style-name="Standard">
      <style:paragraph-properties fo:margin-left="0cm" fo:margin-right="0.3cm" fo:line-height="0.564cm" fo:text-indent="1cm" style:auto-text-indent="false"/>
      <style:text-properties style:font-name="Lato" fo:language="tr" fo:country="TR"/>
    </style:style>
    <style:style style:name="P57" style:family="paragraph" style:parent-style-name="Standard">
      <style:paragraph-properties fo:margin-left="0cm" fo:margin-right="0.3cm" fo:line-height="0.564cm" fo:text-indent="1cm" style:auto-text-indent="false"/>
      <style:text-properties style:font-name="Lato" fo:font-size="14pt" fo:language="de" fo:country="DE" fo:font-weight="bold" style:font-size-asian="14pt" style:font-weight-asian="bold" style:font-name-complex="Times New Roman" style:font-size-complex="14pt"/>
    </style:style>
    <style:style style:name="P58" style:family="paragraph" style:parent-style-name="Standard">
      <style:paragraph-properties fo:margin-left="0cm" fo:margin-right="0.3cm" fo:line-height="0.564cm" fo:text-indent="1cm" style:auto-text-indent="false"/>
      <style:text-properties style:font-name="Lato" fo:font-size="14pt" fo:language="tr" fo:country="TR" fo:font-weight="bold" style:font-size-asian="14pt" style:font-weight-asian="bold" style:font-name-complex="Times New Roman" style:font-size-complex="14pt"/>
    </style:style>
    <style:style style:name="P59" style:family="paragraph" style:parent-style-name="Standard">
      <style:paragraph-properties fo:margin-left="0cm" fo:margin-right="0.3cm" fo:line-height="0.564cm" fo:text-indent="1cm" style:auto-text-indent="false" fo:break-before="page"/>
    </style:style>
    <style:style style:name="P60" style:family="paragraph" style:parent-style-name="Standard">
      <style:paragraph-properties fo:margin-left="0cm" fo:margin-right="0.3cm" fo:line-height="0.564cm" fo:text-align="center" style:justify-single-word="false" fo:text-indent="1cm" style:auto-text-indent="false" fo:break-before="page"/>
      <style:text-properties fo:color="#000000" style:font-name="Lato" fo:font-size="11pt" fo:font-weight="bold" style:font-size-asian="11pt" style:font-weight-asian="bold" style:font-name-complex="Times New Roman" style:font-size-complex="11pt"/>
    </style:style>
    <style:style style:name="P61" style:family="paragraph" style:parent-style-name="Standard">
      <style:paragraph-properties fo:margin-left="0cm" fo:margin-right="0.3cm" fo:text-align="center" style:justify-single-word="false" fo:text-indent="1cm" style:auto-text-indent="false" fo:break-before="page"/>
      <style:text-properties fo:color="#000000" style:font-name="Lato" fo:font-size="11pt" fo:language="de" fo:country="DE" style:font-size-asian="11pt" style:font-name-complex="Times New Roman" style:font-size-complex="11pt"/>
    </style:style>
    <style:style style:name="P62" style:family="paragraph" style:parent-style-name="Standard">
      <style:paragraph-properties fo:margin-left="0cm" fo:margin-right="0.3cm" fo:line-height="0.564cm" fo:text-indent="1cm" style:auto-text-indent="false" fo:break-before="page"/>
      <style:text-properties fo:color="#000000" style:font-name="Lato" fo:font-size="11pt" fo:language="de" fo:country="DE" fo:font-weight="bold" style:font-size-asian="11pt" style:font-weight-asian="bold" style:font-name-complex="Times New Roman" style:font-size-complex="11pt"/>
    </style:style>
    <style:style style:name="P63" style:family="paragraph" style:parent-style-name="Standard">
      <style:paragraph-properties fo:margin-left="0cm" fo:margin-right="0.3cm" fo:text-align="center" style:justify-single-word="false" fo:text-indent="1cm" style:auto-text-indent="false" fo:break-before="page"/>
      <style:text-properties fo:color="#000000" style:font-name="Lato" fo:font-size="18pt" fo:font-weight="bold" style:font-size-asian="18pt" style:font-weight-asian="bold" style:font-name-complex="Times New Roman" style:font-size-complex="18pt"/>
    </style:style>
    <style:style style:name="P64" style:family="paragraph" style:parent-style-name="Standard">
      <style:paragraph-properties fo:margin-left="0cm" fo:margin-right="0.3cm" fo:text-align="center" style:justify-single-word="false" fo:text-indent="1cm" style:auto-text-indent="false" fo:break-before="page"/>
      <style:text-properties style:font-name="Lato" fo:font-size="18pt" fo:language="tr" fo:country="TR" fo:font-weight="bold" style:font-size-asian="18pt" style:font-weight-asian="bold" style:font-size-complex="18pt"/>
    </style:style>
    <style:style style:name="P65" style:family="paragraph" style:parent-style-name="Standard">
      <style:paragraph-properties fo:margin-left="0cm" fo:margin-right="0.3cm" fo:text-align="start" style:justify-single-word="false" fo:text-indent="1cm" style:auto-text-indent="false" fo:break-before="page"/>
      <style:text-properties style:font-name="Lato" fo:font-size="18pt" fo:language="tr" fo:country="TR" fo:font-weight="bold" style:font-size-asian="18pt" style:font-weight-asian="bold" style:font-size-complex="18pt"/>
    </style:style>
    <style:style style:name="P66" style:family="paragraph" style:parent-style-name="Standard">
      <style:paragraph-properties fo:margin-left="0cm" fo:margin-right="0.3cm"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67" style:family="paragraph" style:parent-style-name="Standard">
      <style:paragraph-properties fo:margin-left="0cm" fo:margin-right="0.3cm" fo:line-height="0.564cm" fo:text-indent="1cm" style:auto-text-indent="false" fo:break-before="page"/>
      <style:text-properties style:font-name="Lato" fo:font-size="14pt" fo:language="tr" fo:country="TR" fo:font-weight="bold" style:font-size-asian="14pt" style:font-weight-asian="bold" style:font-name-complex="Times New Roman" style:font-size-complex="14pt"/>
    </style:style>
    <style:style style:name="P68" style:family="paragraph" style:parent-style-name="ARA_20_BASLIK">
      <style:paragraph-properties fo:margin-left="0cm" fo:margin-right="0.3cm" fo:margin-top="0cm" fo:margin-bottom="0cm" loext:contextual-spacing="false" fo:text-indent="1cm" style:auto-text-indent="false"/>
      <style:text-properties style:font-name="Lato" fo:font-size="14pt" fo:language="de" fo:country="DE" fo:font-weight="bold" style:font-size-asian="14pt" style:language-asian="en" style:country-asian="US" style:font-weight-asian="bold" style:font-name-complex="Times New Roman" style:font-size-complex="14pt"/>
    </style:style>
    <style:style style:name="P69" style:family="paragraph" style:parent-style-name="AYET">
      <style:paragraph-properties fo:margin-left="0cm" fo:margin-right="0.3cm" fo:margin-top="0cm" fo:margin-bottom="0cm" loext:contextual-spacing="false" fo:line-height="0.564cm" fo:text-indent="1cm" style:auto-text-indent="false"/>
      <style:text-properties fo:color="#000000" style:font-name="Lato" fo:font-size="11pt" fo:language="de" fo:country="DE" style:font-size-asian="11pt" style:font-name-complex="Times New Roman" style:font-size-complex="11pt"/>
    </style:style>
    <style:style style:name="P70" style:family="paragraph" style:parent-style-name="AYET">
      <style:paragraph-properties fo:margin-left="0cm" fo:margin-right="0.3cm" fo:margin-top="0cm" fo:margin-bottom="0cm" loext:contextual-spacing="false" fo:line-height="0.564cm" fo:text-indent="1cm" style:auto-text-indent="false"/>
      <style:text-properties fo:color="#000000" style:font-name="Lato" fo:font-size="11pt" style:font-size-asian="11pt" style:font-name-complex="Times New Roman" style:font-size-complex="11pt"/>
    </style:style>
    <style:style style:name="P71" style:family="paragraph" style:parent-style-name="AYET">
      <style:paragraph-properties fo:margin-left="0cm" fo:margin-right="0.3cm" fo:margin-top="0cm" fo:margin-bottom="0cm" loext:contextual-spacing="false" fo:line-height="0.564cm" fo:text-indent="1cm" style:auto-text-indent="false"/>
      <style:text-properties fo:color="#000000" style:font-name="Lato" fo:font-size="11pt" fo:language="tr" fo:country="TR" fo:font-weight="normal" style:font-size-asian="11pt" style:font-weight-asian="normal" style:font-name-complex="Times New Roman" style:font-size-complex="11pt"/>
    </style:style>
    <style:style style:name="P72" style:family="paragraph" style:parent-style-name="ALINTI">
      <style:paragraph-properties fo:margin-left="0cm" fo:margin-right="0.3cm" fo:margin-top="0cm" fo:margin-bottom="0cm" loext:contextual-spacing="false" fo:line-height="0.564cm" fo:text-indent="1cm" style:auto-text-indent="false"/>
      <style:text-properties style:font-name="Lato"/>
    </style:style>
    <style:style style:name="P73" style:family="paragraph" style:parent-style-name="ALINTI">
      <style:paragraph-properties fo:margin-left="0cm" fo:margin-right="0.3cm" fo:margin-top="0cm" fo:margin-bottom="0cm" loext:contextual-spacing="false" fo:line-height="0.564cm" fo:text-indent="1cm" style:auto-text-indent="false"/>
      <style:text-properties fo:color="#000000" style:font-name="Lato" fo:font-size="11pt" fo:language="tr" fo:country="TR" fo:font-style="italic" fo:font-weight="bold" style:font-size-asian="11pt" style:font-style-asian="italic" style:font-weight-asian="bold" style:font-name-complex="Times New Roman" style:font-size-complex="11pt"/>
    </style:style>
    <style:style style:name="P74" style:family="paragraph" style:parent-style-name="ALINTI">
      <style:paragraph-properties fo:margin-left="0cm" fo:margin-right="0.3cm" fo:margin-top="0cm" fo:margin-bottom="0cm" loext:contextual-spacing="false" fo:line-height="0.564cm" fo:text-indent="1cm" style:auto-text-indent="false"/>
      <style:text-properties fo:color="#000000" style:font-name="Lato" fo:font-size="11pt" fo:font-style="italic" fo:font-weight="bold" style:font-size-asian="11pt" style:font-style-asian="italic" style:font-weight-asian="bold" style:font-name-complex="Times New Roman" style:font-size-complex="11pt"/>
    </style:style>
    <style:style style:name="P75" style:family="paragraph" style:parent-style-name="ALINTI">
      <style:paragraph-properties fo:margin-left="0cm" fo:margin-right="0.3cm" fo:margin-top="0cm" fo:margin-bottom="0cm" loext:contextual-spacing="false" fo:line-height="0.564cm" fo:text-indent="1cm" style:auto-text-indent="false"/>
      <style:text-properties fo:color="#000000" style:font-name="Lato" fo:font-size="11pt" style:font-size-asian="11pt" style:font-name-complex="Times New Roman" style:font-size-complex="11pt"/>
    </style:style>
    <style:style style:name="P76" style:family="paragraph" style:parent-style-name="BASLIK">
      <style:paragraph-properties fo:margin-left="0cm" fo:margin-right="0.3cm" fo:margin-top="0cm" fo:margin-bottom="0cm" loext:contextual-spacing="false" fo:line-height="0.564cm" fo:text-indent="1cm" style:auto-text-indent="false"/>
      <style:text-properties fo:color="#000000" style:font-name="Lato" fo:font-size="14pt" fo:font-weight="bold" style:font-size-asian="14pt" style:font-weight-asian="bold" style:font-name-complex="Times New Roman" style:font-size-complex="14pt"/>
    </style:style>
    <style:style style:name="P77" style:family="paragraph" style:parent-style-name="BASLIK">
      <style:paragraph-properties fo:margin-left="0cm" fo:margin-right="0.3cm" fo:margin-top="0cm" fo:margin-bottom="0cm" loext:contextual-spacing="false" fo:line-height="0.564cm" fo:text-indent="1cm" style:auto-text-indent="false"/>
      <style:text-properties fo:color="#000000" style:font-name="Lato" fo:font-size="11pt" style:font-size-asian="11pt" style:font-name-complex="Times New Roman" style:font-size-complex="11pt"/>
    </style:style>
    <style:style style:name="P78" style:family="paragraph" style:parent-style-name="BASLIK">
      <style:paragraph-properties fo:margin-left="0cm" fo:margin-right="0.3cm" fo:margin-top="0cm" fo:margin-bottom="0cm" loext:contextual-spacing="false" fo:line-height="0.564cm" fo:text-indent="1cm" style:auto-text-indent="false"/>
      <style:text-properties style:font-name="Lato" fo:font-size="14pt" fo:language="de" fo:country="DE" fo:font-weight="bold" style:font-size-asian="14pt" style:language-asian="en" style:country-asian="US" style:font-weight-asian="bold" style:font-name-complex="Times New Roman" style:font-size-complex="14pt"/>
    </style:style>
    <style:style style:name="P79" style:family="paragraph" style:parent-style-name="ALT_20_K_2020__201a__2020_K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etter-spacing="0.071cm" fo:language="de" fo:country="DE" fo:font-weight="bold" style:font-size-asian="11pt" style:font-weight-asian="bold" style:font-name-complex="Times New Roman" style:font-size-complex="11pt"/>
    </style:style>
    <style:style style:name="P80" style:family="paragraph" style:parent-style-name="ANA_20_METÜN">
      <style:paragraph-properties fo:margin-left="0cm" fo:margin-right="0.3cm" fo:margin-top="0cm" fo:margin-bottom="0cm" loext:contextual-spacing="false" fo:line-height="0.564cm" fo:text-align="center" style:justify-single-word="false" fo:text-indent="1cm" style:auto-text-indent="false"/>
      <style:text-properties style:font-name="Lato" fo:font-weight="bold" style:font-weight-asian="bold" style:font-name-complex="Times New Roman" style:font-size-complex="11pt"/>
    </style:style>
    <style:style style:name="P81" style:family="paragraph" style:parent-style-name="ana_20_metˇn">
      <style:paragraph-properties fo:margin-left="0cm" fo:margin-right="0.3cm" fo:line-height="0.564cm" fo:text-indent="1cm" style:auto-text-indent="false"/>
      <style:text-properties fo:color="#000000" style:font-name="Lato" fo:font-size="11pt" fo:letter-spacing="0.071cm" style:font-size-asian="11pt" style:font-name-complex="Times New Roman" style:font-size-complex="11pt"/>
    </style:style>
    <style:style style:name="P82" style:family="paragraph" style:parent-style-name="ana_20_metˇn">
      <style:paragraph-properties fo:margin-left="0cm" fo:margin-right="0.3cm" fo:line-height="0.564cm" fo:text-indent="1cm" style:auto-text-indent="false"/>
      <style:text-properties fo:color="#000000" style:font-name="Lato" fo:font-size="11pt" fo:letter-spacing="0.071cm" fo:language="tr" fo:country="TR" fo:font-weight="bold" style:font-size-asian="11pt" style:font-weight-asian="bold" style:font-name-complex="Times New Roman" style:font-size-complex="11pt"/>
    </style:style>
    <style:style style:name="P83" style:family="paragraph" style:parent-style-name="Standard">
      <style:paragraph-properties fo:margin-left="1cm" fo:margin-right="0.3cm" fo:text-align="center" style:justify-single-word="false" fo:text-indent="0cm" style:auto-text-indent="false"/>
      <style:text-properties style:font-name="Lato" fo:font-size="26pt" fo:font-weight="bold" style:font-size-asian="26pt" style:font-weight-asian="bold" style:font-name-complex="Times New Roman" style:font-size-complex="26pt"/>
    </style:style>
    <style:style style:name="P84" style:family="paragraph" style:parent-style-name="Standard">
      <style:paragraph-properties fo:margin-left="0cm" fo:margin-right="0.3cm" fo:text-indent="0cm" style:auto-text-indent="false" fo:break-before="page"/>
      <style:text-properties fo:color="#000000" style:font-name="Lato" fo:font-size="18pt" fo:font-weight="bold" style:font-size-asian="18pt" style:font-weight-asian="bold" style:font-name-complex="Times New Roman" style:font-size-complex="18pt"/>
    </style:style>
    <style:style style:name="P85" style:family="paragraph" style:parent-style-name="Standard">
      <style:paragraph-properties fo:margin-left="0cm" fo:margin-right="0.3cm" fo:line-height="0.564cm" fo:text-indent="0cm" style:auto-text-indent="false"/>
      <style:text-properties fo:color="#000000" style:font-name="Lato" fo:font-size="11pt" fo:font-weight="bold" style:font-size-asian="11pt" style:font-weight-asian="bold" style:font-name-complex="Times New Roman" style:font-size-complex="11pt"/>
    </style:style>
    <style:style style:name="P86" style:family="paragraph" style:parent-style-name="Standard">
      <style:paragraph-properties fo:margin-left="0cm" fo:margin-right="0.3cm" fo:line-height="0.564cm" fo:text-indent="0cm" style:auto-text-indent="false"/>
      <style:text-properties fo:color="#000000" style:font-name="Lato" fo:font-size="11pt" style:font-size-asian="11pt" style:font-name-complex="Times New Roman" style:font-size-complex="11pt"/>
    </style:style>
    <style:style style:name="P87" style:family="paragraph" style:parent-style-name="Standard">
      <style:paragraph-properties fo:margin-left="0cm" fo:margin-right="0.3cm" fo:line-height="0.564cm" fo:text-indent="0cm" style:auto-text-indent="false">
        <style:tab-stops>
          <style:tab-stop style:position="0.497cm"/>
          <style:tab-stop style:position="15.752cm"/>
        </style:tab-stops>
      </style:paragraph-properties>
      <style:text-properties fo:color="#000000" style:font-name="Lato" fo:font-size="11pt" style:font-size-asian="11pt" style:font-name-complex="Times New Roman" style:font-size-complex="11pt"/>
    </style:style>
    <style:style style:name="P88" style:family="paragraph" style:parent-style-name="Standard">
      <style:paragraph-properties fo:margin-left="0cm" fo:margin-right="0.3cm" fo:line-height="0.564cm" fo:text-indent="0cm" style:auto-text-indent="false"/>
      <style:text-properties fo:color="#000000" style:font-name="Lato" fo:font-size="11pt" fo:language="de" fo:country="DE" style:font-size-asian="11pt" style:font-name-complex="Times New Roman" style:font-size-complex="11pt"/>
    </style:style>
    <style:style style:name="P89" style:family="paragraph" style:parent-style-name="Standard">
      <style:paragraph-properties fo:margin-left="0cm" fo:margin-right="0.3cm" fo:line-height="0.564cm" fo:text-indent="0cm" style:auto-text-indent="false"/>
      <style:text-properties style:font-name="Lato"/>
    </style:style>
    <style:style style:name="P90" style:family="paragraph" style:parent-style-name="Standard">
      <style:paragraph-properties fo:margin-left="0cm" fo:margin-right="0.3cm" fo:line-height="0.564cm" fo:text-indent="0cm" style:auto-text-indent="false" fo:keep-with-next="always"/>
      <style:text-properties style:font-name="Lato"/>
    </style:style>
    <style:style style:name="P91" style:family="paragraph" style:parent-style-name="Standard" style:master-page-name="Standard">
      <style:paragraph-properties fo:margin-left="0cm" fo:margin-right="0.3cm" fo:line-height="0.564cm" fo:text-indent="1cm" style:auto-text-indent="false" style:page-number="auto"/>
      <style:text-properties fo:color="#000000" style:font-name="Lato" fo:font-size="11pt" style:font-size-asian="11pt" style:font-name-complex="Times New Roman" style:font-size-complex="11pt"/>
    </style:style>
    <style:style style:name="P92" style:family="paragraph" style:parent-style-name="Standard">
      <style:paragraph-properties fo:margin-left="0cm" fo:margin-right="0.3cm" fo:text-align="center" style:justify-single-word="false" fo:text-indent="1cm" style:auto-text-indent="false"/>
      <style:text-properties style:font-name="Lato" fo:font-size="18pt" fo:language="tr" fo:country="TR" fo:font-weight="bold" style:font-size-asian="18pt" style:font-weight-asian="bold" style:font-size-complex="18pt"/>
    </style:style>
    <style:style style:name="P93" style:family="paragraph" style:parent-style-name="Standard" style:list-style-name="WW8Num1">
      <style:paragraph-properties fo:margin-left="1.635cm" fo:margin-right="0.3cm" fo:line-height="0.564cm" fo:text-align="center" style:justify-single-word="false" fo:text-indent="-0.635cm" style:auto-text-indent="false"/>
    </style:style>
    <style:style style:name="T1" style:family="text">
      <style:text-properties fo:font-size="11pt" style:font-size-asian="11pt" style:font-name-complex="Times New Roman" style:font-size-complex="11pt"/>
    </style:style>
    <style:style style:name="T2" style:family="text">
      <style:text-properties fo:color="#000000" fo:font-size="11pt" fo:language="de" fo:country="DE" style:font-size-asian="11pt" style:font-name-complex="Times New Roman" style:font-size-complex="11pt"/>
    </style:style>
    <style:style style:name="T3" style:family="text">
      <style:text-properties fo:color="#000000" fo:font-size="11pt" fo:language="de" fo:country="DE" fo:font-style="italic" fo:font-weight="bold" style:font-size-asian="11pt" style:font-style-asian="italic" style:font-weight-asian="bold" style:font-name-complex="Times New Roman" style:font-size-complex="11pt"/>
    </style:style>
    <style:style style:name="T4" style:family="text">
      <style:text-properties fo:color="#000000" fo:font-size="11pt" fo:language="de" fo:country="DE" fo:font-style="italic" style:font-size-asian="11pt" style:font-style-asian="italic" style:font-name-complex="Times New Roman" style:font-size-complex="11pt"/>
    </style:style>
    <style:style style:name="T5" style:family="text">
      <style:text-properties fo:color="#000000" fo:font-size="11pt" fo:language="de" fo:country="DE" fo:font-weight="bold" style:font-size-asian="11pt" style:font-weight-asian="bold" style:font-name-complex="Times New Roman" style:font-size-complex="11pt"/>
    </style:style>
    <style:style style:name="T6" style:family="text">
      <style:text-properties fo:color="#000000" fo:font-size="11pt" style:font-size-asian="11pt" style:font-name-complex="Times New Roman" style:font-size-complex="11pt"/>
    </style:style>
    <style:style style:name="T7" style:family="text">
      <style:text-properties fo:color="#000000" fo:font-size="11pt" fo:font-weight="bold" style:font-size-asian="11pt" style:font-weight-asian="bold" style:font-name-complex="Times New Roman" style:font-size-complex="11pt"/>
    </style:style>
    <style:style style:name="T8" style:family="text">
      <style:text-properties fo:color="#000000" fo:font-size="11pt" fo:language="tr" fo:country="TR" style:font-size-asian="11pt" style:font-name-complex="Times New Roman" style:font-size-complex="11pt"/>
    </style:style>
    <style:style style:name="T9" style:family="text">
      <style:text-properties fo:color="#000000" fo:font-size="11pt" fo:language="tr" fo:country="TR" fo:font-weight="bold" style:font-size-asian="11pt" style:font-weight-asian="bold" style:font-name-complex="Times New Roman" style:font-size-complex="11pt"/>
    </style:style>
    <style:style style:name="T10" style:family="text">
      <style:text-properties fo:color="#000000" fo:font-size="11pt" fo:language="tr" fo:country="TR" fo:font-style="italic" style:font-size-asian="11pt" style:font-style-asian="italic" style:font-name-complex="Times New Roman" style:font-size-complex="11pt"/>
    </style:style>
    <style:style style:name="T11" style:family="text">
      <style:text-properties fo:color="#000000" fo:font-size="11pt" fo:language="tr" fo:country="TR" style:text-underline-style="solid" style:text-underline-width="auto" style:text-underline-color="font-color" style:font-size-asian="11pt" style:font-name-complex="Times New Roman" style:font-size-complex="11pt"/>
    </style:style>
    <style:style style:name="T12" style:family="text">
      <style:text-properties fo:color="#000000" fo:font-size="11pt" fo:font-style="italic" style:font-size-asian="11pt" style:font-style-asian="italic" style:font-name-complex="Times New Roman" style:font-size-complex="11pt"/>
    </style:style>
    <style:style style:name="T13" style:family="text">
      <style:text-properties fo:color="#000000" fo:font-size="11pt" fo:font-style="italic" fo:font-weight="bold" style:font-size-asian="11pt" style:font-style-asian="italic" style:font-weight-asian="bold" style:font-name-complex="Times New Roman" style:font-size-complex="11pt"/>
    </style:style>
    <style:style style:name="T14" style:family="text">
      <style:text-properties fo:color="#000000" fo:font-size="11pt" fo:letter-spacing="-0.018cm" style:font-size-asian="11pt" style:font-name-complex="Times New Roman" style:font-size-complex="11pt"/>
    </style:style>
    <style:style style:name="T15" style:family="text">
      <style:text-properties fo:color="#000000" fo:font-size="11pt" fo:letter-spacing="-0.018cm" fo:font-weight="bold" style:font-size-asian="11pt" style:font-weight-asian="bold" style:font-name-complex="Times New Roman" style:font-size-complex="11pt"/>
    </style:style>
    <style:style style:name="T16" style:family="text">
      <style:text-properties fo:color="#000000" fo:font-size="11pt" fo:letter-spacing="0.018cm" style:font-size-asian="11pt" style:font-name-complex="Times New Roman" style:font-size-complex="11pt"/>
    </style:style>
    <style:style style:name="T17" style:family="text">
      <style:text-properties fo:color="#000000" fo:font-size="11pt" fo:letter-spacing="0.018cm" fo:font-weight="bold" style:font-size-asian="11pt" style:font-weight-asian="bold" style:font-name-complex="Times New Roman" style:font-size-complex="11pt"/>
    </style:style>
    <style:style style:name="T18" style:family="text">
      <style:text-properties fo:color="#000000" fo:font-size="11pt" fo:letter-spacing="0.018cm" fo:language="de" fo:country="DE" style:font-size-asian="11pt" style:font-name-complex="Times New Roman" style:font-size-complex="11pt"/>
    </style:style>
    <style:style style:name="T19" style:family="text">
      <style:text-properties fo:color="#000000" style:text-position="super 58%" fo:font-size="11pt" fo:language="de" fo:country="DE" style:font-size-asian="11pt" style:font-name-complex="Times New Roman" style:font-size-complex="11pt"/>
    </style:style>
    <style:style style:name="T20" style:family="text">
      <style:text-properties fo:color="#000000" style:text-position="super 58%" fo:font-size="11pt" fo:language="de" fo:country="DE" fo:font-weight="bold" style:font-size-asian="11pt" style:font-weight-asian="bold" style:font-name-complex="Times New Roman" style:font-size-complex="11pt"/>
    </style:style>
    <style:style style:name="T21" style:family="text">
      <style:text-properties fo:color="#000000" style:text-position="super 58%" fo:font-size="11pt" style:font-size-asian="11pt" style:font-name-complex="Times New Roman" style:font-size-complex="11pt"/>
    </style:style>
    <style:style style:name="T22" style:family="text">
      <style:text-properties fo:color="#000000" style:text-position="super 58%" fo:font-size="11pt" fo:language="tr" fo:country="TR" fo:font-weight="bold" style:font-size-asian="11pt" style:font-weight-asian="bold" style:font-name-complex="Times New Roman" style:font-size-complex="11pt"/>
    </style:style>
    <style:style style:name="T23" style:family="text">
      <style:text-properties fo:color="#000000" style:text-position="super 58%" fo:font-size="11pt" fo:language="tr" fo:country="TR" style:font-size-asian="11pt" style:font-name-complex="Times New Roman" style:font-size-complex="11pt"/>
    </style:style>
    <style:style style:name="T24" style:family="text">
      <style:text-properties fo:color="#000000" style:text-position="super 58%" fo:font-size="11pt" fo:font-weight="bold" style:font-size-asian="11pt" style:font-weight-asian="bold" style:font-name-complex="Times New Roman" style:font-size-complex="11pt"/>
    </style:style>
    <style:style style:name="T25" style:family="text">
      <style:text-properties fo:color="#000000" style:font-name="Lato" fo:font-size="11pt" style:font-size-asian="11pt" style:font-name-complex="Times New Roman" style:font-size-complex="11pt"/>
    </style:style>
    <style:style style:name="T26" style:family="text">
      <style:text-properties fo:color="#000000" style:font-name="Lato" fo:font-size="11pt" fo:font-weight="bold" style:font-size-asian="11pt" style:font-weight-asian="bold" style:font-name-complex="Times New Roman" style:font-size-complex="11pt"/>
    </style:style>
    <style:style style:name="T27" style:family="text">
      <style:text-properties fo:color="#000000" style:font-name="Lato" fo:font-size="11pt" fo:letter-spacing="1.482cm" fo:font-weight="bold" style:font-size-asian="11pt" style:font-weight-asian="bold" style:font-name-complex="Times New Roman" style:font-size-complex="11pt"/>
    </style:style>
    <style:style style:name="T28" style:family="text">
      <style:text-properties fo:color="#000000" style:font-name="Lato" fo:font-size="11pt" fo:language="tr" fo:country="TR" style:font-size-asian="11pt" style:font-name-complex="Times New Roman" style:font-size-complex="11pt"/>
    </style:style>
    <style:style style:name="T29" style:family="text">
      <style:text-properties fo:color="#000000" style:font-name="Lato" fo:font-size="11pt" fo:letter-spacing="0.706cm" fo:font-weight="bold" style:font-size-asian="11pt" style:font-weight-asian="bold" style:font-name-complex="Times New Roman" style:font-size-complex="11pt"/>
    </style:style>
    <style:style style:name="T30" style:family="text">
      <style:text-properties fo:color="#000000" style:font-name="Lato" fo:font-size="11pt" fo:letter-spacing="0.706cm" style:font-size-asian="11pt"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11"/>
      <text:p text:style-name="P11"/>
      <text:p text:style-name="P31"/>
      <text:p text:style-name="P40"/>
      <text:p text:style-name="P40"/>
      <text:p text:style-name="P40"/>
      <text:p text:style-name="P40"/>
      <text:p text:style-name="P40">Eski çağlardan günümüze uzanan putperest inanç:</text:p>
      <text:p text:style-name="P44"/>
      <text:p text:style-name="P44">DARWİNİZM DİNİ</text:p>
      <text:p text:style-name="P46"/>
      <text:p text:style-name="P47"/>
      <text:p text:style-name="P47"/>
      <text:p text:style-name="P47"/>
      <text:p text:style-name="P47"/>
      <text:p text:style-name="P47"/>
      <text:p text:style-name="P83">HARUN YAHYA<text:line-break/><text:line-break/>(ADNAN OKTAR)</text:p>
      <text:p text:style-name="P60"/>
      <text:p text:style-name="P12"/>
      <text:p text:style-name="P12"/>
      <text:p text:style-name="P12"/>
      <text:p text:style-name="P12"/>
      <text:p text:style-name="P8"><text:span text:style-name="Normal1"><text:span text:style-name="T25">Bu kitapta kullanılan ayetler, Ali Bulaç'ın hazırladığı</text:span></text:span></text:p>
      <text:p text:style-name="P8"><text:span text:style-name="Normal1"><text:span text:style-name="T25">"Kur'an-ı Kerim ve Türkçe Anlamı" isimli mealden alınmıştır.</text:span></text:span></text:p>
      <text:p text:style-name="P8"><text:span text:style-name="Normal1"><text:span text:style-name="T25"/></text:span></text:p>
      <text:p text:style-name="P8"><text:span text:style-name="Normal1"><text:span text:style-name="T25"/></text:span></text:p>
      <text:p text:style-name="P8"><text:span text:style-name="Normal1"><text:span text:style-name="T25">Birinci Baskı, Temmuz 2000</text:span></text:span></text:p>
      <text:p text:style-name="P8"><text:span text:style-name="Normal1"><text:span text:style-name="T25">İkinci Baskı, Eylül 2005</text:span></text:span></text:p>
      <text:p text:style-name="P8"><text:span text:style-name="Normal1"><text:span text:style-name="T25">Üçüncü Baskı: Ekim 2005</text:span></text:span></text:p>
      <text:p text:style-name="P8"><text:span text:style-name="Normal1"><text:span text:style-name="T25">Dördüncü Baskı: Kasım 2005</text:span></text:span></text:p>
      <text:p text:style-name="P8"><text:span text:style-name="Normal1"><text:span text:style-name="T25">Beşinci Baskı: Ekim 2008</text:span></text:span></text:p>
      <text:p text:style-name="P8"><text:span text:style-name="Normal1"><text:span text:style-name="T25"/></text:span></text:p>
      <text:p text:style-name="P8"><text:span text:style-name="Normal1"><text:span text:style-name="T26"/></text:span></text:p>
      <text:p text:style-name="P8"><text:span text:style-name="Normal1"><text:span text:style-name="T26">ARAŞTIRMA </text:span></text:span></text:p>
      <text:p text:style-name="P8"><text:span text:style-name="Normal1"><text:span text:style-name="T26">YAYINCILIK</text:span></text:span></text:p>
      <text:p text:style-name="P8"><text:span text:style-name="Normal1"><text:span text:style-name="T26"/></text:span></text:p>
      <text:p text:style-name="P8"><text:span text:style-name="Normal1"><text:span text:style-name="T25"/></text:span></text:p>
      <text:p text:style-name="P8"><text:span text:style-name="Normal1"><text:span text:style-name="T25">Talatpaşa Mah. Emirgazi Caddesi</text:span></text:span></text:p>
      <text:p text:style-name="P8"><text:span text:style-name="Normal1"><text:span text:style-name="T25">İbrahim Elmas İşmerkezi</text:span></text:span></text:p>
      <text:list xml:id="list3942218414" text:style-name="WW8Num1">
        <text:list-item>
          <text:p text:style-name="P93"><text:span text:style-name="Normal1"><text:span text:style-name="T25">Blok Kat 4 Okmeydanı - İstanbul <text:s/></text:span></text:span></text:p>
        </text:list-item>
        <text:list-item>
          <text:p text:style-name="P93"><text:span text:style-name="Normal1"><text:span text:style-name="T25">Tel: (0 212) 222 00 88</text:span></text:span></text:p>
        </text:list-item>
      </text:list>
      <text:p text:style-name="P8"><text:span text:style-name="Normal1"><text:span text:style-name="T25"/></text:span></text:p>
      <text:p text:style-name="P8"><text:span text:style-name="Normal1"><text:span text:style-name="T25"/></text:span></text:p>
      <text:p text:style-name="P8"><text:span text:style-name="Normal1"><text:span text:style-name="T25">Baskı: Seçil Ofset / 100. Yıl Mahallesi </text:span></text:span></text:p>
      <text:p text:style-name="P8"><text:span text:style-name="Normal1"><text:span text:style-name="T25">MAS-SİT Matbaacılar Sitesi</text:span></text:span></text:p>
      <text:p text:style-name="P8"><text:span text:style-name="Normal1"><text:span text:style-name="T25">4. Cadde No: 77 Bağcılar-İstanbul </text:span></text:span></text:p>
      <text:p text:style-name="P8"><text:span text:style-name="Normal1"><text:span text:style-name="T25">Tel: (0 212) 629 06 15</text:span></text:span></text:p>
      <text:p text:style-name="P8"><text:span text:style-name="Normal1"><text:span text:style-name="T25"/></text:span></text:p>
      <text:p text:style-name="P8"><text:span text:style-name="Normal1"><text:span text:style-name="T25"/></text:span></text:p>
      <text:p text:style-name="P8"><text:span text:style-name="Normal1"><text:span text:style-name="T26">www.harunyahya.org - www.harunyahya.net</text:span></text:span></text:p>
      <text:p text:style-name="P7"><text:span text:style-name="Normal1"><text:span text:style-name="T27"/></text:span></text:p>
      <text:p text:style-name="P7"><text:span text:style-name="Normal1"><text:span text:style-name="T27"/></text:span></text:p>
      <text:p text:style-name="P59"><text:span text:style-name="Normal1"><text:span text:style-name="T27"/></text:span></text:p>
      <text:p text:style-name="P30">İÇİNDEKİLER</text:p>
      <text:p text:style-name="P13"/>
      <text:p text:style-name="P11"/>
      <text:p text:style-name="P11">GİRİŞ<text:tab/><text:tab/><text:tab/><text:tab/><text:tab/><text:tab/><text:tab/><text:tab/><text:tab/><text:tab/></text:p>
      <text:p text:style-name="P11"/>
      <text:p text:style-name="P54">1. BÖLÜM</text:p>
      <text:p text:style-name="P6">DARWINİZM BATIL BİR DİNDİR<text:tab/><text:tab/><text:tab/><text:tab/><text:tab/><text:tab/><text:tab/></text:p>
      <text:p text:style-name="P56">2. BÖLÜM</text:p>
      <text:p text:style-name="P6">DARWINİZM DİNİNİN KÖKENLERİ<text:tab/><text:tab/><text:tab/><text:tab/><text:tab/><text:tab/><text:tab/></text:p>
      <text:p text:style-name="P56">3. BÖLÜM</text:p>
      <text:p text:style-name="P14">DARWINİZM DİNİNİ YAKINDAN TANIYALIM</text:p>
      <text:p text:style-name="P7"><text:span text:style-name="Normal1"><text:span text:style-name="T28"/></text:span></text:p>
      <text:p text:style-name="P2">SONUÇ</text:p>
      <text:p text:style-name="P1"><text:span text:style-name="Normal1"><text:span text:style-name="T25"/></text:span></text:p>
      <text:p text:style-name="P56">Ek BÖLÜM</text:p>
      <text:p text:style-name="P14">DARWINİZM’İN BİLİMSEL ÇÖKÜŞÜ</text:p>
      <text:p text:style-name="P63">YAZAR ve ESERLERİ HAKKINDA</text:p>
      <text:p text:style-name="P13"/>
      <text:p text:style-name="P18"/>
      <text:p text:style-name="P11">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1">Harun Yahya'nın eserleri yaklaşık 30.000 resmin yer aldığı toplam 45.000 sayfalık bir külliyattır ve bu külliyat 60 farklı dile çevrilmiştir.</text:p>
      <text:p text:style-name="P11">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1">Yazarın tüm çalışmalarındaki ortak hedef, Kuran'ın tebliğini dünyaya ulaştırmak, böylelikle insanları <text:s text:c="3"/>Allah'ın varlığı, birliği ve ahiret gibi temel imani konular üzerinde düşünmeye sevk etmek ve inkarcı sistemlerin çürük temellerini ve sapkın uygulamalarını gözler önüne sermektir.</text:p>
      <text:p text:style-name="P11">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text:soft-page-break/>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1">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1">Bu gerçekler göz önünde bulundurulduğunda, insanların görmediklerini görmelerini sağlayan, hidayetlerine vesile olan bu eserlerin okunmasını teşvik etmenin de, çok önemli bir hizmet olduğu ortaya çıkmaktadır.</text:p>
      <text:p text:style-name="P11">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1">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1">Bu önemli hizmette öncü rolü üstlenmiş olan Harun Yahya Külliyatı, Allah'ın izniyle, 21. yüzyılda dünya insanlarını Kuran'da tarif edilen huzur ve barışa, doğruluk ve adalete, güzellik ve mutluluğa taşımaya bir vesile olacaktır.</text:p>
      <text:p text:style-name="P11"/>
      <text:p text:style-name="P11"/>
      <text:p text:style-name="P11"/>
      <text:p text:style-name="P13"/>
      <text:p text:style-name="P45"/>
      <text:p text:style-name="P13"/>
      <text:p text:style-name="P11"/>
      <text:p text:style-name="P63">OKUYUCUYA</text:p>
      <text:p text:style-name="P13"/>
      <text:p text:style-name="P11"/>
      <text:p text:style-name="P11">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kısım ayrılması uygun görülmüştür.</text:p>
      <text:p text:style-name="P11">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1">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1">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1">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1">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1"/>
      <text:p text:style-name="P11"/>
      <text:p text:style-name="P9"><text:span text:style-name="Normal1"><text:span text:style-name="T25"/></text:span></text:p>
      <text:p text:style-name="P7"><text:span text:style-name="Normal1"><text:span text:style-name="T25"/></text:span></text:p>
      <text:p text:style-name="P7"><text:span text:style-name="Normal1"><text:span text:style-name="T29"/></text:span></text:p>
      <text:p text:style-name="P7"><text:soft-page-break/><text:span text:style-name="Normal1"><text:span text:style-name="T29"/></text:span></text:p>
      <text:p text:style-name="P41">GİRİŞ</text:p>
      <text:p text:style-name="P38"><text:span text:style-name="Normal1"><text:span text:style-name="T30"/></text:span></text:p>
      <text:p text:style-name="P7"><text:span text:style-name="Normal1"><text:span text:style-name="T30"/></text:span></text:p>
      <text:p text:style-name="P7"><text:span text:style-name="Normal1"><text:span text:style-name="T26">“Onların içinde bulundukları şey (din) mahvolucudur ve yapmakta oldukları şeyler (ibadetler) de geçersizdir.”</text:span></text:span></text:p>
      <text:p text:style-name="P7"><text:span text:style-name="Normal1"><text:span text:style-name="T26">(Araf Suresi, 139)</text:span></text:span></text:p>
      <text:p text:style-name="P7"><text:span text:style-name="Normal1"><text:span text:style-name="T26"/></text:span></text:p>
      <text:p text:style-name="P54"><text:span text:style-name="T1">Ö</text:span><text:span text:style-name="T6">yle bir din düşünün ki kurucusu bir bilim adamı, kitabı sözde bilimsellik mesajıyla yola çıkan bir araştırma kitabı, taraftarları ise kendilerini bilim adamı sıfatıyla tanıtan insanlar olsun. Bu aynı zamanda öyle bir din olsun ki gelmiş geçmiş tüm uygarlıklarda, fikir akımlarında ve ideolojilerde kendine bir yer edinsin, takipçilerinin sayıları ise yüz milyonlarla ölçülsün. Tarih, sosyoloji, felsefe, psikoloji, biyoloji kısacası tüm bilim dalları için temel bir düşünce şekli, "doğruları aydınlatan bir ışık" olarak sunulsun. </text:span></text:p>
      <text:p text:style-name="P54"><text:span text:style-name="T6">Genel hatlarını çizdiğimiz bu batıl dini aslında hepiniz çok yakından tanıyorsunuz. Bu dinle günlük hayatınızda karşılaşıyor, gazetelerde bu dinin propagandasını okuyor, televizyonlarda da yine bu dinin telkinlerini izliyorsunuz. Bu din hayatınızın her anına girmiş, adeta bir parçası olmuş. </text:span><text:span text:style-name="T2">Hatta belki de bazılarınız -bilerek ya da bilmeyerek- bu dinin birer tabisi haline gelmişsiniz. İşte bu sapkın din, <text:s/>"Darwinizm Dini"dir. </text:span></text:p>
      <text:p text:style-name="P19">Yukarıdaki açıklamaları okuduktan sonra kendinize bazı sorular sormuş, "Darwinizm bir din değil, bilimsel bir teoridir!" diye düşünmüş olabilirsiniz. Dünya üzerinde pek çok insan da bu şekilde düşünmektedir. Bazı insanlar evrim teorisinin ispatlanmış bilimsel bir gerçek olduğunu zanneder, dünya üzerindeki etkisinin altında da bu sözde "bilimselliğin" yattığına inanır. Bu düşünüş şekli birbirini takip eden bir dizi yanılgı üzerine kurulmuştur. Bu kitabı yazmamızdaki amaç da bu yanılgıları ortaya koymak, bilimsellik görüntüsünün hayali bir etkiden öteye gidemediğini yanılgıya düşen insanlara göstermektir. Çünkü evrim teorisi; kurucusuyla, sözde kutsal kitabıyla, takipçileriyle, canlılığın oluşumuna getirdiği sözde cevaplarla, putlarıyla, inançlarıyla, farklı açıklamalara, eleştirilere ve bilimsel gelişmelere kapalı yapısıyla Allah'ın varlığını inkar eden pagan (putperest) bir dindir. <text:s/></text:p>
      <text:p text:style-name="P19">Darwinizm'in Allah'ın varlığını inkar üzerine kurulu, putperest bir din olduğu gerçeği artık pek çok kişi tarafından yüksek sesle dile getirilmekte, yazılarda, makalelerde ve kitaplarda –hatta çoğu zaman bizzat bu dinin tabileri tarafından- belgeleriyle ortaya konmaktadır. Bu nedenle de kitap boyunca okuduklarınız karşısında belki siz de çok şaşıracak, Darwinizm'in ne kadar kapsamlı, girift ve yaygın bir din olduğunu öğrendiğinizde, bunca yıldır nasıl olup da bu apaçık gerçeği fark edemediğinizi kendi kendinize soracaksınız. </text:p>
      <text:p text:style-name="P19">Darwinizm batıl bir dindir, hatta dünyanın en büyük ve en yaygın dinlerinden biridir. Bu batıl din türlü propaganda yöntemleri, taktikler, sahtekarlıklar ve göz boyamalarla insanlara çok şiddetli bir şekilde telkin edilmekte, yüzyıllardır da <text:soft-page-break/>taraftarlarının sayısını büyük bir hızla artırmaktadır. İnsanlar bilerek ya da bilmeyerek bu batıl dine tabi olmakta, bir süre sonra da şiddetli birer Darwinist haline gelmektedirler. </text:p>
      <text:p text:style-name="P19">Fakat Allah'ı inkar eden bu pagan dinin karşısında duramadığı gerçekler, bilimsel alanda yaşanan gelişmelerle sürekli ortaya konmakta ve insanlar her gelişmeyle birlikte, yaratılış gerçeğiyle bir kez daha karşı karşıya kalmaktadırlar. İlk canlının nasıl oluştuğu, canlılardaki kusursuz yaratılış delilleri, canlı varlıklardaki kompleks yapı, türlerdeki çeşitlilik ve daha pek çok soru karşısında Darwinizm dini sürekli gücünü yitirmekte, her geçen gün hayat damarlarından birini daha kaybetmektedir. Çünkü körü körüne bir inanç üzerine kurulu olan bu din, moleküler biyolojide, genetikte, paleontolojide, biyomatematikte yaşanan gelişmeler karşısında çaresiz kalmaktadır. Bu bilim dalları tarafından ortaya konan sayısız bulgu, evrimin hiçbir zaman gerçekleşmediğini çok açık ve kesin olarak göstermektedir. </text:p>
      <text:p text:style-name="P19">Bilimsel gelişmelerle tekrar tekrar gözler önüne serilen tek gerçek "Yaratılış Gerçeği"dir. <text:s/>İnsan sadece çıplak gözle dahi etrafındaki canlıları incelese olağanüstü bir aklın, planın ve yaratılmışlığın delillerini görecektir. Bir mikroskobik deniz canlısında, tek bir atomda, hücrede ya da herhangi bir canlı organizmasında insanoğlunu şaşkınlığa düşürecek kadar kusursuz bir yapı görülmektedir. Doğanın her yanına hakim olan bu büyük akıl, kusursuz düzen sonsuz güç ve kudret sahibi olan Allah'a aittir. </text:p>
      <text:p text:style-name="P19"/>
      <text:p text:style-name="P61"/>
      <text:p text:style-name="P20"/>
      <text:p text:style-name="P20"/>
      <text:p text:style-name="P32">AKILLI TASARIM yani YARATILIŞ</text:p>
      <text:p text:style-name="P21"/>
      <text:p text:style-name="P19"/>
      <text:p text:style-name="P19">Kitapta zaman zaman karşınıza Allah'ın yaratmasındaki mükemmelliği vurgulamak için kullandığımız "tasarım" kelimesi çıkacak. Bu kelimenin hangi maksatla kullanıldığının doğru anlaşılması çok önemli. <text:s text:c="2"/>Allah'ın tüm evrende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 Ayetlerde şöyle buyurulmaktadır:</text:p>
      <text:p text:style-name="P69"/>
      <text:p text:style-name="P70">Bir şeyi dilediği zaman, O'nun emri yalnızca: "Ol" demesidir; o da hemen oluverir. (Yasin Suresi, 82)</text:p>
      <text:p text:style-name="P70"/>
      <text:p text:style-name="P70">Gökleri ve yeri (bir örnek edinmeksizin) yaratandır. O, bir işin olmasına karar verirse, ona yalnızca "Ol" der, o da hemen oluverir. (Bakara Suresi, 117)</text:p>
      <text:p text:style-name="P14"/>
      <text:p text:style-name="P14"><text:s/></text:p>
      <text:p text:style-name="P64">1. BÖLÜM</text:p>
      <text:p text:style-name="P42">DARWINİZM BATIL BİR DİNDİR</text:p>
      <text:p text:style-name="P48"/>
      <text:p text:style-name="P51"/>
      <text:p text:style-name="P15">“Birtakım değişikliklere uğramış, ancak özde hala aynı özellikleri taşıyan Darwin teorisi, kendisine ilahi bir şevkle inanan taraftarlarının tebliğ ettiği bir din haline gelmiştir ve teoriye şüphe ile bakanların bilimselliğe yeterli inancı olmayan kafası karışık kişiler olduğunu düşünmektedirler.”</text:p>
      <text:p text:style-name="P23">(Margorie Grene)</text:p>
      <text:p text:style-name="P36"/>
      <text:p text:style-name="P54"><text:span text:style-name="T2">Margorie Grene, Encounter, (Nov. 1959), s. 48-50.</text:span><text:span text:style-name="T3"> </text:span></text:p>
      <text:p text:style-name="P23"/>
      <text:p text:style-name="P54"><text:span text:style-name="T2">Giriş bölümünde de belirttiğimiz gibi evrim teorisinin geçersizliği bilim çevreleri tarafından yıllardır ortaya konmaktadır. Ortaya atıldığı günden itibaren bilim alanında yaşanan pek çok gelişme bu teorinin iddialarını birer birer geçersiz kılmıştır. Elektron mikroskobunun bulunması, genetik kanunlarının ve ardından DNA'nın keşfedilmesi, canlı organizmaların son derece kompleks sistemler içerdiklerinin ortaya çıkması ve daha pek çok bilimsel gelişme, Darwinizm'in aleyhinde olmuştur ve olmaya da devam etmektedir. Ancak biz burada Darwinizm'in farklı bir yönünü ele aldığımız için, evrimin bilim karşısındaki çöküşünün detaylarına girmeyeceğiz. Darwinizm'in bilimsel gerçekler ışığında hiçbir geçerliliği olmadığını, bilimsel delillerin evrim teorisini geçersiz kıldığını kitabın sonundaki "Evrim Yanılgısı" bölümünde okuyabilirsiniz. (Ayrıca </text:span><text:span text:style-name="T4">Evrim Aldatmacası, Hayatın Gerçek Kökeni, Evrimcilerin Yanılgıları, Evrimcilerin İtirafları</text:span><text:span text:style-name="T2">… gibi kitaplarımızda da bu konularla ilgili detayları bulabilirsiniz.)</text:span></text:p>
      <text:p text:style-name="P54"><text:span text:style-name="T2">Ne var ki, bilim bu kadar hızla ilerlemesine ve insan hayatına sürekli bir yenilik getirmesine rağmen bazı bilim adamları hala "</text:span><text:span text:style-name="T5">gerici</text:span><text:span text:style-name="T2">", "</text:span><text:span text:style-name="T5">bağnaz</text:span><text:span text:style-name="T2">" ve "</text:span><text:span text:style-name="T5">tutucu</text:span><text:span text:style-name="T2">" diyebileceğimiz bir zihniyetle 19. yüzyılın (2 yüzyıl öncesinin) ilkel bilim anlayışı ile üretilmiş, bugün çocukları bile güldürecek basitlikte ve yüzeysellikte teorilere sahip çıkmaya çalışmaktadırlar.</text:span></text:p>
      <text:p text:style-name="P19">Peki Darwinizm'in bazı bilimsel çevrelerde bu denli popüler olmasının nedeni nedir? Ortada evrim teorisini destekleyen tek bir somut bilimsel delil dahi yokken, aksine tüm canlıların çok üstün bir yaratılışla var edildikleri, evrim teorisinin iddia ettiği gibi tesadüfen gelişemeyecekleri apaçıkken, bazı insanlar nasıl olup da hala çok şiddetli birer evrim savunucusu olabilmektedirler? </text:p>
      <text:p text:style-name="P19">İşte bunun nedeni teorinin, bilimselliğinden ziyade bir zihniyetin, inancın ifadesi olmasında yatmaktadır. Bu zihniyet, evrimi, geçerliliği bilimsel verilerle incelenecek bilimsel bir teori olarak değil, ne olursa olsun doğrulanması gereken bir inanç olarak görmektedir. Söz konusu zihniyete sahip kişilerin bu inançları da bilimsel gerekçelere dayanmadığı için, evrim teorisini çürüten bilimsel kanıtların ortaya konması teoriye olan <text:soft-page-break/>körükörüne bağlılıklarını kesinlikle etkilememektedir. Evrim aleyhinde gösterilen deliller ne kadar güçlü olursa olsun, evrimciler bunları gözmezlikten gelmekte, inançlarını şiddetli bir şekilde savunmaya devam etmektedirler.</text:p>
      <text:p text:style-name="P54"><text:span text:style-name="T2">Darwinistler için evrim teorisi herhangi bir bilimsel savdan çok daha ötedir. Evrim teorisi söz konusu olduğunda evrimci bilim adamları için tarafsızlık, bilimsellik, objektiflik gibi kavramlar bir anda ortadan kalkar. Teorilerine o kadar şiddetli bir şekilde bağlıdırlar ki, evrimci Nature dergisinde yayınlanan bir makalede ifade edildiği gibi; "Bu saygın bilim adamları, 'eğer evrim teorisi doğruysa' diye başlayan bir cümle yazmaktansa sağ ellerini kesmeyi tercih ederler."</text:span><text:span text:style-name="T19">1</text:span><text:span text:style-name="T2"> <text:s text:c="2"/>Çünkü evrim teorisinin doğru olmaması gibi bir ihtimali akıllarına dahi getirmek istememektedirler.</text:span></text:p>
      <text:p text:style-name="P19">Bu, insanların bilim adamlarında görmeye alışkın olmadıkları bir yaklaşımdır. Çünkü insanlar genelde bilim adamlarının felsefi ve ideolojik önyargılara dayanarak konuşacaklarına ihtimal vermezler. Onlara göre bilim adamları somut delillerle kanıtlanmış, doğruluğu deneylerle ispatlanmış gerçekleri dile getiren, objektif insanlardır. Bu nedenle de evrim teorisinin doğruluğundan hiçbir şekilde kuşku duymazlar. Oysa bu, büyük bir yanılgıdır; çünkü evrimci bilim adamları için evrim teorisi söz konusu olduğunda tüm bu bilimsel kriterler ortadan kalkmaktadır. Darwinizm'in önde gelen ideologlarından Pierre Teilhard de Chardin'in aşağıdaki sözleri, Darwinistler'in evrim teorisine bakış açılarının "bilimsellik" düzeyini gözler önüne sermektedir: </text:p>
      <text:p text:style-name="P72"><text:span text:style-name="T6">Evrim bir teori, bir sistem ya da bir hipotez midir? Hayır o bunların hepsinden öte bir şeydir.</text:span><text:span text:style-name="T7"> Evrim, kendisinden kuşku duyulmayan yegane ilkedir ki, tüm teoriler, tüm sistemler, tüm hipotezler, ciddiye alınabilir ve doğru olabilmek için ona dayanmak zorundadırlar. Evrim, tüm gerçekleri aydınlatan bir ışık, tüm çizgilerin kendisinden çıkması gereken bir ana çizgidir.</text:span><text:span text:style-name="T6"> İşte evrim budur.</text:span><text:span text:style-name="T21">2</text:span><text:span text:style-name="T6"> <text:s/></text:span></text:p>
      <text:p text:style-name="P54"><text:span text:style-name="T8">Yukarıdaki alıntıda olduğu gibi, Darwinistlerin evrim teorisini ifade ederken kullandıkları terimler de bize bu bağnaz yaklaşım hakkında çok önemli ipuçları vermektedir. Bu anlatımlarda bilimsel kelimelerden ziyade, körü körüne bağlılığı ifade eden sıfatlar, açıklamalar kullanılır. Örneğin dünyanın önde giden evrimcilerinden G.W. Harper evrim teorisini </text:span><text:span text:style-name="T9">"metafizik inanış"</text:span><text:span text:style-name="T22">3</text:span><text:span text:style-name="T8"> , Harvard'ın tanınmış evrimci biyologlarından Ernst Mayr ise </text:span><text:span text:style-name="T9">"günümüzde insanın dünyaya bakış açısı"</text:span><text:span text:style-name="T23">4 </text:span><text:span text:style-name="T8"><text:s/>olarak adlandırır. 20. yüzyılın belki de en bilinen evrimcilerinden biri olan Julian Huxley evrimi </text:span><text:span text:style-name="T9">"evrensel ve her yanı kaplamış olan bir yöntem"</text:span><text:span text:style-name="T8"> olarak görmüş ve </text:span><text:span text:style-name="T9">"gerçeğin tümü"</text:span><text:span text:style-name="T22">5</text:span><text:span text:style-name="T8"> olarak adlandırmıştır. Zamanının en ünlü evrimcilerinden olan ve 1975'te ölümünün ardından günümüzün önde gelen evrimci genetikçileri tarafından biyogrofisi hazırlanan Theodosius Dobzhansky'nin evrime bakış açısı de Chardin'inkini takip etmiştir. Dünyanın tanınmış bilim felsefecilerinden olan Karl Popper, evrim teorisinin bilimsel bir teori değil, </text:span><text:span text:style-name="T9">"metafizik bir araştırma programı"</text:span><text:span text:style-name="T22">6 </text:span><text:span text:style-name="T8">olduğunu belirtir. Evrimcilerin tüm bu tanımlamalarının ardından İngiliz fizikçi, H.S. Lipson ise evrim teorisinin şu anki durumunu şöyle açıklamaktadır: </text:span></text:p>
      <text:p text:style-name="P72"><text:soft-page-break/><text:span text:style-name="T6">Aslında evrim, bir bakıma bilimsel bir din haline gelmiştir. Hemen hemen tüm bilim adamları bunu kabul etmişler ve pekçoğu da gözlemlerini ona uydurmak için bulgularını eğip bükmeye hazırlanmaktadırlar.</text:span><text:span text:style-name="T21">7</text:span><text:span text:style-name="T6"> </text:span></text:p>
      <text:p text:style-name="P14">Yukarıda isimleri geçen tüm bu otoritelerin Darwinizm'i anlatırken kullandıkları kelimeler, kavramlar gerçekten de dikkat çekicidir. Bu kelime ve kavramlarda ne bir matematiksel sonuçtan, ne bir somut delilden, ne de elde edilen herhangi bir bulgudan evrimi destekleyen deney ya da gözlemlerden bahsedilmemektedir. Bunun yerine, evrim hep "gerçeğin tümü", "her yanı kaplamış bir ana yöntem", "tüm gerçekleri aydınlatan bir ışık" gibi garip sıfatlarla tanımlanmaktadır.</text:p>
      <text:p text:style-name="P14">Dikkat edilirse hiç kimse yerçekimi kanunu, dünyanın dönüşü ya da termodinamik kanunu için bu tip ifadeler kullanmamakta, metafizik yorumlara yönelmemekte ve abartılı çıkarımlar yapmamaktadır. Çünkü bilimsel gerçekler ortadadır ve herkes tarafından gönül rahatlığıyla açıkça kabul görmektedir. Bu nedenle de ne Newton ne Einstein ne de başka bir bilim adamı için haddini aşan abartılı ifadeler kullanılmaktadır. Örneğin yerçekimi kanununu hiç kimse "tatmin edici inanış" olarak adlandırmaz, ya da termodinamik kanunları için "eğer doğruysa diye bir ifade kullanacağıma kolumu keserim" demez. <text:s/></text:p>
      <text:p text:style-name="P14">Oysa evrimcilerin üslubu çok farklıdır. Konuşmalardan ya da anlatımlardan anlaşılan söz konusu kişiler, bir bilim adamından çok, dinini her şart ve durumda koruyacağına dair yemin etmiş bir kişi havasındadırlar. Bu nedenle de anlatımlarında hiçbir şekilde bilimsel bir metod izlenmemekte, bilimsel bir anlatım kullanılmamaktır. Kimse yapılan deneylerden, elde edilen kanıtlardan bahsetmemekte, ortada metafizik öğeler taşıyan kelimeler ve kavramlar dolaşmaktadır. Üstelik bu kişiler evrim konusunda dünyaya gelmiş olan en şöhretli isimlerdir. Kullanılan kelimeler bir araya getirildiğindeyse ortaya çok ilginç bir tablo çıkmaktadır: "Evrimsel dogma!", "Bilimsel din!", "Tatmin edici inanç!", "Evrim efsanesi!", "Günümüz insanının dünya görüşü!", "Yayılma yöntemi!", "Gerçeğin tümü!", "Herşeyi aydınlatan ışık!", "Metafizik inanış!", "Metafizik bir araştırma programı!", "Tüm düşünce sistemlerinin takip etmesi gereken bir yörünge!"…</text:p>
      <text:p text:style-name="P14">Evrim literatürünü biraz daha araştırsak evrim teorisinin dini karakterini ve tüm sosyal ve hatta psikolojik olaylara kadar evrimci bakış açısını ifade eden pek çok örnekle karşılaşabiliriz. Takdir etmek gerekir ki, böylesi şatafatlı terimler için kimse bilimsellik iddiasında bulunamaz. Sidney Üniversitesi'nde biyolog olan L. C. Birch ve yine Stanford Üniversitesi'nden biyolog P. R. Ehrlich bu evrimsel dogmayı açıkça dile getirmektedirler:</text:p>
      <text:p text:style-name="P72"><text:span text:style-name="T6"><text:s/>"Evrim teorimiz... herhangi bir gözlem tarafından reddedilemeyecek bir teori haline gelmiştir. Akla yatkın her gözlem ona uygun hale getirilebilir. Bu yüzden 'ampirik bilim dışındadır'... <text:s/></text:span><text:span text:style-name="T7">Kimse onu sınayacak yollar düşünemez.</text:span><text:span text:style-name="T6"> Herhangi bir temele dayanmayan veya olabildiğince basitleştirilmiş birkaç laboratuvar deneyine dayalı düşünceler geçerliliklerinin çok ötesinde bir geçerlilik kazanmıştır. Bunlar, çoğumuzun </text:span><text:soft-page-break/><text:span text:style-name="T6">eğitimimizin bir bölümü olarak kabul ettiği </text:span><text:span text:style-name="T7">evrimsel bir dogmanın parçası haline gelmişlerdir.</text:span><text:span text:style-name="T6">"</text:span><text:span text:style-name="T21">8</text:span><text:span text:style-name="T6"> </text:span></text:p>
      <text:p text:style-name="P2"/>
      <text:p text:style-name="P76">Günümüz Evrimcileri Darwin'den </text:p>
      <text:p text:style-name="P76">Bile Daha Katıdır</text:p>
      <text:p text:style-name="P5"><text:span text:style-name="T6">Günümüz evrimcilerinin bu bağnaz tutumu, bizzat teoriyi ortaya atan Darwin'den bile çok daha katıdır. Darwin teorisini ortaya atarken, kendisine belli bir "yanılma payı" bırakmış, </text:span><text:span text:style-name="T12">Türlerin Kökeni</text:span><text:span text:style-name="T6"> adlı kitabında sık sık </text:span><text:span text:style-name="T7">"eğer teorim doğruysa..."</text:span><text:span text:style-name="T6"> diye başlayan yorumlar yapmıştır. Bu yorumlarında Darwin'in bazı bilimsel kriterler kabul ettiği, teorisinin nasıl yanlışlanabileceği konusunda kıstaslar ortaya koyduğu görülmektedir. Örneğin fosil kayıtları hakkında şöyle yazmıştır:</text:span></text:p>
      <text:p text:style-name="P72"><text:span text:style-name="T7">Eğer teorim doğruysa, türleri birbirine bağlayan sayısız ara-geçiş türleri mutlaka yaşamış olmalıdır... </text:span><text:span text:style-name="T6">Bunların yaşamış olduklarının kanıtları da sadece fosil kalıntıları arasında bulunabilir.</text:span><text:span text:style-name="T21">9</text:span><text:span text:style-name="T6"> </text:span></text:p>
      <text:p text:style-name="P2">Darwin'in sözünü ettiği "sayısız ara-geçiş türleri" hiçbir zaman bulunmamıştır ve bunu günümüzdeki pek çok evrimci paleontolog da kabul etmektedir. Bu durumda Darwin'in "eğer teorim doğruysa" şeklindeki koşuluna bakarak, teorinin reddedilmesi gerekir. (Bugün yaşasa, belki Darwin de bu nedenle teorisini reddedecekti.) </text:p>
      <text:p text:style-name="P2">Oysa günümüz evrimcileri, bu konuda olağanüstü bir umursamazlık ve bağnazlık göstermektedirler. Türkiye'deki Darwinist çevrelerin en önde gelen yayın organlarından biri olan Bilim ve Ütopya dergisinde, Dr. Ümit Sayın tarafından yazılan bir yazıda, Darwin'in "eğer teorim doğruysa... kalıntıları mutlaka fosil kalıntılarında bulunmalıdır" dediği ara geçiş formları için şöyle yazılmaktadır:</text:p>
      <text:p text:style-name="P72"><text:span text:style-name="T6">Archaeopteryx'in uçan bir dinozor olmasının evrim kuramının doğruluğu ve geçerliliği açısından fazla bir önemi yoktur. </text:span><text:span text:style-name="T7">Hiçbir geçiş fosili bulunmasa bile bu evrim kuramını çökertmez... </text:span><text:span text:style-name="T6">Varsayalım ki, henüz hiçbir fosil bulamadık; bu tüm ara canlıların kaybolduğunu, doğaya karıştığını gösterir.... </text:span><text:span text:style-name="T7">Diyelim ki tüm fosiller fos çıktı! Bu bile evrim kuramını çökertmez, </text:span><text:span text:style-name="T6">çünkü fosiller, Archaeopteryx ve diğer geçiş hayvanları sadece mekanizmaların izahı için gereklidir.</text:span><text:span text:style-name="T21">10</text:span><text:span text:style-name="T6"> <text:s/></text:span></text:p>
      <text:p text:style-name="P2">Yani yazar, "hiçbir fosil kanıtı bulamasak da, evrime olan inancımızı koruruz" demektedir. Darwin bile bu konuyu teorisinin doğru olup olmadığının en önemli kıstaslarından biri olarak belirtmişken, söz konusu evrimci yazarın bu kıstası bir kenara bırakarak "her ne surette olursa olsun evrime inanma" kararlılığı göstermesi son derece ilginçtir. Bu durum, Darwinizm'in her türlü bilimsel kriterden uzak, körükörüne bir inanç olduğunun göstergesidir.</text:p>
      <text:p text:style-name="P2"/>
      <text:p text:style-name="P76">Entelektüel Bir Diktatörlük</text:p>
      <text:p text:style-name="P2">Evrimcilerin yukarıda alıntı yaptığımız bu süslü sözleri onları kendi inanışlarına göre diğer dinlerin de üzerinde hayali bir konuma yerleştirmektedir. Bu çarpık düşünceye göre evrim tek "objektif gerçek"tir ve evrimciler bu aldatmacanın verdiği <text:soft-page-break/>güçle diğer dinleri de kendilerine tabi olmaya davet etmektedirler. Evrimci bir anlayışa göre, diğer dinler, eğer evrimi ve onun ortaya çıkardığı kavramları kabul ederlerse, "ahlaki bir öğreti" olarak yaşamalarına izin verilecektir. Neo-Darwinist akımın en önemli birkaç isminden biri olan George Gaylord Simpson bunu şöyle ifade eder:</text:p>
      <text:p text:style-name="P72"><text:span text:style-name="T6">Elbette dini olarak tanımlanan ve dini duygulara dayanan ve hala varlıklarını koruyan bazı inanç sistemleri vardır. Bunların evrimle uyuşmaları kesinlikle söz konusu değildir ve dolayısıyla duygusal etkilerine rağmen, entelektüel olarak savunulmaları mümkün değildir. </text:span><text:span text:style-name="T7">Ancak duygusal alanda kalmaları şartıyla</text:span><text:span text:style-name="T6">, ben bunların evrimle bir arada var olabileceklerini savunuyorum. Bir başka deyişle, evrim ve doğru din, birbirleriyle uyuşabilirler.</text:span><text:span text:style-name="T21">11</text:span><text:span text:style-name="T6"> <text:s/></text:span></text:p>
      <text:p text:style-name="P5"><text:span text:style-name="T6">Bu, evrim ve onun üzerinde gelişen bilimsel öğretiler, diğer dinleri yargılama hakkına sahiptir demektir. Bu dinlerin hangilerinin ya da hangi yorumlarının doğru din olarak kabul edileceğine karar vermek de yine evrim dinine düşecektir. Söz konusu önyargılı düşünceye göre, doğru din denen şey </text:span><text:span text:style-name="T7">sadece insanlar arasındaki ahlak kıstaslarını belirtmekle yükümlü bir öğreti </text:span><text:span text:style-name="T6">olabilir. </text:span></text:p>
      <text:p text:style-name="P5"><text:span text:style-name="T6">Bu otoriter yaklaşıma, yani insanların kendi kabul ettikleri doğruları diğer kişilere kabul ettirme konusunda baskı yapmalarına bir örnek Kuran'da yer almaktadır. Kuran'da eski Mısır Firavun'u anlatılırken onun kendi halkına </text:span><text:span text:style-name="T7">"ben, size yalnızca gördüğümü gösteriyorum ve ben sizi doğru yoldan da başkasına yöneltmiyorum"</text:span><text:span text:style-name="T6"> (Mümin Suresi, 29) dediğine dikkat çekilir. Bu söz günümüzdeki evrimcilerin de sıkça telaffuz ettikleri bir mantıktır. Evrimciler Firavun'la çok büyük benzerlik gösteren bu yaklaşımlarıyla, evrim teorisini halklara empoze ederken, bir yandan da bilimsel çevreleri baskı altında tutarlar. Bu baskı içinde evrim adeta bir tabuya dönüştürülmüştür. Evrime inanmayanlar neredeyse dışlanırlar. Ünlü anatomi profesörü Thomas Dwight, bu durumu </text:span><text:span text:style-name="T7">"entelektüel bir diktatörlük"</text:span><text:span text:style-name="T6"> olarak nitelendirerek şöyle der:</text:span></text:p>
      <text:p text:style-name="P72"><text:span text:style-name="T6">Evrim konusunda kurulmuş olan diktatörlük, meselenin dışında olanların tahmin edemeyeceği kadar despot hale gelmiştir. Sadece düşünce sistemimizi etkilemekle kalmıyor; aynı zamanda terör çağlarını aratan bir baskıyı da sürdürüyor. Acaba bilim dünyası liderlerinden kaç tanesi düşüncelerini aynen açıklayabiliyorlar.</text:span><text:span text:style-name="T21">12</text:span><text:span text:style-name="T6"> </text:span></text:p>
      <text:p text:style-name="P2">Evrim gerçekten de çok büyük kitleleri etkisi atına alan batıl bir dindir, fakat kesinlikle bilim değildir. Zaten bu kişilerin ifadeleri dikkatli olarak incelense satır aralarında onların da bir dinden bahsettikleri kolaylıkla anlaşılacaktır. Önemli bilim tarihçilerinden Margorie Grene'in söyledikleri, bu açıdan değerlendirildiğinde şaşırtıcı değildir:</text:p>
      <text:p text:style-name="P72"><text:span text:style-name="T6">Darwinizm'in tutulma ve halen de insanların zihninde yer etmesinin sebebi onun bir bilim dini olmasından kaynaklanmaktadır. Küçük ve tesadüfe dayalı hataların dışsal ve dolaylı determinasyonu, hayatın, insanların, ve insanın en derin umut ve en yüksek başarılarının ortaya çıkmasının doğacı evrimin en temel taşları olduğu addedilmektedir... Birtakım değişikliklere uğramış, ancak özde hala aynı özellikleri taşıyan </text:span><text:span text:style-name="T7">Darwin teorisi, kendisine ilahi bir şevkle inanan taraftarlarının tebliğ ettiği bir din haline gelmiştir</text:span><text:span text:style-name="T6"> ve </text:span><text:soft-page-break/><text:span text:style-name="T6">teoriye şüphe ile bakanları bilimselliğe yeterli inancı olmayan kafası karışık kişiler olduğunu düşünmektedirler.</text:span><text:span text:style-name="T21">13</text:span><text:span text:style-name="T6"> <text:s text:c="2"/></text:span></text:p>
      <text:p text:style-name="P2">İşte Darwinizm, taraftarlarının konuşmalarındaki, yazılarındaki ve düşüncelerindeki tüm bu dini öğelere rağmen hala insanlara bilimsel bir teori olarak sunulmakta, insanlar ortada hiçbir bilimsel delil olmadığı halde bu teoriye körü körüne inandırılmaktadırlar. Evrimcilerin bu bağnaz yaklaşımlarının nedeni ise, evrimi terk ettiklerinde karşılaşacakları gerçekten kaçıyor olmalarıdır. Çünkü bu gerçek yukarıda da ifade ettiğimiz gibi kainatı ve tüm canlıları Allah'ın yarattığı gerçeğidir. Bu ise, söz konusu bilim adamlarının sahip oldukları maddeci ve ateist anlayış açısından kabul edilebilir bir durum değildir. <text:s/></text:p>
      <text:p text:style-name="P5"><text:span text:style-name="T6">Bu nedenle bu batıl dinin dünya üzerindeki zararlı etkisinin farkına varıp, batıla karşı "gerçeklerden ve doğrulardan" yana olmak, akıl ve vicdan sahibi insanlar için son derece önemlidir. Bu putperest dinin akıl dışı öğretilerini daha yakından tanımak ise doğrulardan yana tavır almanın ve batılı geçersiz kılmanın ilk adımıdır. Bunun ardından yaratılış gerçeğini tüm delilleriyle ortaya koymak, Allah'ın </text:span><text:span text:style-name="T7">"Hayır, Biz hakkı batılın üstüne fırlatırız, o da onun beynini darmadağın eder. Bir de bakarsın ki, o, yok olup gitmiştir"</text:span><text:span text:style-name="T6"> (Enbiya Suresi, 18) ayetiyle bildirdiği gibi tüm bu batıl dinleri geçersiz kılacaktır. <text:s/></text:span></text:p>
      <text:p text:style-name="P2"/>
      <text:p text:style-name="P2"/>
      <text:p text:style-name="P64">2. BÖLÜM</text:p>
      <text:p text:style-name="P50"/>
      <text:p text:style-name="P43">DARWINİZM DİNİNİN KÖKENLERİ</text:p>
      <text:p text:style-name="P73"/>
      <text:p text:style-name="P74"/>
      <text:p text:style-name="P74">“Socrates öncesi yaşayan Yunan Miletli felsefeciler kainatın yaratılışıyla ilgili evrim kavramlarını Mısır ve Babil ya da Sümer’in çok daha eski dini liderlerinden almışlardı... Bu yüzden evrim hiçbir şekilde modern bir ’’bilimsel’’ keşif değildir, fakat tarih öncesi çağlara ait Allah karşıtı dünya dininin günümüzde yeniden canlanmasıdır… Bu teorinin başlangıcını Charles Darwin ve onun yakın atalarına dayandırmak adet olmasına rağmen, bu fikrin temel şekli, yazılı tarihin kendisinin başlangıcına kadar uzanmaktadır. “ </text:p>
      <text:p text:style-name="P74">(Ernest Abel)</text:p>
      <text:p text:style-name="P24"/>
      <text:p text:style-name="P24">(Abel, Ernest L., Ancient Views on the Origin of Life (Farleigh: Dickinson University Press, 1973) s. 15</text:p>
      <text:p text:style-name="P3"/>
      <text:p text:style-name="P2">Herhangi bir kişiye "Din nedir?" diye sorulacak olsa, vereceği cevap, büyük bir ihtimalle dinin insanları Allah'ın bildirdiği doğru yola, mutlak hayra götüren ilahi kanunlar olduğu olacaktır. Ancak şu an dünya üzerinde var olan dinlerin birçoğu bu tanıma uymamaktadır. Şu an yeryüzündeki çok sayıda dini başlıca iki gruba ayırabiliriz; Müslümanlık, Hristiyanlık, Yahudilik gibi Allah'ın vahyine ve tevhid inancına dayalı ve Allah'ın elçileri vasıtasıyla insanlara bildirdiği hak dinler (Yahudilik dininin kutsal kitabı Tevrat, Hristiyanlık dininin kutsal kitabı ise İncil'dir. Ancak Rabbimiz'in insanlara hidayet rehberi olarak gönderdiği bu iki kutsal kitap, Hz. Musa ve Hz. İsa'ya vahyedilmelerinden sonra tahrif edilmiş, orijinal hallerinden uzaklaşmışlardır. Dolayısıyla bu cümlede geçen "hak dinler" ifadesiyle, Hristiyanlık ve Yahudilik dinlerinin ilk gönderildikleri halleri kastedilmektedir), öte yanda da insanlar tarafından ortaya çıkarılan ve içlerinde birçok hurafeler barındıran batıl dinler. <text:s/></text:p>
      <text:p text:style-name="P5"><text:span text:style-name="T6">Hak dinler insanları Allah'ın birliğine, elçilerine, kutsal kitaplarına, ahiretin, cennet ve cehennemin varlığına inanmaya davet ederler. Batıl dinler ise, hak dinlerin tam tersine, insanları doğrulardan uzaklaştırır ve batıl inançlarla, totemlerle, putlarla, binlerce tuhaf öğretiyle, garip itikatlarla, büyüyle, birbirinden yoz mezheplerle, töre ve geleneklerle dolu bir hayata sürüklerler. Bu dinlere bağlananlardan kimisi totemlere tapar, kimisi güneşe ibadet eder, kimisi "uzaylılar"a inanır, taştan, tahtadan putlardan medet umar, onların karşısında ayinler yapar, hediyeler sunar, onları mutlu etmeye çalışırlar. Şimşek çaktığında sözde gök tanrısının kızdığına, yağmur yağdığında da ağladığına inanırlar. Bu tür inançlara sahip kişiler Kuran'da </text:span><text:span text:style-name="T7">"müşrik"</text:span><text:span text:style-name="T6"> (Allah'a ortak koşan) olarak tanımlanır, Batı literatüründe ise </text:span><text:span text:style-name="T7">"pagan"</text:span><text:span text:style-name="T6"> olarak isimlendirilirler. Bu inanca sahip kişilerin hayatları içinde aklın, vicdanın ve mantığın yeri yoktur. </text:span></text:p>
      <text:p text:style-name="P2"><text:soft-page-break/>Batıl dinlerin hayatın oluşumuna ve canlı türlerinin varlığına yönelik getirdikleri açıklamalar da aynı cahil yaklaşımın bir devamıdır. Genel inanış kainatın ve tüm canlılığın havadan, sudan ya da ateşten oluştuğu ya da uzaydan geldiği yönündedir, bir diğer inanış da kainatın her zaman var olduğu ve sonsuza kadar da var olacağı yönündedir. Pagan dinler tüm kainatın tapındıkları tahta ve taştan putlar tarafından var edildiğine inanırlar. Bu sapkın inanışa göre her bir put kainatın bir bölümünü var etmiş ve kendi var ettiği bölüme de hakim olmuştur; sözde gök tanrısı gökyüzünde, sözde deniz tanrıçası sularda, sözde yer tanrısı insanlar arasında hükmetmektedir. (Allah'ı tenzih ederiz.)</text:p>
      <text:p text:style-name="P5"><text:span text:style-name="T6">Dinler tarihi mukayeseli olarak incelendiğinde pek çok batıl dinin birbirinden etkilendiği, gerek inanışlarında, gerekse öğretilerinde çok önemli benzerlikler bulunduğu görülür. Eski Yunan ve Mezopotamya dinleri gibi çok eski tarihlerde ortaya çıkan putperest dinler, günümüzdeki pek çok batıl dinin kökenini oluşturmuşlar, bu dinleri öğretileriyle beslemişlerdir. Bu dinlerden etkilenip, aynı dönemlerde filizlenmeye başlayan bir batıl din de, dini yönüne önceki bölümde dikkat çektiğimiz </text:span><text:span text:style-name="T7">"Darwinizm dini"</text:span><text:span text:style-name="T6">dir. </text:span></text:p>
      <text:p text:style-name="P2">Darwinizm dini ile diğer batıl dinler arasında gerek kainatın ve canlıların oluşumuna verilen cevaplar, gerekse genel öğretiler ve inançlar konusunda çok büyük benzerlikler bulunmaktadır. Yani Darwinizm insanların büyük bölümünün inandığı gibi bilimsel bir gerçek, deneylere ve gözlemlere dayalı sağlam bir kuram değildir. Darwinizm, bilimdışı bir temel üzerine oturtulan birkaç bin yıllık bir aldatmacadır. Bu nedenle kitap boyunca batıl Darwinizm dininin ilk ortaya çıkışı, kurucusu, sözde kutsal kitabı, misyonerlik anlayışı ve diğer dinlerle bağlantıları incelenirken, diğer batıl dinlerle mukayesesi yapılacak ve çarpıcı benzerliklerin altı çizilecektir. </text:p>
      <text:p text:style-name="P2"/>
      <text:p text:style-name="P57">Darwinizm Dininin Diğer Batıl <text:s/></text:p>
      <text:p text:style-name="P57">Dinlerden Farkı Yoktur</text:p>
      <text:p text:style-name="P2">Daha önce de vurguladığımız gibi Darwinizm 19. yüzyılda bilim adamlarının ve Charles Darwin'in amatör araştırma ve gözlemleri sonucunda keşfedilen ve bilim çevrelerine sunulan bir teori değildir. Kökenleri, çok daha eskilerde yaşamış olan maddeci felsefecilere dayanmaktadır. Darwinist inanışlarla ilk olarak bundan birkaç bin yıl önce var olan çoktanrılı ve maddeci Sümer ve Yunan dinlerinde karşılaşmak mümkündür. Dolayısıyla Charles Darwin, evrim fikrini ilk ortaya atan kişi değil, bu inancın genel esas ve itikatlarının ana çerçevesini çizen, öğretilerini şekillendiren, daha sonra da kurumsallaştıran amatör bir araştırmacıdır. </text:p>
      <text:p text:style-name="P5"><text:span text:style-name="T6">Putperest Sümerlerin Allah'ı inkar eden ve canlıların başıboş bir evrim süreciyle oluştuğunu ifade eden yazıtları Darwinizm dininin belkemiğini oluşturan izahlardır.</text:span><text:span text:style-name="T21">14</text:span><text:span text:style-name="T6"> Sümer yazıtları incelendiğinde, ilk başta bir su karmaşasından söz edildiği ve bu su karmaşasının içerisinden birdenbire Lahau ve Lahamu adlı sözde tanrıların ortaya çıktığı iddiası görülür. (Allah'ı tenzih ederiz.) Bu batıl inanışa göre, ibadet edilen bu putlar sözde ilk önce kendi kendilerini var etmişler, daha sonra da evrimleşerek diğer maddeleri ve </text:span><text:soft-page-break/><text:span text:style-name="T6">canlıları oluşturmuşlardır. Yani </text:span><text:span text:style-name="T7">canlılık cansız su kaosundan birdenbire oluşmuştur. </text:span><text:span text:style-name="T6">Buradaki vurgu "madde ve evrenin ilk olarak sudan ortaya çıktığı ve canlıların cansız maddelerden oluştuğu" inancını savunan evrimci bakış açısıyla çok büyük bir uyum göstermektedir. Dolayısıyla kainatın bir evrimleşme süreciyle oluştuğuna dair batıl inanç Sümer dinlerinde de bulunmaktadır. </text:span></text:p>
      <text:p text:style-name="P5"><text:span text:style-name="T6">Mısır dinler tarihi incelendiğinde de benzer batıl inanışlarla karşılaşırız. Herhangi bir bilimsel dayanağı olmayan bu saçma anlayışa göre "Yılan, kurbağa, solucan ve farelerin, su baskınlarıyla taşan Nil ırmağının çamurlarından oluştuklarına"</text:span><text:span text:style-name="T21">15</text:span><text:span text:style-name="T6"> inanılırdı. Yani Mısır dinlerinde de Yaratıcı inkar edilmiş, </text:span><text:span text:style-name="T7">"canlıların tesadüfler sonucunda balçıklardan"</text:span><text:span text:style-name="T6"> oluştuğuna inanılmıştı. Bunun yanı sıra Babil ve Mısırlılara ait sözde yaratılış hikayelerinde de "yeryüzünün ve yaşamın ortaya çıktığına inanılan ilk deniz" fikri yer almaktadır.</text:span><text:span text:style-name="T21">16</text:span><text:span text:style-name="T6"> <text:s/></text:span></text:p>
      <text:p text:style-name="P2">Bu düşüncenin artık tarihe karıştığını ve eski uygarlıklarla birlikte yok olduğunu sanmak çok büyük bir yanılgı olacaktır. Çünkü günümüzde de evrimciler aynı mantığı savunmakta ve "ilk deniz" ya da "su kaosu" fikrini, "ilkel çorba" ismiyle bilim dünyasına kabul ettirmeye çalışmaktadırlar. Evrim teorisinin bu iddiasına göreyse, dört milyar yıl kadar önce ilkel dünya atmosferinde canlılığın varlığı için gereken karbon ve fosfor gibi birçok cansız kimyasal madde en uygun şartlarda ve en uygun miktarlarda, tesadüfi birtakım faktörlerin etkisi ile suda biraraya gelmişler, bu arada devreye yıldırımlar, fırtınalar ve sarsıntılar girmiş, canlılığın ilk yapıtaşı olan amino asitleri oluşturmuşlardır. Bu aminositler yine aynı tesadüflerin sonucunda proteinleri, bu proteinler hücreleri oluşturur, bu tesadüfler zinciri devam eder ve sonucunda insana ulaşır… </text:p>
      <text:p text:style-name="P2">Oysa cansız maddelerin biraraya gelerek canlılığı oluşturabilecekleri iddiası, bugüne kadar hiçbir deney ya da gözlem tarafından doğrulanmamış, bilim dışı bir iddiadır. Her canlı hücre, bir başka canlı hücrenin çoğalmasıyla oluşur. Dünya üzerindeki hiçkimse, en gelişmiş laboratuvarlarda dahi, cansız maddeleri biraraya getirerek canlı bir hücre yapmayı başaramamıştır. Bu ise ilk hücrenin mutlak surette yaratıldığını, sonsuz güç ve kudret sahibi olan Rabbimiz'in ilk hücreyi yoktan varettiğini bizlere göstermektedir.</text:p>
      <text:p text:style-name="P5"><text:span text:style-name="T6">Karmaşık ritüelleri ve putperest öğretileriyle Güney Asya'da çok geniş kitleleri etkisi altına alan Hinduizm de </text:span><text:span text:style-name="T7">"tüm canlıların okyanuslardan ortaya çıktıkları"</text:span><text:span text:style-name="T6"> yanılgısı üzerine kurulmuştur. Masalsı bir anlatım ve efsanevi kişiliklerle süslü Hindu öğretilerini içeren Rig Veda ve Atharca Veda yazıtlarında da bu inanç detaylı olarak anlatılmaktadır. Bir Yaratıcı'nın var olduğu gerçeğini reddeden sapkın Hindu felsefesine göre evren sözde "prakriti" adı verilen kocaman, yuvarlak bir maddeden oluşmuştur. Yine aynı batıl inanca göre, canlı cansız tüm maddeler bu ilk maddeden evrimleşerek oluşmakta ve tekrar prakritiye dönüşmekte, ve aynı evrimsel süreç yeniden başlamaktadır.</text:span><text:span text:style-name="T21">17</text:span><text:span text:style-name="T6"> Yani sözde tüm kainat bu cansız ilk maddeden oluşmaktadır.</text:span></text:p>
      <text:p text:style-name="P5"><text:span text:style-name="T14">Canlılığın ilk olarak nasıl ortaya çıktığı sorusu Darwinizm dininin de en büyük açmazlarından biridir. Bu nedenle de evrimciler bu soruyu genelde geçiştirmeye çalışırlar. Çünkü verebilecekleri </text:span><text:soft-page-break/><text:span text:style-name="T14">en somut cevap, yukarıda da örnek verildiği gibi milattan önceki batıl dinlerin verdikleri cevaplardan farklı değildir. Zaten Darwinizm'in geliştiği dönemde de canlılığın oluşumuyla ilgili batıl inançlar hakimdi. Bu insanlara göre </text:span><text:span text:style-name="T15">sinekler terden, kurbağalar çamurdan, karıncalar şekerden </text:span><text:span text:style-name="T14">meydana geliyorlardı. </text:span></text:p>
      <text:p text:style-name="P2">Bu saçma inançlardan bir tanesi de evrimcilik tarihinin en garip inançlarından biri olan "Umulan Canavar" (Hopeful Monster) teorisidir. Bulunması umulan ara geçiş formlarının bulunamamasından dolayı çok büyük bir baskı altına giren bazı evrimciler, evrim için ara geçiş formlarına ihtiyaç olmadığını, çünkü türler arasındaki değişimin aniden meydana geldiğine karar vermiş ve bunun sonucunda da umulan canavar teorisini ortaya atmışlardır. Umulan canavar teorisine göre canlılığın oluşumu, şekerden karıncanın oluştuğunu iddia eden inançtan farklı değildir. Bu saçma teoriye göre ilk kuş bir sürüngen yumurtasından birdenbire çıkmış, daha sonra aynı şekilde tesadüfen başka bir yumurtadan çıkan kuş ile birleşmiş ve böylece kuş familyası oluşmuştur. Bu teorinin bir benzeri de Charles Darwin'in suda çok fazla yüzen ayıların zaman içinde balinalara dönüştüğü yönündeki iddiasıdır. Oysa bugün bilimsel gerçekler Darwin'in bu iddiasının ne kadar bilimdışı bir safsata olduğunu açıkça gözler önüne sermektedir. (Bu konularda ayrıntılı bilgi için Bkz. Evrim Aldatmacası, Harun Yahya, Hayatın Gerçek Kökeni, Harun Yahya) </text:p>
      <text:p text:style-name="P77"/>
      <text:p text:style-name="P78">Aynı Putperest Anlayış </text:p>
      <text:p text:style-name="P78">Hala Devam Etmektedir</text:p>
      <text:p text:style-name="P2">Putperest dinlerin en önemli özellikleri taştan, tahtadan oyulmuş, cansız, konuşma yeteneği olmayan, kısacası hiçbir şeye güç yetiremeyen heykellere, nesnelere bir güç ithaf etmeleri ve onlardan bir medet ummalarıdır. Hatta bu inanca sahip olan kişiler, cansız putların tüm evreni ve canlıları var ettikleri, tüm evreni hareket ettirdikleri, sağlığı, bereketi ve rızkı onlardan buldukları yanılgısına kapılmış, onlardan yardım istemişlerdir. (Allah'ı tenzih ederiz) Fakat işin ilginç olan yanı bu inanışların günümüz evrimcilerinde de kendini göstermesidir. Aynı geçmiş dönemde yaşamış olan putperestlerin cansız heykelleri evrenin ve canlılığın var oluşunda sözde güç sahibi gördükleri gibi, evrimciler de şuursuz atomlardan oluşan cansız maddelerin bir güce sahip olduklarını zannederler. Bu cansız maddelerin tesadüfler sonucunda biraraya gelerek kendi kendilerini organize ettiklerini ve son derece kompleks ve kusursuz özelliklere sahip olan canlıları oluşturduklarını iddia ederler. Bu putların en önemlisi ise geçmişten bu yana hiç değişmeyen, sadece farklı isimlerle adlandırılan "Doğa" ya da "Tabiat Ana"dır. </text:p>
      <text:p text:style-name="P5"><text:span text:style-name="T6">Evrimciler doğada gelişen her türlü olayı, tabiat olaylarını "Tabiat Ana"dan bilirler. (Allah'ı tenzih ederiz.) Bu batıl inanca göre bir kasırga, deprem, sel ya "tabiat ananın gazabı" ya da "doğanın mucizesi"dir. Ama "doğa" denen gücün ne olduğu konusunda kimsenin herhangi bir fikri ya da bir açıklaması yoktur. Aynı </text:span><text:span text:style-name="T7">"Tabiat Ana" </text:span><text:span text:style-name="T6">inanışı geçmiş topluluklarda isim değiştirir. Bu kez karşımızdaki, Yunan mitolojisindeki ismiyle "Gaia" ya </text:span><text:soft-page-break/><text:span text:style-name="T6">da putperest dinlerde "Bereket Tanrıçası"dır. Evrimcilerin yaptığı ise bu sembolleri ve isimleri ortadan kaldırıp, aynı gücü şuursuz atomlara vermeleridir. </text:span></text:p>
      <text:p text:style-name="P5"><text:span text:style-name="T6">Nitekim bunu açıkça ifade etmekten çekinmemektedirler. Yunan mitolojisindeki </text:span><text:span text:style-name="T7">"yeryüzü tanrıçası Gaia", sözde bilimsel bir "teoriye" ilham kaynağı olmuştur. </text:span><text:span text:style-name="T6">James Lovelock adlı evrimci bilim adamı tarafından ortaya atılan ve "dünya gezegeninin canlı bir varlık" olduğunu savunan teori, </text:span><text:span text:style-name="T7">"Gaia teorisi"</text:span><text:span text:style-name="T6"> olarak bilinmektedir. Bu durum, evrimciler tarafından "teori" diye öne sürülen kavramların aslında klasik putperest dinlerin batıl inanışları olduğuna güzel bir örnektir.</text:span></text:p>
      <text:p text:style-name="P2">Tesadüfleri, cansız maddeleri, şuursuz atomları yaratma gücüne sahip varlıklar zannetmek elbette ki önemli bir mantık bozukluğudur. Putperestler nasıl cansız putların tüm varlıkları yarattıklarına inanıyorlarsa, evrimciler de cansız maddelerin kendi kendilerine canlı varlıkları oluşturduklarına inanmaktadırlar. Bu inancın kökeni, cansız maddeleri akıl ve irade sahibi, karar alabilen ve bu kararları uygulayabilen varlıklar olarak kabul etmeye kadar gitmekte ve böylece aslında herşey ilah olarak görülmektedir.</text:p>
      <text:p text:style-name="P2">Allah Kuran'da, Kendisi'nden başka varlıklara tapan, cansız putları ilah edinen insanların varlığından ve elçilerinin bu insanlarla olan mücadelesinden söz etmektedir. Kuran'da sözü edilen putperest topluluklardan biri Hz. İbrahim'in kavmidir: </text:p>
      <text:p text:style-name="P70"/>
      <text:p text:style-name="P70">(İbrahim) Hani babasına demişti: "Babacığım, işitmeyen, görmeyen ve seni herhangi bir şeyden bağımsızlaştırmayan şeylere niye tapıyorsun? (Meryem Suresi, 42) </text:p>
      <text:p text:style-name="P2"/>
      <text:p text:style-name="P2">Ayette de de bildirildiği gibi Hz. İbrahim'in babası ve kavmi, kendi elleriyle oluşturdukları, hiçbir şeyi yaratmaya güç yetiremeyen cansız maddeleri ilah olarak kabul etmişlerdi. Hz. İbrahim döneminde böylesine ilkel bir inanca sahip olan putperestler kendi elleriyle yaptıkları cansız heykellerin rızık, şifa, azap ve bereket verme gibi özelliklere sahip olduklarını zannediyor ve onlara ibadet ediyorlardı. (Allah'ı tenzih ederiz.) </text:p>
      <text:p text:style-name="P2"/>
      <text:p text:style-name="P68">Güneş Dini </text:p>
      <text:p text:style-name="P2">Günümüz evrimcileri ile geçmişteki putperest toplumlar ve inanışlar arasındaki bir diğer benzerlik, her iki grubun da Güneş'e tapınmaya dayalı dini bir inanca sahip oluşudur. </text:p>
      <text:p text:style-name="P2">Güneş'e tapınmak, tarihin en eski dönemlerinden beri var olan sapkın bir inançtır. Güneş'in kendilerine ısı ve ışık sağladığını gören insanlar, bu durum karşısında varlıklarını bu gökcismine borçlu oldukları zannına kapılmışlar ve Güneş'i ilahlaştırmışlardır. Bu sapkın inanç, tarihte pek çok toplumu Allah'ın hak dininden uzak tutmuştur. Kuran'da bu konuya değinilir ve Hz. Süleyman devrinde yaşayan Sebe Halkı'nın Güneş'e taptıkları şöyle anlatılır:</text:p>
      <text:p text:style-name="P70"/>
      <text:p text:style-name="P70"><text:soft-page-break/>Onu ve kavmini, Allah'ı bırakıp da güneşe secde etmektelerken buldum, şeytan onlara yaptıklarını süslemiştir, böylece onları (doğru) yoldan alıkoymuştur; bundan dolayı onlar hidayet bulmuyorlar. Ki onlar, göklerde ve yerde saklı olanı ortaya çıkaran ve sizin gizlediklerinizi ve açığa vurduklarınızı bilen Allah'a secde etmesinler diye. (Neml Suresi, 24-25)</text:p>
      <text:p text:style-name="P2"/>
      <text:p text:style-name="P2">Dikkat edilirse, insanların Güneş'e tapmaları, tam bir cehaletin ve akılsızlığın sonucudur. Güneş'in dünyaya ısı ve ışık ulaştırdığı doğrudur, ancak bunun için şükredilmesi gereken varlık, Güneş'i yaratmış olan <text:s text:c="5"/>Allah'tır. Güneş, hiçbir şuuru olmayan bir madde yığınıdır ve bir zamanlar yok iken, Allah onu yoktan yaratmıştır. Gelecekte bir gün de yakıtı tükenecek ve sönüp gidecektir. Belki bundan önce Allah Güneş'i yok edecektir. Allah, Güneş'i de, tüm diğer gökcisimlerini de yoktan yaratmıştır ve dolayısıyla tüm bu varlıklar nedeniyle övülüp yüceltilmesi gereken Allah'tır. Bir ayette bu gerçek şöyle açıklanır:</text:p>
      <text:p text:style-name="P70"/>
      <text:p text:style-name="P70">Gece, gündüz, Güneş ve Ay O'nun ayetlerindendir. Siz Güneş'e de, Ay'a da secde etmeyin. Alah'a secde edin, ki bunları Kendisi yaratmıştır. Eğer O'na ibadet edecekseniz. (Fussilet Suresi, 37)</text:p>
      <text:p text:style-name="P2"/>
      <text:p text:style-name="P5"><text:span text:style-name="T6">İlginç olan, günümüzün evrimcilerinin de eski Güneş dinlerinin temel inancını tekrarlayarak, varlıklarını Güneş'e borçlu olduklarını savunmalarıdır. Evrimci kaynaklara bakıldığında, dünya üzerindeki tüm canlılığın kaynağının Güneş olarak gösterildiği görülür. Evrimcilere göre Güneş'ten gelen ışınlar, dünya üzerindeki ilk canlılığın başlamasını sağlamıştır. Daha sonraki canlı türlerini oluşturan da yine Güneş enerjisi ve Güneş ışınları nedeniyle oluşan mutasyonlardır. Evrimcilerin bu konudaki yaklaşımını en iyi özetleyen kişi ise, ünlü Amerikalı ateist, din düşmanı ve evrimci </text:span><text:span text:style-name="T7">Carl Sagan</text:span><text:span text:style-name="T6"> olmuştur. Sagan, </text:span><text:span text:style-name="T12">Cosmos</text:span><text:span text:style-name="T6"> adlı kitabında, </text:span><text:span text:style-name="T7">"eğer insanlar kendilerinden büyük bir şeye tapınacaklarsa bu Güneş olmalıdır"</text:span><text:span text:style-name="T6"> diye yazmış ve şöyle eklemiştir: </text:span><text:span text:style-name="T7">"Atalarımız Güneş'e tapıyorlardı ve bu şekilde hiç de aptalca bir iş yapmıyorlardı."</text:span><text:span text:style-name="T24">18</text:span><text:span text:style-name="T6"> </text:span></text:p>
      <text:p text:style-name="P5"><text:span text:style-name="T6">Carl Sagan'ın hocası olan evrimci astronom Harlow Shapley ise, "bazıları başlangıçta Allah vardı diyor, ben ise başlangıçta hidrojen vardı diyorum" sözüyle tanınmaktadır. Yani Shapley, var olan tek şeyin hidrojen olduğuna ve </text:span><text:span text:style-name="T7">bu gazın zaman içinde kendi kendine insanlara, hayvanlara, ağaçlara dönüştüğüne inanmaktadır. </text:span></text:p>
      <text:p text:style-name="P2">Dikkat edilirse, tüm bu saçma evrimci fikirlerin temelinde, maddi varlıkların ve doğanın ilahlaştırılması inancı yatmaktadır. Evrimcilerin dini, maddeye ve doğaya tapınmaktır. </text:p>
      <text:p text:style-name="P5"><text:span text:style-name="T6">Akıl sahibi insan ise, evrenin ve doğanın cansız ve şuursuz maddelerin bir eseri olmadığını, aksine gördüğü her detayda olağanüstü bir akıl, plan ve sanat bulunduğunu anlar. Böylelikle Allah'ın varlığını ve muhteşem yaratışını kavrar. Ancak günümüzde çoğu insan, bu gerçeğe karşı kördür ve maddeye tapınmaya devam etmektedir. (Allah’ı tenzih </text:span><text:soft-page-break/><text:span text:style-name="T6">ederiz.) Çünkü, Sebe Halkı örneğinde olduğu gibi, </text:span><text:span text:style-name="T7">"... şeytan onlara yaptıklarını süslemiştir, böylece onları (doğru) yoldan alıkoymuştur. Bundan dolayı onlar hidayet bulmuyorlar."</text:span><text:span text:style-name="T6"> (Neml Suresi, 24)</text:span></text:p>
      <text:p text:style-name="P2"/>
      <text:p text:style-name="P58">Tüm Batıl Dinler Allah'ı </text:p>
      <text:p text:style-name="P58">İnkar Etme Sapkınlığına Düşer</text:p>
      <text:p text:style-name="P5"><text:span text:style-name="T6">Yukarıda saydığımız evrimci anlayışa sahip batıl dinlerin yanında Konfiçyüsçülük, Taoizm, Budizm de evrimci bir din anlayışı üzerine kuruludur. Diğer tüm batıl ve pagan dinler gibi bir Yaratıcı inancını reddeden Budist inancına göre de evren yaratılmamış, evrimleşmiştir. Bunun yanı sıra günümüzün Budizm'i de aynı evrimci anlayışı kabul etmektedir.</text:span><text:span text:style-name="T21">19</text:span><text:span text:style-name="T6"> <text:s/></text:span></text:p>
      <text:p text:style-name="P2">Görüldüğü gibi bu batıl ve akıl dışı inanışlar Darwinizm dininin temel inançları ile de çok büyük paralellikler göstermektedir: Bir Yaratıcının varlığının inkarı (Allah’ı tenzih ederiz), canlılığı tesadüfen meydana getiren ilk maddenin genelde su ya da deniz olduğu, canlıların cansız maddelerden tesadüfler sonucu evrimleşerek var oldukları ve diğer canlı türlerini oluşturdukları, canlıların başıboş tesadüfler sonucu oluştukları...</text:p>
      <text:p text:style-name="P5"><text:span text:style-name="T6">Batıl dinlerin temelini oluşturan bu inançların geçersizlikleri geçtiğimiz 20. yüzyıl içinde bilimsel gelişmelerle birlikte birer birer ortaya konmuştur. Bugün hiçbir tarafsız bilim adamı yukarıda saydığımız bu maddeleri savunmamaktadır. Çünkü bilimin ortaya koyduğu gerçek </text:span><text:span text:style-name="T7">canlıların üstün bir akıl ve kusursuz bir plan sonucu yaratıldıkları gerçeğidir</text:span><text:span text:style-name="T6">. Bazı ateist bilim adamlarının bu gerçeği kabul etmemelerinin nedeni ise bilimsel bir kaygıdan ziyade, yukarıda da izah ettiğimiz bağnaz yaklaşımdır. Amerika'da bilim adamları arasında giderek yaygınlaşan ve "yaratılış gerçeğini" savunan akımın önde gelen isimlerinden biri olan Amerikalı biyokimyacı Michael J. Behe'nin de ifade ettiği gibi;"… Bilinçli bir düzeni kabul etmek, onlara ister istemez Allah'ın varlığını kabul ettirmeyi çağrıştırmaktadır."</text:span><text:span text:style-name="T21">20</text:span><text:span text:style-name="T6"> <text:s/></text:span></text:p>
      <text:p text:style-name="P2">Evrimci zihniyetin asla kabul edemeyeceği gerçek, Allah'ın varlığı ve evreni bir amaçla, kusursuzca yarattığıdır. Oysa bir an olsun düşünmek bu apaçık gerçeği anlamak için yeterli olacaktır. Nitekim Allah Kuran'ın birçok ayetinde insanları yarattığı varlıklar üzerinde düşünmeye ve bu varlıklardan ibret almaya çağırmaktadır:</text:p>
      <text:p text:style-name="P70"/>
      <text:p text:style-name="P70">Üzerlerindeki göğe bakmıyorlar mı? Biz, onu nasıl bina ettik ve onu nasıl süsledik? Onun hiçbir çatlağı yok. Yeri de (nasıl) döşeyip-yaydık? Onda sarsılmaz dağlar bıraktık ve onda 'göz alıcı ve iç açıcı' her çiftten (nice bitkiler) bitirdik. (Bunlar,) 'İçten Allah'a yönelen' her kul için 'hikmetle bakan bir iç göz' ve bir zikirdir. Ve gökten mübarek (bereket ve rahmet yüklü) su indirdik; böylece onunla bahçeler ve biçilecek taneler bitirdik. Ve birbiri üstüne dizilmiş tomurcuk yüklü yüksek hurma ağaçları da. Kullara rızık olmak üzere. Ve onunla (o suyla) ölü bir şehri dirilttik. İşte (ölümden sonra) diriliş de böyledir. (Kaf Suresi, 6-11)</text:p>
      <text:p text:style-name="P2"/>
      <text:p text:style-name="P2"><text:soft-page-break/>Ayetlerde bildirildiği gibi çevrelerini saran sonsuz sayıdaki yaratılış delillerini inceleyip, vicdanlarının sesini dinleyerek inkarcı ve bağnaz bakış açısından kendini kurtaran bilim adamları ise, Allah'ın varlığını kabul etmekte hiç tereddüt etmemektedirler. Ama bu anlayışın etkisinden kendilerini kurtaramayan Darwinistler putperest kültürlerden kalma garip itikatlara hala itibar edebilmekte, dahası bunu akıl ve bilimin bir gereği gibi göstermeye çalışmaktadırlar. </text:p>
      <text:p text:style-name="P2"/>
      <text:p text:style-name="P58">Evrim Dininin İlk Tohumlarını Putperest </text:p>
      <text:p text:style-name="P58">Yunanlı Düşünürler Attılar</text:p>
      <text:p text:style-name="P2">Önceki bölümde de vurguladığımız gibi son bir buçuk asırdır insanlara bilimsel bir gerçek olarak sunulan Darwinizm dininin kökenleri, maddeci Yunan felsefecilerinin batıl inançlarına kadar uzanmaktadır. Yani bu teori ilk ortaya atıldığında herhangi bir bilimsel gözlem, araştırma ya da deneye ihtiyaç duyulmamış, sadece eski batıl dinlerden bugüne gelen dinsel sürecin izleri takip edilmiştir. Bunun en önemli delili fizik kurallarından, biyolojiden, kimyadan habersiz olan pek çok Yunanlı din felsefecisinin de Darwin'in kuramıyla birebir örtüşen bir evrim inancına sahip olmalarıdır. Aradan binlerce yıl geçmiştir, ama evrimci bakış açısında herhangi bir değişim olmamıştır. Evrimci düşünce, tarih boyunca tüm inkarcı ve maddeci felsefelerin belkemiği olmuştur.</text:p>
      <text:p text:style-name="P2">Darwinizm'in fikri öncüleri, Miletli Yunan felsefecileridir. Thales, Anaximenderes ve Empedokles gibi söz konusu felsefecilerin en önemli özellikleri, canlı varlıkların yani insan, hayvan ve bitkilerin hava, ateş ya da su gibi cansız maddelerden kendiliğinden oluştuklarını iddia etmeleridir. Bu batıl teorilerine göre ilk canlılar suda ve birdenbire, kendiliğinden ortaya çıkmış, bazı hayvanlar zaman içinde suyu terk etmiş ve karaya uyum sağlamışlardır. </text:p>
      <text:p text:style-name="P5"><text:span text:style-name="T6">Milet Okulu'nda öncelikli olarak üzerinde durulması gereken düşünür, Thales'tir. Thales bir sahil kentinde yaşamış, çok uzun süre Mısır'da bulunmuş ve Nil'in insan yaşamı üzerindeki hayati öneminden çok etkilenmiştir.</text:span><text:span text:style-name="T21">21</text:span><text:span text:style-name="T6"> Bu nedenle de canlıların sudan kendiliklerinden oluşabildikleri düşüncesine kapılmıştır. Thales bu sonuca sadece basit mantık yürütmeler ve çıkarımlar sonucunda ulaşmıştır. Herhangi bir deney veya bilimsel bir gözlem yapmamıştır. Yani herhangi bir bilimsel dayanağı yoktur. Daha sonra gelen Milet'li felsefeciler de kuramlarını aynı mantıklar üzerine kurmuşlardır. </text:span></text:p>
      <text:p text:style-name="P5"><text:span text:style-name="T6">Thales'den sonra karşımıza çıkan bir diğer düşünür, onun bir öğrencisi olan Anaksimenderes'dir. Onun batı düşünce hayatına soktuğu iki büyük maddeci anlayış vardır. Bunlardan birincisi </text:span><text:span text:style-name="T7">evrenin sonsuzdan gelip, sonsuza gittiği</text:span><text:span text:style-name="T6">, ikincisi ise Thales döneminde yavaş yavaş şekillenmeye başlayan </text:span><text:span text:style-name="T7">canlıların birbirlerinden evrimleştikleri</text:span><text:span text:style-name="T6"> fikridir. Hatta "Doğa" ismini taşıyan klasik şiiri, evrim teorisinin anlatıldığı ilk yazılı eserdir. Anaksimenderes bu şiirinde hayvanların, güneş ışığıyla buharlaşan bir balçıktan meydana <text:s/>geldiğini yazmıştır. İlk hayvanların dikenli ve pullu kabuklara sahip olduğunu ve denizlerde yaşadığını düşünmüştür. Bu balığa benzeyen yaratıklar daha sonra değişim geçirmiş, karaya geçmiş, pullu kabuklarını dökmüş ve insana dönüşmüştür.</text:span><text:span text:style-name="T21">22</text:span><text:span text:style-name="T6"> </text:span><text:soft-page-break/><text:span text:style-name="T6">Anaksimenderes'in evrim teorisine nasıl bir temel oluşturduğu ise felsefe kitaplarında şu şekilde tarif edilir:</text:span></text:p>
      <text:p text:style-name="P72"><text:span text:style-name="T6">… Başlangıçta tüm yaratıklar, suda yaşayan varlıklardı. Sonradan suların çekilmesi, kara parçalarının oluşması ile </text:span><text:span text:style-name="T7">bu sularda yaşayan yaratıklar karada yaşayan canlılar biçiminde değişim geçirdi.</text:span><text:span text:style-name="T6"> Bu teori, evrim teorisinin ilki ya da başlangıcı sayılabilir.</text:span><text:span text:style-name="T21">23</text:span><text:span text:style-name="T6"> </text:span></text:p>
      <text:p text:style-name="P5"><text:span text:style-name="T6">Anaksimendres'inkine çok benzer açıklamalara başka bir kaynakta daha rastlarız: Charles Darwin'in </text:span><text:span text:style-name="T7">"</text:span><text:span text:style-name="T13">Türlerin Kökeni</text:span><text:span text:style-name="T7">"</text:span><text:span text:style-name="T6"> isimli kitabı. Darwin'in bilimsellik iddiasıyla ortaya attığı evrim teorisi ile Eski Yunan'ın pagan kültürü içinde yaşamış olan Miletli felsefecilerin anlatımları arasında hiçbir temel farklılık bulunmamaktadır. </text:span></text:p>
      <text:p text:style-name="P5"><text:span text:style-name="T6">Darwin'in teorisinin en önemli unsuru olan "doğal seleksiyon" kavramı da yine Eski Yunan kökenlidir. Doğal seleksiyonun türler arasında bir yaşam savaşı olduğu teziyle ilk karşılaştığımız kişi Yunan felsefeci </text:span><text:span text:style-name="T7">Heraklit</text:span><text:span text:style-name="T6">'dir. Heraklit'e göre canlılar arasında süregelen bir çatışma vardır. Bu bir anlamda, Darwin'in yaklaşık 2500 yıl sonra oluşturduğu doğal seleksiyon kuramının kökenidir.</text:span></text:p>
      <text:p text:style-name="P5"><text:span text:style-name="T6">Thales ve Anaksimederes'den daha sonraları yaşamış olan </text:span><text:span text:style-name="T7">Empedokles</text:span><text:span text:style-name="T6"> (İÖ. 495-435) ise su, hava, ateş ve toprağın değişik oranlarda ve tesadüfler sonucu birleşerek, yeryüzünde var olan herşeyi meydana getirdiklerini söylemiştir. Evrim teorisinin felsefi kökenlerini sorgulayan </text:span><text:span text:style-name="T12">Philosophical Origins of Evolution</text:span><text:span text:style-name="T6"> isimli kitabın yazarı olan David Skjaerlund, Empedokles'in ilginç bir düşüncesini dile getirir. Bu yazarın bildirdiğine göre Empedokles, "İnsanın evvelki bitki yaşamından gelişmiş olduğunu ve bu sürecin gerçekleşmesinde tek sorumlu etkenin </text:span><text:span text:style-name="T7">tesadüf </text:span><text:span text:style-name="T6">olduğunu" söylemektedir.</text:span><text:span text:style-name="T21">24</text:span><text:span text:style-name="T6"> Eski dinlerde dikkat çekilen bu</text:span><text:span text:style-name="T7"> "tesadüf" </text:span><text:span text:style-name="T6">kavramı Darwinizm dininin en temel inancını, hatta en önemli putunu, oluşturmaktadır. Tüm canlıları var eden, onların geleceklerini planlayan bu şuurlu putla ilgili ayrıntıları kitabın ilerleyen bölümlerinde inceleyeceğiz.</text:span></text:p>
      <text:p text:style-name="P5"><text:span text:style-name="T6">Evrim teorisine ve bu teoriyi kendine temel alan maddeci felsefelere önemli bir katkı da bir başka Yunanlı düşünürden, </text:span><text:span text:style-name="T7">Demokritos</text:span><text:span text:style-name="T6">'dan gelmiştir. Demokritos'a göre evren atom denen küçük parçalardan oluşmuştur ve maddenin dışında hiçbir varlık yoktur. Ona göre atomlar başlangıçtan bu yana vardırlar, ne var olmuşlardır, ne de yok olacaklardır. Maddenin ezelden geldiğini ve ebediyete gideceğini savunan Demokritos her türlü manevi inancı reddeder ve ahlak dahil her türlü manevi değerin de atomlara indirgenebileceğini savunur. Bu düşünceleriyle gerçek anlamda </text:span><text:span text:style-name="T7">ilk materyalist felsefeci</text:span><text:span text:style-name="T6"> olarak tanımlanan Demokritos, evrende hiçbir amaç olmadığını, herşeyin kör bir zorunluluk içinde hareket ettiğini iddia etmektedir ve <text:s/>ona göre herşey kendi kendine oluşmuştur. Bu saydıklarımız bize yine günümüz evrimcilerinin sahte ilahlarını, yani şuursuz atomlarını hatırlatmaktadır.</text:span></text:p>
      <text:p text:style-name="P2">Evreni, dünyayı, nefes aldığımız havayı, yediklerimizi, içtiklerimizi, bedenimizi, kısacası gözümüzle algıladığımız her ayrıntıyı oluşturan bu şuursuz atomlar, daha önce de belirttiğimiz gibi Darwinist teoride çok önemli bir yer tutarlar. Bilindiği gibi tüm canlılar karbon, hidrojen, oksijen, kalsiyum, magnezyum, demir gibi elementlerin atomlarından oluşmaktadır. Dolayısıyla insan da bu atomlardan meydana gelmektedir. <text:soft-page-break/>Darwinizm ise bu atomların şuursuz tesadüfler sonucu biraraya geldiklerini iddia eder. Bu saçma iddiaya göre sebebi belli olmayan bir gücün etkisiyle çeşitli atomlar oluşmuş, daha sonra bu atomlar tesadüfen biraraya gelerek yıldızları, gezegenleri yani tüm gökcisimlerini meydana getirmişlerdir. Daha sonra yine aynı atomların tesadüfi şekilde biraraya gelmesi ile son derece kompleks yapıda canlı bir hücre oluşmuş, sonra da atomlardan oluşan bu canlı hücre sözde bir evrim süreci geçirerek son derece olağanüstü sistemlere sahip canlıları ve en son aşamada da son derece şuurlu olan insanı meydana getirmiştir. Bu sapkın inanca göre tamamıyla tesadüfler sonucu olan insan, yine tesadüfler sonucu oluşan aletlerle, örneğin bir elektron mikroskobuyla kendisini oluşturan atomları keşfetmiştir. İşte Darwinizm'in bilimsel bir tez olarak öne sürdüğü tam olarak budur.</text:p>
      <text:p text:style-name="P2">Bu durumda evrim teorisi, açıkça her bir atomu, sözde yaratma gücüne sahip birer "ilah" olarak kabul etmektedir. Akıl ve bilinç sahibi insanı oluşturan atomların kendilerine ait bir şuurları ve iradeleri yoktur. Ama evrimciler her nasılsa bu cansız atomların biraraya gelip, örneğin bir insanı meydana getirdiklerini, sonra da bu "atomlar topluluğu"nun okumaya, üniversite bitirmeye karar verdiğini iddia etmektedirler. Oysa tüm deneyim ve gözlemlerimiz, bilinçli bir düzenleme olmadıkça maddenin asla kendi kendini organize edemeyeceğini, aksine bozulmaya ve düzensizliğe doğru gideceğini göstermektedir. Bu nedenle de, evrende var olan hiçbir şeyin bir rastlantı sonucu oluşmadığı, üstün bir şuur ve iradenin varlığıyla hayat bulduğu açık bir gerçektir. Gerek insanın gerekse doğanın her ayrıntısında çok büyük bir aklın ve ilmin ispatı görülmektedir. İşte bu ilmin ve aklın sahibi, göklerin ve yerin Rabbi olan Allah'tır.</text:p>
      <text:p text:style-name="P5"><text:span text:style-name="T6">Üstte saydığımız <text:s/>felsefecilerin yanı sıra Darwinizm dinine asıl önemli katkı, Yunan felsefeci Aristo'dan gelmiştir. Aristo'ya göre türler basitten karmaşığa doğru giden bir hiyerarşiye sahiptir ve tıpkı bir merdivenin basamakları gibi doğrusal bir çizgi üzerinde sıralanmaktadır. Aristo bu tezine</text:span><text:span text:style-name="T13"> Scala Naturae</text:span><text:span text:style-name="T6"> adını verir. İşte Aristo'nun bu fikri 18. yüzyıla kadar batı düşünce hayatını çok derinden etkileyecek ve daha sonra da "Evrim Teorisi"ne dönüşecek olan </text:span><text:span text:style-name="T7">Büyük Varoluş Zinciri</text:span><text:span text:style-name="T6"> –</text:span><text:span text:style-name="T12">Scala Naturae</text:span><text:span text:style-name="T6">- inancının da kökenidir.</text:span></text:p>
      <text:p text:style-name="P2"/>
      <text:p text:style-name="P58">Eski Pagan Kültürlerden Günümüze </text:p>
      <text:p text:style-name="P58">Uzanan Batıl Bir İnanç: </text:p>
      <text:p text:style-name="P58">Büyük Varoluş Zinciri </text:p>
      <text:p text:style-name="P5"><text:span text:style-name="T6">Darwinizm dininin temelini oluşturan tüm canlıların cansız maddelerden evrimleşerek geliştiği inancı ile, ilk olarak </text:span><text:span text:style-name="T7">"Büyük Varoluş Zinciri" </text:span><text:span text:style-name="T6">(Great Chain of Being) adı altında Yunanlı felsefeci Aristo'nun anlatımlarında karşılaşırız. Büyük Varoluş Zinciri evrimsel bir inanıştır ve Allah'ın varlığını inkar eden felsefeciler tarafından çok rağbet görmüştür. </text:span></text:p>
      <text:p text:style-name="P2">Yunan kökenli, ilk canlının sudan ortaya çıktığı şeklindeki inanış, zaman içinde kendi kendine üreme kavramına, oradan da Büyük Varoluş Zinciri inancına dönüşmüştür. 2000 yıl boyunca kabul gören Scala Naturae'ye göre canlılar kendiliğinden <text:soft-page-break/>oluşmuştur ve herşey minerallerden organik maddeye, canlılardan, hayvanlara, oradan bitkilere ve insanlara, buradan da sözde "tanrılara" evrimleşmiştir. Yeni organlar da bu akıl dışı inanca göre doğanın ihtiyacına göre kendiliğinden oluşmaktadır. (Allah'ı tenzih ederiz.)</text:p>
      <text:p text:style-name="P2">Hiçbir bilimsel dayanağı olmayan, aksine tüm bilimsel gerçeklerle çelişen, sadece soyut mantık yürütmeye dayanan bu inanışın bu kadar uzun bir dönem kabul görmesinin nedeni ise bilimsel değil, daha ziyade ideolojiktir. Önceki bölümlerde ifade ettiğimiz Allah'ın varlığını inkara dayalı bağnaz yaklaşım, bu batıl inancın ayakta kalmasını sağlamıştır. Bu nedenle de söz konusu inanış sürekli isim değiştirmiş, eklemeler yapılmış ve son olarak da "evrim teorisi" adıyla öne sürülmüştür. </text:p>
      <text:p text:style-name="P2">Büyük Varoluş Zinciri ilk başlarda tamamen felsefi bir görüş olarak ortaya atılmıştır ve herhangi bir bilimsellik iddiasında da bulunmamıştır. Ancak canlıların oluşumuna Yaratılış gerçeği dışında sözde bir cevap bulmaya çalışanlar için Büyük Varoluş Zinciri adeta bir can simidi olmuştur ve <text:s/>bu amaçla da bilimsel bir havaya sokulmuştur. Herhangi bir mantıksal süreç izlemeyen, sadece canlıların büyüklüklerine göre oluşturulan bu zincire göre tüm organizmalar açısından doğrusal bir süreklilik söz konusudur. Yani sürekli bir ilerleme ve gelişme vardır. Ancak ortaya atılan bu ilerleme iddiasında tek dayanak amatör ve yüzeysel gözlemlerdir. Ortada ne bir deney ne de herhangi bir bulgu vardır. Bu safsataya göre küçük canlılar aşama aşama büyük canlılara dönüşmektedir. Örneğin bir böcek zaman içinde kendisinden daha büyük başka bir canlıya, bir köpek ise at ya da zebra gibi bir canlıya dönüşmektedir. Bu saçma inanışa göre zincir içinde her canlının bir yeri vardır. Örneğin taş, metal, su ve havadan canlılara, canlılardan hayvanlara, hayvanlardan insanlara geçiş sırasında herhangi bir kopukluk söz konusu değildir. </text:p>
      <text:p text:style-name="P2">Ancak şunu önemle tekrarlamalıyız ki; bu sıralama yapılırken bunun bilimsel açıdan olabilirliği hiç hesaba katılmamıştır. Canlıların fiziksel özellikleri, cansız maddeden canlıya geçişin nasıl olduğu, su canlılarının karaya nasıl uyum sağlayabilecekleri hiç düşünülmemiştir. Günümüzde evrim teorisinin de en büyük açmazlarından birini oluşturan ve türler arasındaki geçişleri göstermesi gereken ara formlar, bu zincir içinde kesinlikle dile getirilmemiştir. Buna göre cansız bir madde bir anda, tesadüfen bir canlıya dönüşmekte, bir deniz hayvanı aniden, hiçbir sebep yokken bir kara canlısı olmaktadır. Bu canlıların birbirlerine nasıl dönüştüğü ise büyük bir muammadır. Çünkü bu zincir bilimsel bir gözlemden ziyade, soyut ve yüzeysel bir mantık yürütmedir; yani ilkçağ felsefecilerinin masabaşında oturup hiçbir bilimsel araştırma yapmadan ortaya attıkları bir masaldan ibarettir. </text:p>
      <text:p text:style-name="P5"><text:span text:style-name="T6">Ancak tüm bu mantıksızlığa rağmen Aristo, bu doğrusal merdivenin en üstüne insanlardan evrimleşen sapkın bir Tanrı anlayışını koymuştur, ve herşeyi yoktan var eden Allah'ın varlığını reddetmiştir. Aristo bu sapkın çıkarımıyla maddeci Yunan felsefecilere çok büyük bir etkide bulunmuştur. </text:span><text:span text:style-name="T12">Scala Naturae</text:span><text:span text:style-name="T6">'nin batı düşünce dünyasına girmesi ise Hümanizm akımı ve Rönesans'la birlikte oldu. 15. yüzyılın başlarında eski Yunanca ve </text:span><text:soft-page-break/><text:span text:style-name="T6">Latince eserlerin Avrupa'ya kaçırılması ile birlikte, Yunanlı maddeci ve pagan felsefelere sözde temel teşkil eden bu metinler de Batı felsefe ve düşünce dünyasına girdi. Bu metinlerde ilk dikkati çeken şey Allah'ın varlığını inkar eden, maddeci bir anlayışın hakim olmasıydı. Bu inkarcı düşünceye göre, insan kendini ve içinde bulunduğu dünyayı denetleme gücüne sahipti ve ölümden sonra bir başka yaşam olduğu inkar ediliyordu. İşte Büyük Varoluş Zinciri de bu inkarcı inancın temelini oluşturuyordu. Bu sapkın teoriye göre, insanlar tesadüfler sonucu ve evrimsel bir süreç sonucunda oluşmuşlardı ve bir madde yığını olmaktan başka bir özellikleri bulunmamaktaydı. Yine aynı batıl teoriye göre, ahlaki değerlerin, insani duyguların hiçbir önemi yoktu ve insan sadece yaşadığı günün tadını çıkarmalıydı, kendini hiçkimseye karşı sorumlu hissetmemeliydi. Bunun yanısıra Aristo'nun</text:span><text:span text:style-name="T12"> Scala Naturae</text:span><text:span text:style-name="T6">'sindeki Tanrı anlayışı da zaman içinde yok olmuş, Hümanizm akımıyla birlikte en üstün varlık mertebesine insan konmuştu. (Allah'ı tenzih ederiz.) <text:s/></text:span></text:p>
      <text:p text:style-name="P2">İşte günümüzdeki materyalist ve ateist felsefelerin temelini oluşturan evrim teorisiyle, eski pagan maddeci felsefelerin hayat kaynağını oluşturan Scala Naturae arasında bu derece önemli bir paralellik söz konusudur. Bugün materyalizm evrim teorisiyle hayat bulurken, geçmişteki maddeci anlayış Büyük Varoluş Zincirini kendine sözde temel dayanak almaktaydı. </text:p>
      <text:p text:style-name="P54"><text:span text:style-name="T8">Büyük Varoluş Zinciri Rönesans'tan 18. yüzyıla kadar olan dönemde oldukça popülerdi ve dönemin maddeci bilim adamları üzerinde çok derin izler bırakmıştı. Özellikle de Darwinizm dininin kurucusu olan Charles Darwin üzerinde çok fazla etkisi olan </text:span><text:span text:style-name="T9">Benoit de Maillet, Pierre de Maupertuis, Comte de Buffon</text:span><text:span text:style-name="T8"> ve </text:span><text:span text:style-name="T9">Jean Baptiste Lamarck</text:span><text:span text:style-name="T8"> gibi Fransız bilim adamları Yunanlılardan gelen Büyük Varoluş Zinciri anlayışını sahiplenmişlerdi. Bu kişiler kendi bilimsel araştırmalarını da bu evrimci anlayış üzerine kuruyorlardı. Bu bilim adamlarının en önemli özellikleri, Allah'ın farklı canlı türlerini ayrı ayrı yaratmadığını, doğa şartlarına göre kendi kendilerine değişim geçirip evrimleşerek ortaya çıktıklarını savunmaları, yani Darwin'inkine benzer bir evrim modeli oluşturmalarıydı. (Allah'ı tenzih ederiz.) Bu nedenle de modern evrimciliğin Darwin'in İngilteresi'nden ziyade Fransa'da doğduğunu söyleyebiliriz.</text:span></text:p>
      <text:p text:style-name="P54"><text:span text:style-name="T8">Söz konusu Fransız evrimcilerden Comte de Buffon 18. yüzyılın en tanınan bilim adamlarından biriydi. 50 yıldan fazla bir süre Paris'teki kraliyete ait Botanik bahçelerinin müdürlüğünü yürüttü. Darwin, teorisinin pek çok yönünü Buffon'un eserlerine dayandırmıştı. Buffon'un 44 ciltlik kapsamlı çalışması </text:span><text:span text:style-name="T10">Histoire Naturelle</text:span><text:span text:style-name="T8">'de Darwin'in kullanacağı öğretilerin çoğuna rastlamak mümkündü. </text:span></text:p>
      <text:p text:style-name="P14">Büyük Varoluş Zinciri ise gerek Buffon'un gerekse Lamarck'ın evrimci sistemleri için başlangıç noktası teşkil etmişti. Amerikalı bilim tarihçisi D. R. Olroyd, bu ilişkiyi şöyle tanımlamaktadır: </text:p>
      <text:p text:style-name="P54"><text:span text:style-name="T10">Histoire Naturelle</text:span><text:span text:style-name="T8">'in ilk cildinde Buffon kendisini </text:span><text:span text:style-name="T9">"Büyük Varoluş Zinciri" doktrininin yorumlayıcısı olarak açıklamaktadır… Lamarck ise eski Büyük Varoluş Zinciri doktrininin yeni bir versiyonunu savunuyordu…</text:span><text:span text:style-name="T8"> Fakat bu zincir katı, durağan bir </text:span><text:soft-page-break/><text:span text:style-name="T8">yapı gibi kabul edilmiyordu. Ortamın ihtiyaçlarını karşılamak için mücadeleleriyle ve "kazanılmış özelliklerin sonraki nesle aktarılması" prensibinin yardımıyla organizmalar zincirin yukarılarına doğru yavaşça hareket edebiliyorlardı. Başka bir deyişle mikroptan insana doğru… Ayrıca zincirin en altında,</text:span><text:span text:style-name="T10"> spontane jenerasyon</text:span><text:span text:style-name="T8"> (ani oluşum) yoluyla inorganik (cansız) maddeden ortaya çıkan yeni yaratıklar sürekli olarak beliriyordu. Zincirin yukarısına doğru sürekli olarak kompleksleşen bir süreç işliyordu…</text:span><text:span text:style-name="T23">25</text:span><text:span text:style-name="T8"> </text:span></text:p>
      <text:p text:style-name="P14">Görüldüğü gibi bugün "evrim teorisi" dediğimiz kavram, gerçekte eski bir Yunan efsanesi olan Büyük Varoluş Zincirinin günümüze taşınmasıyla doğmuştu. Darwin'den önce de birçok evrimci vardı ve onların evrimci fikirleri ve sözde delillerinin çoğunun orijinali Büyük Varoluş Zinciri'nde zaten yer alıyordu. Buffon ve Lamarck'la birlikte Büyük Varoluş Zinciri yeni bir kılıfla bilim dünyasına sunuldu, oradan da Darwin'e etki etti. </text:p>
      <text:p text:style-name="P54"><text:span text:style-name="T8">Gerçekten de Darwin bu kavramdan oldukça etkilenmiş, hatta teorisini bu ana mantık üzerine kurmuştu. Loren Eiseley, </text:span><text:span text:style-name="T10">Darwin's Century</text:span><text:span text:style-name="T8"> isimli kitabında Darwin'in, </text:span><text:span text:style-name="T10">Türlerin Kökeni</text:span><text:span text:style-name="T8"> isimli kitabının pek çok bölümünde 18. yüzyılın bu varoluş merdiveninden mantıklar kullandığını, özellikle de </text:span><text:span text:style-name="T9">organik maddelerin zorunlu olarak mükemmelliğe doğru ilerledikleri</text:span><text:span text:style-name="T8"> fikrinin buradan doğduğunu vurguluyordu.</text:span><text:span text:style-name="T23">26</text:span><text:span text:style-name="T8"> <text:s/></text:span></text:p>
      <text:p text:style-name="P54"><text:span text:style-name="T8">Dolayısıyla Darwin yeni ve bilimsel bir teori ortaya atmamıştı. Darwin'in yaptığı, kökleri eski Sümer'deki putperest efsanelere dayanan ve asıl eski Yunan'ın pagan inançları içinde gelişen bir batıl inancı, çağdaş bilimsel terimleri kullanarak ve çarpıtılmış bir kaç gözlemle destekleyerek yeniden ifade etmekten başka bir şey değildi. Bu batıl inanç, önce 17. ve 18. yüzyılda yaşamış pek çok bilim adamı tarafından yeni eklemelerle zenginleştirildi, sonra da Darwin'in </text:span><text:span text:style-name="T10">Türlerin Kökeni</text:span><text:span text:style-name="T8"> isimli kitabında "bilimsel" bir görüntü kazanarak bilim tarihinin en büyük yanılgısı olarak ortaya çıktı. </text:span></text:p>
      <text:p text:style-name="P14">Günümüzdeki evrimciler de, hala kendilerini "Tabiat Ana" dedikleri hayali bir "doğa tanrısı"nın yarattığına körü körüne inanmaktadırlar. (Allah'ı tenzih ederiz.) Yani Eski Sümer'de veya Eski Yunan'da yaşayan ve kendi kafalarında oluşturdukları hayali ilahlara tapınan paganlarla aynı anlayışsızlık, akılsızlık ve cehalet içindedirler. Nitekim kitabın başından beri ifade ettiğimiz tüm bu batıl inançların ne kadar akıl dışı olduğunu anlamak için insanın aklını kullanarak çevresine bir göz gezdirmesi dahi yeterlidir. Göz gezdirdiği zaman her ayrıntıda bir güzellikle, üstün bir sanatla ve yaratılışla karşılaşacaktır. Ve bu üstün yaratılışın kör tesadüflerle, hayali ve uydurma varoluş zincirleriyle, hiçbir şeye güç yetirmeyen putlarla, ilkel çorbayla ya da şimşeklerle oluşamayacağını anlamak için de yine akıl ve sağduyu yeterlidir. Buna rağmen Allah'a iman etmeyen insanların sahip olduğu inkarcı zihniyet, Kuran'da şu şekilde tarif edilmektedir: </text:p>
      <text:p text:style-name="P16"/>
      <text:p text:style-name="P16">Onlar: "Bizi büyülemek için mucize (ayet) olarak her ne getirirsen getir, yine de biz sana inanacak değiliz" dediler. (Araf Suresi, 132)</text:p>
      <text:p text:style-name="P71"/>
      <text:p text:style-name="P70"><text:soft-page-break/>Gerçek şu ki, Biz onlara melekler indirseydik, onlarla ölüler konuşsaydı ve herşeyi karşılarına toplasaydık, -Allah'ın dilediği dışında- yine onlar inanmayacaklardı. Ancak onların çoğu cahillik ediyorlar. (Enam Suresi, 111)</text:p>
      <text:p text:style-name="P70"/>
      <text:p text:style-name="P70">Onların üzerlerine gökyüzünden bir kapı açsak, ordan yukarı yükselseler de, Mutlaka: "Gözlerimiz döndürüldü, belki biz büyülenmiş bir topluluğuz" diyeceklerdir. (Hicr Suresi, 14-15)</text:p>
      <text:p text:style-name="P14"/>
      <text:p text:style-name="P14">Allah'ın varlığını inkarda direten insanlar, ayetler de bildirildiği gibi apaçık bir cahillik içindedirler. Bu mantıktaki insanlar her türlü batıl inancı, her türlü saçma teoriyi kabul ederler ama hak olan gerçekleri kabul etme konusunda direnirler. Bilimsel ve mantıksal gerçeklere değil, nefislerinin kendilerini sürüklediği hayali senaryolara inanmayı tercih ederler. Nitekim ilkçağlardan günümüze kadar varlığını sürdüren evrim inancı da bu inkarcı zihniyetin bir sonucudur. Ancak şunu da hatırlatmalıyız ki bu zihniyet her zaman var olacaktır; bu, Allah'ın bir kanunudur. Allah Kuran'da bu insanların varlığını şöyle haber vermiştir:</text:p>
      <text:p text:style-name="P17"/>
      <text:p text:style-name="P17">Andolsun, cehennem için cinlerden ve insanlardan çok sayıda kişi yarattık (hazırladık). Kalpleri vardır bununla kavrayıp-anlamazlar, gözleri vardır bununla görmezler, kulakları vardır bununla işitmezler. Bunlar hayvanlar gibidir, hatta daha aşağılıktırlar. İşte bunlar gafil olanlardır. (Araf Suresi, 179) </text:p>
      <text:p text:style-name="P25"/>
      <text:p text:style-name="P26"/>
      <text:p text:style-name="P10"><text:span text:style-name="Normal1"><text:span text:style-name="T28"/></text:span></text:p>
      <text:p text:style-name="P64">3. BÖLÜM</text:p>
      <text:p text:style-name="P50"/>
      <text:p text:style-name="P43">DARWINİZM DİNİNİ YAKINDAN TANIYALIM</text:p>
      <text:p text:style-name="P39"><text:span text:style-name="Normal1"><text:span text:style-name="T28"/></text:span></text:p>
      <text:p text:style-name="P7"><text:span text:style-name="Normal1"><text:span text:style-name="T28"/></text:span></text:p>
      <text:p text:style-name="P15"><text:s/>“... Sık sık üzerime soğuk bir ürperti geliyor ve kendi kendime bütün hayatımı bir fanteziye adayıp adamadığımı soruyorum.”</text:p>
      <text:p text:style-name="P24">(Char­les Dar­win)</text:p>
      <text:p text:style-name="P24"/>
      <text:p text:style-name="P54"><text:span text:style-name="T6">Fran­cis Dar­win, </text:span><text:span text:style-name="T12">The Li­fe and Let­ters of Char­les Dar­win</text:span><text:span text:style-name="T6">, Cilt. II, New York:D. App­le­ton and Com­pany, 1888, <text:s/>s. 25</text:span></text:p>
      <text:p text:style-name="P9"><text:span text:style-name="Normal1"><text:span text:style-name="T25"/></text:span></text:p>
      <text:p text:style-name="P54"><text:span text:style-name="T6">Bir in­sa­nın Dar­wi­nizm di­ni­ni ta­nı­ma­sı için ilk ön­ce o gü­ne ka­dar edin­di­ği ba­zı ön­yar­gı­la­rı ve ön­ka­bul­le­ri ter­k et­me­si ge­re­kir. Çün­kü o gü­ne ka­dar öğ­ren­dik­le­ri, bü­yük ola­sı­lık­la bu di­nin ger­çek yön­le­ri­ni ve he­def­le­ri­ni or­ta­ya koy­ma­mak­ta, sa­de­ce in­san­la­rı et­ki al­tı­na al­ma­yı he­def­le­yen tel­kin­le­rin iz­le­ri­ni ta­şı­mak­ta­dır. Bu­gü­ne ka­dar in­san­la­ra yo­ğun ola­rak ve­ri­len bu tel­ki­ne gö­re Dar­wi­nizm, dün­ya­nın "en say­gın" bi­lim adam­la­rın­dan bi­ri olan Char­les Dar­win'in or­ta­ya koy­du­ğu ve bi­lim­sel ola­rak ka­nıt­lan­mış bir ger­çek­tir. Oy­sa bu tel­kin ta­ma­men bir saf­sa­ta­dan iba­ret­tir. Çün­kü bi­lim, Ev­rim Ya­nıl­gı­sı bö­lü­mün­de de özet­le gö­re­ce­ği­niz gi­bi Dar­wi­nizm'in tüm te­mel id­di­ala­rı­nı bi­rer bi­rer ge­çer­siz kıl­mış­tır. (Ev­rim te­ori­si­nin bi­lim kar­şı­sın­da­ki çö­kü­şü­nün de­tay­la­rı­nı gör­mek için </text:span><text:span text:style-name="T7">Ev­rim Al­dat­ma­ca­sı ve Ha­ya­tın Ger­çek Kö­ke­ni</text:span><text:span text:style-name="T6"> isim­li ki­tap­la­rı­mı­za baş­vu­ra­bi­lir­si­niz.) </text:span><text:span text:style-name="T2">Ev­rim te­ori­si, hiç­bir bi­lim­sel te­me­li kal­ma­dı­ğı için de, sa­de­ce pro­pa­gan­da yön­tem­le­ri­ne da­yan­mak­ta­dır. Bu pro­pa­gan­da ile, ger­çek­te es­ki pa­gan kül­tür­ler­den ge­len ba­tıl bir ina­nış olan ev­rim dü­şün­ce­si, ça­ğı­mız in­sa­nı­na bi­lim­sel bir ger­çek gi­bi em­po­ze edil­mek­te­dir. </text:span></text:p>
      <text:p text:style-name="P2">Bu ne­den­le de Dar­wi­nizm'i her yö­nüy­le ta­nı­mak için ön­ce­lik­le bu pro­pa­gan­da­nın et­ki­sin­den kur­tu­lup ger­çek­le­ri ol­du­ğu gi­bi gö­re­bil­mek ge­re­kir. </text:p>
      <text:p text:style-name="P2"/>
      <text:p text:style-name="P58">Dar­wi­nizm Di­ni­nin Ku­ru­cu­su: </text:p>
      <text:p text:style-name="P58">Char­les Dar­win</text:p>
      <text:p text:style-name="P5"><text:span text:style-name="T6">Gü­nü­müz­de ev­rim te­ori­si den­di­ğin­de in­san­la­rın ak­lı­na ilk ola­rak Char­les Dar­win gel­mek­te­dir. Çün­kü her ne ka­dar can­lı­la­rın ev­rim­leş­ti­ği inan­cı pek çok es­ki pa­gan di­nin te­me­lin­de ol­sa bi­le, ev­rim ku­ra­mı­nı bu­gün­kü ha­li­ne ge­ti­ren ki­şi Dar­win'dir. İn­san­la­rın Dar­wi­nizm di­ni­ni ta­nır­ken sıy­rıl­ma­la­rı ge­re­ken ön­yar­gı­lar­dan en önem­li­si de hiç şüp­he­siz Char­les Dar­win hak­kın­da 150 yıl­dır oluş­tu­ru­lan asıl­sız pro­pa­gan­da­dır. Çün­kü Dar­win in­san­la­ra yıl­lar­dır üs­tün ze­ka­lı, son de­re­ce ba­şa­rı­lı ve ef­sa­ne­vi bir bi­lim ada­mı, ob­jek­tif bir araş­tır­ma­cı ola­rak ta­nı­tıl­mak­ta­dır. Hat­ta ev­rim­ci çev­re­ler­ce </text:span><text:span text:style-name="T7">"en bü­yük bi­lim ada­mı", "yüz­yı­lın de­ha­sı"</text:span><text:span text:style-name="T6">… gi­bi sı­fat­lar­la anıl­ma­sı da bu kök­lü pro­pa­gan­da­nın bir tü­re­vi­dir. Oy­sa </text:span><text:soft-page-break/><text:span text:style-name="T6">Dar­win'in ha­ya­tı ve gö­rüş­le­ri gö­zö­nün­de bu­lun­du­rul­du­ğun­da, ger­çe­ğin hiç de bu şe­kil­de ol­ma­dı­ğı açık­ça gö­rü­le­cek­tir. </text:span></text:p>
      <text:p text:style-name="P2">Ön­ce­ki bö­lüm­ler­de de vur­gu­la­dı­ğı­mız gi­bi Dar­wi­nizm di­ni­nin kö­ken­le­ri Dar­win'den çok da­ha es­ki­le­re da­yan­mak­ta­dır. Dar­win ise, kö­kü es­ki uy­gar­lık­la­ra da­ya­nan, 17. ve 18. yüz­yıl­da fark­lı bi­lim adam­la­rı ta­ra­fın­dan re­vi­ze edi­len ev­rim an­la­yı­şı­nı ye­ni bir te­oriy­miş gi­bi bi­lim dün­ya­sı­na sok­muş­tur. Bu di­nin ge­nel öğ­re­ti­le­ri­nin "teb­liğ"ini de ilk ola­rak ken­di­si yap­mış; ya­kın çev­re­si­ne, önem­li bi­lim adam­la­rı­na ge­rek ko­nuş­ma­la­rın­da, ge­rek yaz­dı­ğı ki­tap­lar­da ve ki­şi­sel mek­tup­la­rın­da ay­rın­tı­lı bir şe­kil­de an­lat­mış­tır. Onun ta­mam­la­ya­ma­dı­ğı, ek­sik bı­rak­tı­ğı yer­le­ri de ta­raf­tar­la­rı ve on­dan son­ra­ki ta­kip­çi­le­ri şe­kil­len­di­rip, an­lat­ma­ya de­vam et­miş­ler­dir. </text:p>
      <text:p text:style-name="P2">Dar­win her­ke­sin dü­şün­dü­ğü gi­bi ne de­ğer­li bir araş­tır­ma­cı, ne önem­li bir bi­lim ada­mı, ne de do­ğa­nın sır­la­rı­nı çö­zen "tür­le­rin efen­di­si"dir. Pa­gan ev­rim di­ni­nin ku­ru­cu­su olan Dar­win sa­de­ce, pro­tes­tan bir eği­tim al­mış, tıp eği­ti­mi­ni ise ta­mam­la­ya­ma­mış, ne­de­ni bel­li ol­ma­yan pek çok has­ta­lık­la bo­ğu­şan, ko­nuş­mak­tan ve tar­tış­mak­tan çe­ki­nen, ka­fa­sı çe­liş­ki­ler­le do­lu, düz­gün man­tık­lar kur­mak­ta zor­la­nan, in­san­lar­dan ka­çan, çal­kan­tı­lı bir ruh dün­ya­sı­na sa­hip ama­tör bir araş­tır­ma­cı­dır. Ya­ra­tı­lı­şı in­kar et­me­si­ne rağ­men vic­da­nı­nın se­si­ni uzun sü­re bas­tı­ra­ma­mış, an­cak kü­çük kı­zı­nın ölü­mün­den son­ra duy­gu­sal bir tep­ki gös­te­re­rek Al­lah'a ve di­ne kar­şı is­yan­kar bir ruh ha­li­ne gir­miş, or­ta­ya at­tı­ğı ve son­ra­dan "ateiz­min te­me­li" sa­yı­la­cak te­ori­si­ni bu sağ­lık­sız ruh ha­li için­de ge­liş­tir­miş­tir. <text:s/></text:p>
      <text:p text:style-name="P5"><text:span text:style-name="T6">Dar­win'in ade­ta kut­sal bir ki­tap gi­bi de­ğer gö­ren </text:span><text:span text:style-name="T12">Tür­le­rin Kö­ke­ni </text:span><text:span text:style-name="T6">isim­li ki­ta­bı da çok sa­yı­da aç­maz ve çe­liş­kiy­le do­lu, bir­bi­rin­den ko­puk bil­gi­le­rin sı­ra­lan­dı­ğı, sa­de­ce var­sa­yım­la­ra ve tah­min­le­re da­ya­nan bir man­tık kur­gu­la­ma­sın­dan öte­ye gi­de­me­mek­te­dir. Dar­win da­hi ken­di ki­ta­bı­nı bi­lim­sel bir ça­lış­ma­dan zi­ya­de </text:span><text:span text:style-name="T7">"uzun bir ar­gü­man"</text:span><text:span text:style-name="T6"> ola­rak ta­nım­la­mak­ta­dır. (Bu uzun ar­gü­man, son­ra­ki on­ yıl­lar­da or­ta­ya çı­kan bi­lim­sel ge­liş­me­ler ta­ra­fın­dan da çü­rü­tül­müş­tür.)</text:span></text:p>
      <text:p text:style-name="P5"><text:span text:style-name="T6">Bu­nun ya­nın­da Dar­win ge­rek ki­tap­la­rın­da ge­rek­se ar­ka­daş­la­rıy­la yap­tı­ğı ya­zış­ma­la­rın­da te­ori­si­nin za­yıf­lık­la­rı­nı, tu­tar­sız­lık­la­rı­nı, çe­liş­ki­le­ri­ni ve aç­maz­la­rı­nı iti­raf et­miş, te­ori­si hak­kın­da çok cid­di şüp­he­le­ri ol­du­ğu­nu, hat­ta bun­la­rı dü­şün­mek­ten </text:span><text:span text:style-name="T7">"in­ti­har ede­cek se­vi­ye­ye gel­di­ği"</text:span><text:span text:style-name="T6">ni bir ar­ka­da­şı­na yaz­dı­ğı mek­tu­bun­da iti­raf et­miş­tir: </text:span></text:p>
      <text:p text:style-name="P72"><text:span text:style-name="T6">Ba­na ki­ta­bı­mı so­ru­yor­sun ve sa­na söy­le­ye­bi­le­ce­ğim tek şey</text:span><text:span text:style-name="T7"> in­ti­har et­me­ye ha­zır ol­du­ğum</text:span><text:span text:style-name="T6">; ki­ta­bın çok ma­kul bir şe­kil­de ka­le­me alın­dı­ğı­nı dü­şü­nü­yor­dum, fa­kat şim­di tek­rar ya­zıl­ma­sı ge­rek­ti­ği­ni an­la­dım.</text:span><text:span text:style-name="T21">27</text:span><text:span text:style-name="T6"> </text:span></text:p>
      <text:p text:style-name="P5"><text:span text:style-name="T6">Hat­ta bir baş­ka mek­tu­bun­da için­de bu­lun­du­ğu du­ru­mu </text:span><text:span text:style-name="T7">"Gö­rüş­le­ri­min, sa­yı­sız mik­tar­da zor­luk­lar­la do­lu ol­du­ğu­nu</text:span><text:span text:style-name="T6"> gö­re­me­ye­cek ka­dar kör ol­du­ğu­mu san­ma..."</text:span><text:span text:style-name="T21">28</text:span><text:span text:style-name="T6"> şek­lin­de açık­la­mak­ta­dır. Özel­lik­le de ar­ka­da­şı Char­les Lyell'a yaz­dı­ğı mek­tup­la­rın­da te­ori­sin­den duy­du­ğu kuş­ku­la­rı­nı çok açık bir şe­kil­de di­le ge­tir­mek­te­dir:</text:span></text:p>
      <text:p text:style-name="P72"><text:span text:style-name="T6">Çe­şit­li ko­nu­lar­la il­gi­le­nen pek çok in­sa­nın yıl­lar­dır bir il­lüz­yon için­de ol­du­ğu­nu dü­şü­ne­rek ol­duk­ça se­vi­ni­yo­rum. Sık sık üze­ri­me so­ğuk bir ür­per­ti ge­li­yor ve ken­di ken­di­me</text:span><text:span text:style-name="T7"> bü­tün ha­ya­tı­mı bir fan­te­zi­ye ada­yıp ada­ma­dı­ğı­mı so­ru­yo­rum...</text:span><text:span text:style-name="T6"> </text:span><text:span text:style-name="T21">29</text:span></text:p>
      <text:p text:style-name="P2"><text:soft-page-break/>Ay­rı­ca Dar­win, or­ta­ya at­tı­ğı te­ori­nin yan­lış­lı­ğı­nı ve te­mel­siz­li­ği­ni de fark et­miş ve şöy­le yaz­mış­tır:</text:p>
      <text:p text:style-name="P72"><text:span text:style-name="T6">Okur ya­pı­tı­mın (Tür­le­rin Kö­ke­ni) bu bö­lü­mü­ne var­ma­dan ön­ce bir yı­ğın güç­lük­le kar­şı­laş­mış ola­cak­tır. </text:span><text:span text:style-name="T7">Bun­la­rın ba­zı­la­rı bu­gü­ne dek üzer­le­rin­de be­lir­li bir öl­çü­de du­rak­sa­ma­dan dü­şü­ne­me­di­ğim ka­dar çe­tin­dir</text:span><text:span text:style-name="T6">.</text:span><text:span text:style-name="T21">30</text:span><text:span text:style-name="T6"> </text:span></text:p>
      <text:p text:style-name="P5"><text:span text:style-name="T6">Ya­kın dos­tu Asa Gray'a yaz­dı­ğı bir mek­tup­ta ise </text:span><text:span text:style-name="T7">"Ol­duk­ça iyi bi­li­yo­rum ki spe­kü­las­yon­la­rım meş­ru bi­li­min sı­nır­la­rı­nın ol­duk­ça ile­ri­si­ne uzan­mış­tır"</text:span><text:span text:style-name="T6"> di­ye­rek te­ori­si­ni bi­lim dı­şı bir spe­kü­las­yon ola­rak de­ğer­len­dir­miş­tir. </text:span></text:p>
      <text:p text:style-name="P2">Char­les Dar­win'in için­de bu­lun­du­ğu çe­liş­ki­li ruh ha­li ve sağ­lık­sız man­tık ya­pı­sı son­ra­ki ba­zı bi­lim adam­la­rı­nın da dik­ka­ti­ni çek­miş­tir. Çün­kü tüm dün­ya­ya mut­lak bir ger­çek ola­rak su­nu­lan bir te­ori­nin ku­ru­cu­su­nun ka­fa­sı­nın çe­liş­ki­ler ve de­rin kuş­ku­lar­la do­lu ol­ma­sı, te­ori­nin üze­ri­ne ku­rul­du­ğu te­mel­ler hak­kın­da da çok cid­di şüp­he­ler do­ğur­mak­ta­dır. Ame­ri­ka­lı fi­zik­çi Lip­son, Dar­win'in bu kor­ku­la­rı hak­kın­da şu yo­ru­mu ya­par:</text:p>
      <text:p text:style-name="P72"><text:span text:style-name="T6">Tür­le­rin Kö­ke­ni'ni ilk oku­du­ğum­da Dar­win'in ge­nel­de su­nu­lan tab­lo­nun ak­si­ne, </text:span><text:span text:style-name="T7">ken­di­sin­den pek de emin ol­ma­dı­ğı­nı </text:span><text:span text:style-name="T6">fark et­miş­tim. "Te­ori­nin Zor­luk­la­rı" baş­lık­lı bö­lüm, ör­ne­ğin, </text:span><text:span text:style-name="T7">çok be­lir­gin bir gü­ven­siz­lik</text:span><text:span text:style-name="T6"> yan­sıt­mak­ta­dır. </text:span><text:span text:style-name="T7">Bir fi­zik­çi ola­rak, gö­zün na­sıl or­ta­ya çık­mış ola­bi­le­ce­ği yö­nün­de­ki yo­rum­la­rı kar­şı­sın­da şaş­kın­lı­ğa düş­tüm.</text:span><text:span text:style-name="T24">31</text:span><text:span text:style-name="T6"> <text:s/></text:span></text:p>
      <text:p text:style-name="P2">Pe­ki Dar­win ken­di de­yi­miy­le "bu fan­te­zi"ye ne za­man gö­nül ver­miş­ti? Dar­win ço­cuk­luk dö­ne­min­de uzun bir din eği­ti­mi al­mış­tı. Bu ne­den­le de es­ki uy­gar­lık­la­rın ina­nış­la­rı, öğ­re­ti­le­ri ve din­ler ta­ri­hi ko­nu­sun­da bil­gi sa­hi­biy­di. Ama öte yan­dan, için­de ya­şa­dı­ğı yüz­yıl­da­ki po­zi­ti­vist ve ma­ter­ya­list dü­şün­ce­ler­den de çok­ça et­ki­len­miş­ti. Özel­lik­le de de­de­si Eras­mus Dar­win'in din kar­şı­tı dü­şün­ce­le­ri Dar­win üze­rin­de çok kök­lü et­ki­ler oluş­tur­muş­tu. </text:p>
      <text:p text:style-name="P2"/>
      <text:p text:style-name="P58">Eras­mus Dar­win'in "Do­ğa Ta­pı­na­ğı"</text:p>
      <text:p text:style-name="P5"><text:span text:style-name="T6">Genç Char­les Dar­win'i din-dı­şı ve hat­ta din-kar­şı­tı ya­pan en önem­li et­ken, de­de­si Eras­mus Dar­win'di. Genç Char­les Dar­win, de­de­si­nin fi­kir­le­ri­ni kü­çük­lü­ğün­den be­ri­dir din­ler ve bun­lar­dan şid­det­le et­ki­le­nir­di.</text:span><text:span text:style-name="T21">32</text:span><text:span text:style-name="T6"> </text:span></text:p>
      <text:p text:style-name="P5"><text:span text:style-name="T6">Eras­mus Dar­win, as­lın­da "ev­rim" fik­ri­ni İn­gil­te­re'de or­ta­ya atan ilk ki­şiy­di. Fi­zik­çi, psi­ko­log ve şa­ir sı­fat­la­rı­nı üze­rin­de ta­şı­yor­du ve ol­duk­ça et­ki­li bir in­san­dı. An­cak ol­duk­ça ka­ran­lık bir özel ha­ya­tı ve en az iki gay­rı-meş­ru ço­cu­ğu var­dı.</text:span><text:span text:style-name="T21">33</text:span><text:span text:style-name="T6"> <text:s/></text:span></text:p>
      <text:p text:style-name="P5"><text:span text:style-name="T6">Eras­mus Dar­win'in en önem­li özel­li­ği ise, İn­gil­te­re'nin en ön­de ge­len bir kaç "na­tü­ra­list"in­den bi­ri ol­ma­sıy­dı.</text:span><text:span text:style-name="T7"> Na­tü­ra­lizm</text:span><text:span text:style-name="T6">, ev­re­nin var­lı­ğı­nın özü­nün do­ğa­da ol­du­ğu­na ina­nan, Al­lah'ın ya­ra­tı­şı­nı ka­bul et­me­yen ve biz­zat do­ğa­yı ya­ra­tı­cı sa­yan batıl bir dü­şün­ce akı­mıy­dı. As­lın­da fik­ri kö­ken­le­ri­ni Es­ki Sü­mer ve Yu­nan ef­sa­ne­le­rin­de bu­lan na­tü­ra­list fel­se­fe­yi en çok sa­vu­nan­la­rın ba­şın­da ise, </text:span><text:span text:style-name="T7">ma­son­luk</text:span><text:span text:style-name="T6"> ör­gü­tü ge­li­yor­du. </text:span></text:p>
      <text:p text:style-name="P5"><text:span text:style-name="T6">Bu ger­çek, Ka­to­lik ale­mi­nin di­ni li­de­ri Pa­pa XI­II. Leo'nun ma­son­lu­ğu he­def alan 1884 ta­rih­li ün­lü </text:span><text:span text:style-name="T12">Hu­ma­num Ge­nus</text:span><text:span text:style-name="T6"> ad­lı fer­ma­nın­da özel­lik­le vur­gu­la­nı­yor­du. "Za­ma­nı­mız­da Ma­son­luk isim­li, çok yay­gın ve kuv­vet­li bir ör­gü­te sa­hip bir der­ne­ğin des­te­ği ve yar­dı­mıy­la, </text:span><text:span text:style-name="T7">ka­ran­lık kuv­vet­le­re ta­pan­lar ola­ğa­nüs­tü bir gay­ret için­de bir­leş­miş du­rum­da­lar. </text:span><text:soft-page-break/><text:span text:style-name="T6">Bun­lar ar­tık ni­yet­le­ri­ni giz­le­me ih­ti­ya­cı duy­ma­dan Al­lah'ın Yük­sek Var­lı­ğı ile mü­ca­de­le et­mek­te­dir­ler" di­yen Pa­pa, ör­gü­tün na­tü­ra­lizm­le olan iliş­ki­si­ni de şöy­le açık­lı­yor­du: "Ma­son­la­rın is­tek­le­ri ve bü­tün ça­ba­la­rı ay­nı ama­ca yö­nel­mek­te­dir: ... Her tür­lü sos­yal ve di­ni di­sip­li­ni ta­ma­men yık­mak ve ye­ri­ne pren­sip­le­ri­ni na­tü­ra­lizm­den alan ve ken­di fi­kir­le­ri­ne gö­re şe­kil­len­miş ye­ni ku­ral­la­rı oturt­mak".</text:span><text:span text:style-name="T21">34</text:span><text:span text:style-name="T6"> </text:span></text:p>
      <text:p text:style-name="P2">İş­te es­ki put­pe­rest din­ler­den kay­nak bu­lan ve Al­lah inan­cı­nı or­ta­dan kal­dır­ma­yı he­def­le­yen na­tü­ra­lizm fel­se­fe­si­nin ve bu­nu be­nim­se­yen ma­son ör­gü­tü­nün 18. yüz­yıl İn­gil­te­re­si'nde­ki en bü­yük tem­sil­ci­si, Char­les Dar­win'in de­de­si olan Eras­mus Dar­win'di. </text:p>
      <text:p text:style-name="P5"><text:span text:style-name="T6">Eras­mus Dar­win, İs­koç­ya Edin­burgh'da­ki ün­lü Ca­non­ga­te Kil­wi­ning ma­son lo­ca­sı­nın üs­tad­la­rın­dan bi­riy­di.</text:span><text:span text:style-name="T21">35</text:span><text:span text:style-name="T6"> Da­ha­sı, Fran­sa'da­ki Ja­ko­ben ma­son­lar­la ve din düş­man­lı­ğı­nı bir nu­ma­ra­lı gö­rev ha­li­ne ge­ti­ren ma­so­nik İllü­mi­na­ti ör­gü­tüy­le de bağ­lan­tı­sı var­dı.</text:span><text:span text:style-name="T21">36</text:span><text:span text:style-name="T6"> Eras­mus, oğ­lu Ro­bert Dar­win'i de (Char­les Dar­win'in ba­ba­sı) ken­di­si gi­bi ye­tiş­tir­miş ve ma­son lo­ca­la­rı­na üye yap­mış­tı.</text:span><text:span text:style-name="T21">37</text:span><text:span text:style-name="T6"> Bu ne­den­le Char­les Dar­win, hem de­de, hem de ba­ba ta­ra­fın­dan ma­so­nik bir mi­ras dev­ra­la­cak­tı.</text:span></text:p>
      <text:p text:style-name="P5"><text:span text:style-name="T6">Char­les Dar­win'in te­ori­si­nin ana hat­la­rı, ger­çek­te de­de­si Eras­mus Dar­win ta­ra­fın­dan be­lir­len­miş­ti. Eras­mus Dar­win'in na­tü­ra­list ça­lış­ma­la­rı, Char­les Dar­win'e yol gös­te­re­cek ni­te­lik­tey­di. Eras­mus Dar­win, kur­du­ğu se­kiz dö­nüm­lük bo­ta­nik bah­çe­de yap­tı­ğı araş­tır­ma­lar­la Dar­wi­nizm'e te­mel teş­kil ede­cek man­tık­la­rı ge­liş­tir­miş ve bun­la­rı </text:span><text:span text:style-name="T12">The Temp­le of Na­tu­re (Do­ğa Ta­pı­na­ğı) ve Zo­ono­mia</text:span><text:span text:style-name="T6"> ad­lı ki­tap­la­rın­da top­la­mış­tı. Era­su­mus Dar­win'in ki­ta­bı­na isim ola­rak kul­lan­dı­ğı </text:span><text:span text:style-name="T7">"Do­ğa Ta­pı­na­ğı"</text:span><text:span text:style-name="T6"> kav­ra­mı, ger­çek­te sa­hip ol­du­ğu na­tü­ra­list inan­cın bir ifa­de­siy­di: Do­ğa­nın ya­ra­tı­cı bir gü­ce sa­hip ol­du­ğu­na ina­nan es­ki put­pe­rest inanç­la­rın bir tek­ra­rıy­dı bu.(Allah'ı tenzih ederiz.)</text:span></text:p>
      <text:p text:style-name="P5"><text:span text:style-name="T6">Öte yan­dan da 1784 yı­lın­da, bu fi­kir­le­rin ya­yıl­ma­sı­na ön­cü­lük ede­cek bir der­nek kur­muş­tu: Phi­lo­sop­hi­cal So­ci­ety. Ni­te­kim ger­çek­ten de Phi­lo­sop­hi­cal So­ci­ety, on­ yıl­lar son­ra Char­les Dar­win ta­ra­fın­dan or­ta­ya atı­lan ku­ra­mın en bü­yük ve ateş­li des­tek­çi­le­rin­den bi­ri ola­cak­tı.</text:span><text:span text:style-name="T21">38</text:span><text:span text:style-name="T6"> </text:span></text:p>
      <text:p text:style-name="P2">Kı­sa­ca­sı, Char­les Dar­win'in es­ki put­pe­rest kül­tür­ler­den ka­lan bir ef­sa­ne olan "ev­rim" fik­ri­ne inan­ma­sı­nın te­me­lin­de, bir ma­son ve na­tü­ra­list olan de­de­si Eras­mus Dar­win'in bü­yük ro­lü bu­lu­nu­yor­du. Char­les Dar­win, "Do­ğa Ta­pı­na­ğı" ki­ta­bı­nın ya­za­rı olan de­de­si ara­cı­lı­ğıy­la, do­ğa­ya ta­pın­ma­ya da­ya­lı put­pe­rest inanç­la­rı be­nim­se­miş ve te­ori­si­ni bu zih­ni­yet üze­rin­de kur­muş­tu.</text:p>
      <text:p text:style-name="P2">Dar­win'in te­ori­si­nin çı­kış ye­ri ise Ga­la­pa­gos Ada­la­rı ol­du. </text:p>
      <text:p text:style-name="P2"/>
      <text:p text:style-name="P58">Ga­la­pa­gos Ada­la­rın­da </text:p>
      <text:p text:style-name="P58">Ha­yat Ka­ran­lık Din</text:p>
      <text:p text:style-name="P2">Ok­ya­nu­sun or­ta­sın­da yem­ye­şil bir takıma­da­yı zi­ya­ret et­ti­ği­ni­zi dü­şü­nün. Ana ka­ra­dan bin­ler­ce ki­lo­met­re uzak olan bu kü­çük ka­ra par­ça­sın­da dün­ya­nın hiç­bir ye­rin­de gö­re­me­ye­ce­ği­niz gü­zel­lik­te, çe­şit­li­lik­te ve zen­gin­lik­te bit­ki­ler ve hay­van­lar var. Kuş­la­rın her bi­ri ay­rı renk­le­re, gö­rü­nüm­le­re hat­ta fark­lı ses­le­re sa­hip­ler. Da­ha ön­ce dün­ya­nın hiç­bir <text:soft-page-break/>ye­rin­de rast­la­ma­dı­ğı­nız çe­şit çe­şit can­lı­lar ya­şı­yor. Böy­le bir yer­de bu­lun­say­dı­nız ve bu muh­te­şem tab­lo­yu sey­ret­sey­di­niz, can­lı­la­ra bak­tı­ğı­nız­da ne dü­şü­nür­dü­nüz?</text:p>
      <text:p text:style-name="P2">Muh­te­me­len renk­ler, can­lı­lık, çe­şit­li­lik kar­şı­sın­da bü­yük bir hay­ran­lık du­yar ve bu ka­dar çok can­lı­nın na­sıl mey­da­na gel­di­ği­ni ken­di­ni­ze so­rar­dı­nız. Ar­dın­dan ulaş­tı­ğı­nız so­nuç, bü­yük bir ok­ya­nu­sun or­ta­sın­da kü­çü­cük bir ka­ra par­ça­sı üze­rin­de çok mü­kem­mel ya­ra­tı­lış de­lil­le­ri ser­gi­len­di­ği olur­du. Ni­te­kim nor­mal bir an­la­yı­şa ve bil­gi­ye sa­hip olan her in­san, bi­raz ön­ce ta­rif edi­len me­ka­na git­ti­ğin­de ve bu can­lı­lar­la kar­şı­laş­tı­ğın­da, her bi­ri­nin ya­ra­tı­lı­şın­da bir ola­ğa­nüs­tü­lük ol­du­ğu­nu fark ede­bi­lir.</text:p>
      <text:p text:style-name="P2">Oy­sa do­ğa­da gör­dü­ğü bu mu­ci­ze­vi çe­şit­li­lik Dar­win'i, pek çok in­sa­nın ak­si­ne, tüm var­lık­la­rın rast­lan­tı ese­ri mey­da­na gel­di­ği so­nu­cu­na gö­tür­müş­tür. O, tüm bun­la­rı ya­ra­tan Al­lah'ın son­suz kud­re­ti­ni tak­dir ede­me­miş­tir. Ev­ren­de­ki sa­nat­tan et­ki­len­me­si ve bir araş­tır­ma­cı ola­rak bu ger­çe­ği he­men an­la­ya­bil­me­si ge­re­kir­ken, Dar­win'de bu man­tık tam ter­si­ne iş­le­miş­tir. Kuş­ku­suz bu, onun man­tık bo­zuk­lu­ğu­nu göz­ler önü­ne ser­mek­te­dir. </text:p>
      <text:p text:style-name="P2">İş­te böy­le bir man­tık bo­zuk­lu­ğu­na sa­hip olan Dar­win, beş yıl sü­ren yol­cu­lu­ğu es­na­sın­da, ço­ğu ba­tı­lı­nın da­ha ön­ce kar­şı­laş­ma­dı­ğı can­lı­lar­la kar­şı­laş­tı. Özel­lik­le de Ga­la­pa­gos ada­la­rın­da ye­ni tür­ler­le yüz­yü­ze gel­di. </text:p>
      <text:p text:style-name="P2">Ga­la­pa­gos ada­la­rı özel­lik­le kuş ve sü­rün­gen tür­le­ri­nin ağır­lık­lı ola­rak bu­lun­du­ğu, bir­çok can­lı tü­rü­nün ya­şa­dı­ğı bir böl­ge­dir ve do­la­yı­sıy­la bu­ra­ya gi­den bir bi­lim ada­mı­nın in­ce­le­ye­bi­le­ce­ği sa­yı­sız can­lı tü­rü bu­lun­mak­ta­dır. Dar­win yol­cu­lu­ğu sı­ra­sın­da bu can­lı­la­rın bin­ler­ce­si­ni top­la­yıp is­pir­to­da sak­la­ma­sı­na rağ­men, özel­lik­le fark­lı is­pi­noz tür­le­ri­ne dik­kat et­miş ve bu can­lı­la­rın ga­ga­la­rın­da­ki ya­pı­sal fark­lı­lık­la­rı in­ce­le­dik­ten son­ra, te­ori­si­ni şe­kil­len­dir­me­ye baş­la­mış­tır.</text:p>
      <text:p text:style-name="P5"><text:span text:style-name="T6">Ger­çek­te Dar­win'in yap­tı­ğı şey, elin­de­ki bir bul­gu­yu abar­ta­rak, ta­ma­men ha­ya­li spe­kü­las­yon­la­ra mal­ze­me yap­mak­tır. İs­pi­noz­lar ara­sın­da, ge­ne­tik ha­vuz­la­rı­nın izin ver­di­ği öl­çü­de bir çe­şit­len­me (var­yas­yon) ol­du­ğu doğ­ru­dur. Ama bu du­rum, is­pi­noz­la­rın bir baş­ka kuş cin­sin­den ev­rim­leş­tik­le­ri ve­ya bir baş­ka cin­se dö­nü­şe­bi­le­cek­le­ri an­la­mı­na gel­mez. Ni­te­kim ça­ğı­mız­da­ki ev­rim­ci­ler de, Dar­win'in is­pi­noz ga­ga­la­rı gi­bi var­yas­yan ör­nek­le­rin­den yo­la çı­ka­rak or­ta­ya at­tı­ğı id­di­ala­rın, bi­lim­sel ol­ma­yan abar­tı­lı bir var­sa­yım ol­du­ğu­nu ka­bul et­mek­te­dir­ler.</text:span><text:span text:style-name="T21">39</text:span><text:span text:style-name="T6"> </text:span></text:p>
      <text:p text:style-name="P2">Ger­çek­ten de is­pi­noz­la­rın ga­ga­la­rı­nın çe­şit­li­li­ği­ni in­ce­le­ye­rek tüm can­lı tür­le­ri­nin kö­ke­ni­ne; ör­ne­ğin dev bo­yut­lu ba­li­na­la­rın, fark­lı gö­rü­nüm­le­riy­le fil­le­rin, muh­te­şem uçuş ye­te­ne­ği ile si­nek­le­rin, ka­nat­la­rın­da­ki ola­ğa­nüs­tü si­met­ri ile dik­kat çe­ken ke­le­bek­le­rin, de­ni­zal­tın­da ya­şa­yan bir­bi­rin­den çok fark­lı ba­lık­la­rın, ka­buk­lu de­niz can­lı­la­rı­nın, kuş­la­rın, sü­rün­gen­le­rin ve en önem­li­si de akıl ve şu­ur sa­hi­bi in­sa­nın na­sıl var ol­du­ğu­na yö­ne­lik bir çı­ka­rım yap­mak, akıl ve bi­lim yo­luy­la dü­şü­nen in­sa­nın be­nim­se­me­ye­ce­ği bir dav­ra­nış­tır. </text:p>
      <text:p text:style-name="P2">Kal­dı ki bir bi­lim ada­mı­nın can­lı­la­rı in­ce­le­di­ğin­de gör­me­si ge­re­ken tek ko­nu var­yas­yon de­ğil­dir. Ak­si­ne, can­lı­lık­ta­ki ola­ğa­nüs­tü yaratılış çok da­ha te­mel ve önem­li bir ko­nu ola­rak bi­lim ada­mı­nın kar­şı­sın­da­dır. Ör­ne­ğin ger­çek bir bi­lim ada­mı, is­pi­noz kuş­la­rı­nı in­ce­le­di­ğin­de ilk ola­rak bu can­lı­la­rın na­sıl olup da ku­sur­suz bir uç­ma me­ka­niz­ma­sı­na sa­hip ol­duk­la­rı­nı dü­şü­nür. Kuş ka­nat­la­rı­nı ku­sur­suz­ca var ede­nin, on­la­rı mü­kem­mel bir tek­no­<text:soft-page-break/>lo­ji ile in­şa ede­nin kim ol­du­ğu­nu so­rar. Tek bir kuş tü­yün­de­ki ae­ro­di­na­mik özel­li­ği, uç­ma­ya el­ve­riş­li ola­rak ha­fif ve es­nek ya­pı­yı, tüy­le­ri bir­bi­ri­ne bağ­la­yan mil­yar­lar­ca kü­çük kan­ca­nın na­sıl var ol­du­ğu­nu araş­tı­rır. </text:p>
      <text:p text:style-name="P5"><text:span text:style-name="T6">İş­te açık bir şu­ur­la, fik­ri sap­lan­tı­lar­dan uzak bir şe­kil­de dü­şü­nen bir bi­lim ada­mı bu önem­li so­ru­la­rın ce­va­bı­nı arar. Ve tüm bu araş­tır­ma­la­rı­nın, dü­şün­ce­le­ri­nin so­nu­cun­da çok açık ve ke­sin olan bir ger­çe­ği gö­rür: </text:span><text:span text:style-name="T7">Bu ku­sur­suz yaratılış delilleri, eş­siz gü­zel­lik­ler ve say­mak­la bi­ti­ri­le­me­ye­cek ka­dar çok olan çe­şit­li­lik, Al­lah'ın ya­rat­ma­sı­nın eser­le­ri­dir.</text:span><text:span text:style-name="T6"> <text:s/></text:span></text:p>
      <text:p text:style-name="P2">Dar­win'in ve onun yo­lu­nu iz­le­yen ev­rim­ci­le­rin bu ger­çe­ği gö­zar­dı et­me­le­ri­nin ne­de­ni ise, inan­dık­la­rı ma­ter­ya­list fel­se­fe ve bu fel­se­fe­ye olan psi­ko­lo­jik bağ­lı­lık­la­rı­dır. Bu du­rum, Dar­win'de çok be­lir­gin bir bi­çim­de göz­lem­len­mek­te­dir. Gö­zün ya­pı­sı ve ta­vus­ku­şu tüy­le­ri hak­kın­da yap­tı­ğı yo­rum, bu ko­nu­da açık­la­yı­cı bir ör­nek­tir. Ak­lı­nı kul­lan­ma­yan, öz­gür bir vic­dan­la dü­şü­nen in­san, ta­vus­ku­şu­nun tüy­le­rin­de­ki gö­za­lı­cı es­te­ti­ğe hay­ran olur ve bu gü­zel­li­ği ya­ra­ta­nı dü­şü­nür. An­cak ba­kın, Dar­win ta­vus­ku­şu­nun tüy­le­ri ile il­gi­li ne­ler dü­şün­mek­te­dir:</text:p>
      <text:p text:style-name="P72"><text:span text:style-name="T7">Gö­zü dü­şün­mek ço­ğu za­man be­ni te­orim­den so­ğut­tu.</text:span><text:span text:style-name="T6"> Ama ken­di­mi za­man­la bu prob­le­me alış­tır­dım. Şim­di­ler­de ise do­ğa­da­ki ba­zı be­lir­gin ya­pı­lar be­ni çok faz­la ra­hat­sız edi­yor. Ör­ne­ğin </text:span><text:span text:style-name="T7">bir ta­vus­ku­şu­nun tüy­le­ri­ni gör­mek be­ni ne­re­dey­se has­ta edi­yor</text:span><text:span text:style-name="T6">.</text:span><text:span text:style-name="T21">40</text:span><text:span text:style-name="T6"> </text:span></text:p>
      <text:p text:style-name="P2">Kuş­ku­suz tek ba­şı­na bu ör­nek bi­le Dar­win'in bi­li­me ve do­ğa­da kar­şı­laş­tı­ğı var­lık­la­ra kar­şı olan ön­yar­gı­lı ba­kış açı­sı­nın bir gös­ter­ge­si­dir. An­la­şı­lan Dar­win, Ga­la­pa­gos ada­la­rın­da kar­şı­laş­tı­ğı can­lı­la­rın bü­yük bir bö­lü­mün­den do­la­yı da ade­ta "has­ta ol­muş" ve on­la­rı "is­pir­to­da sak­la­mak­la" ye­tin­miş, ama on­lar­da gör­dü­ğü ola­ğa­nüs­tü özel­lik­ler üze­rin­de dü­şün­mek is­te­me­miş­tir. </text:p>
      <text:p text:style-name="P2">Oy­sa bir in­sa­nın tüm ev­ren­de var olan ya­ra­tı­lış de­lil­le­ri­ni gö­re­bil­me­si için Ga­la­pa­gos ada­la­rı­na git­me­si­ne de ge­rek yok­tur. İn­san ken­di be­de­nin­den ba­şı­nı ha­fif­çe kal­dı­rıp bak­tı­ğı gök­yü­zü­ne ka­dar her yer­de Al­lah'ın var­lı­ğı­nın, gü­cü­nün, ak­lı­nın ve il­mi­nin sa­yı­sız de­li­li­ni <text:s/>gö­re­bi­lir. </text:p>
      <text:p text:style-name="P5"><text:span text:style-name="T6">Ör­ne­ğin Dar­win'i te­ori­sin­den so­ğu­tan göz bu sa­yı­sız de­lil­den sa­de­ce bi­ri­dir. Göz, te­sa­düf­ler so­nu­cun­da olu­şa­ma­ya­cak ka­dar komp­leks ve ku­sur­suz bir ya­pı­ya sa­hip­tir. 40 ay­rı or­ga­nel­den olu­şan gö­zün önem­li bir yö­nü, </text:span><text:span text:style-name="T7">"in­dir­ge­ne­mez komp­leks­lik"</text:span><text:span text:style-name="T6"> ola­rak ad­lan­dı­rı­lan bir özel­li­ğe sa­hip ol­ma­sı­dır. Bu­nun an­la­mı şu­dur; gö­zün iş­lev gö­re­bil­me­si için bu 40 or­ga­ne­lin her bi­ri­nin ay­nı an­da bi­ra­ra­da ol­ma­sı ge­re­kir. Bun­la­rın bi­ri ol­ma­sa göz hiç­bir işe ya­ra­maz. Bu 40 ay­rı par­ça­nın her bi­ri de ken­di iç­le­rin­de kompleks yapılara sa­hip­tir. Ör­ne­ğin gö­zün ar­ka kıs­mın­da­ki re­ti­na ta­ba­ka­sı 11 ay­rı kat­man­dan olu­şur. Bu kat­man­lar­dan bi­ri kan da­ma­rı ağı­dır. Vü­cu­dun en yo­ğun da­mar ağı­nı oluş­tu­ran bu ta­ba­ka ışı­ğı yo­rum­la­yan re­ti­na hüc­re­le­ri­nin ok­si­jen ih­ti­ya­cı­nı kar­şı­lar. Di­ğer ta­ba­ka­la­rın her bi­ri­nin ise ay­rı gö­rev­le­ri var­dır. Hiç­bir ev­rim­ci bu den­li komp­leks bir or­ga­nın na­sıl oluş­tu­ğu so­ru­su­na ma­kul ce­vap ve­re­me­mek­te­dir. Çün­kü göz, Al­lah'ın ku­sur­suz ya­ra­tı­şı­nın de­lil­le­rin­den bi­ri­dir. Ku­ran'da bil­di­ril­di­ği gi­bi; </text:span></text:p>
      <text:p text:style-name="P14"/>
      <text:p text:style-name="P54"><text:soft-page-break/><text:span text:style-name="T9">O Al­lah ki, ya­ra­tan­dır, (en gü­zel bi­çim­de) ku­sur­suz­ca va­re­den­dir, 'şe­kil ve su­ret' ve­ren­dir. </text:span><text:span text:style-name="T5">En gü­zel isim­ler O'nun­dur. Gök­ler­de ve yer­de olan­la­rın tü­mü O'nu tes­bih et­mek­te­dir. O, Aziz, Ha­kim­dir. (Haşr Su­re­si, 24)</text:span></text:p>
      <text:p text:style-name="P4"/>
      <text:p text:style-name="P2">Dar­win'e kö­rü kö­rü­ne ina­nan­la­rın ve onu "tür­le­rin efen­di­si" ilan eden­le­rin, ha­yat­la­rı­nı Dar­wi­nizm'i sa­vun­ma­ya ada­yan­la­rın, onun bu­ra­ya ka­dar an­lat­tı­ğı­mız yön­le­ri­ni de mut­la­ka gö­zö­nün­de bu­lun­dur­ma­la­rı ge­rek­mek­te­dir. Bu in­san­lar şu­nu gör­me­li­dir­ler: Dar­win'in te­ori­si; de­de­sin­den öğ­ren­di­ği "Do­ğa Ta­pı­na­ğı" ma­sal­la­rı­nın et­ki­si­ne, ama­tör bi­yo­lo­ji bil­gi­si yü­zün­den var­dı­ğı ha­ta­lı çı­ka­rım­la­ra, bu ha­ta­lı çı­ka­rım­la­ra da­yan­dı­rı­lan spe­kü­las­yon­la­ra, ya­ra­tı­lı­ş gerçeğini red­det­me­ye da­ya­lı ko­yu bir ön­yar­gı­ya ve 19. yüz­yı­lın ate­iz­mi bi­lim zan­ne­den yü­zey­sel kül­tü­rü­ne da­yan­mak­ta­dır. Es­ki put­pe­rest kül­tür­ler­den dev­şi­ri­len bu se­nar­yo, Aris­to'nun ilk­çağ­lar­da öne sür­dü­ğü ba­tıl bir ina­nış olan Sca­la Na­tu­rae'nin ye­ri­ni al­mış­tır. </text:p>
      <text:p text:style-name="P5"><text:span text:style-name="T6">Bu ba­tıl di­nin ha­la ıs­rar­la sa­vu­nul­ma­sı­nın tek ger­çek ne­de­ni ise, ger­çek di­nin te­me­li­ne, ya­ni Al­lah inan­cı­na kar­şı bir pro­pa­gan­da mal­ze­me­si ola­rak gö­rül­me­si­dir. Ev­rim te­ori­si­ne ge­tir­di­ği eleş­ti­ri­ler­le ve ya­yın­la­dı­ğı ki­tap­lar­la aka­de­mik çev­re­ler­de çok say­gın bir ye­re sa­hip olan Chi­ca­go Üni­ver­si­te­si pro­fe­sör­le­rin­den Phi­lip E. John­son, ev­rim te­ori­si­nin gü­nü­müz­de ba­tıl bir din ola­rak al­dı­ğı ye­ri açık­lar­ken, </text:span><text:span text:style-name="T7">"…Dar­wi­nizm'in ka­bul edil­me­si Al­lah'ın var­lı­ğı­nın in­kar edil­me­si an­la­mı­na ge­li­yor­du</text:span><text:span text:style-name="T6"> ve so­nuç ola­rak Al­lah'ın vah­yi­ne da­ya­lı di­nin ye­ri­ne ev­rim­sel na­tü­ra­liz­me da­ya­lı ye­ni bir inanç oluş­tu­rul­du.." de­mek­te­dir.</text:span><text:span text:style-name="T21">41</text:span><text:span text:style-name="T6"> <text:s/>John­son Dar­wi­nizm'in bu iş­le­vi­ni bir di­ğer ki­ta­bın­da ise şöy­le açık­lar:</text:span></text:p>
      <text:p text:style-name="P72"><text:span text:style-name="T7">Mo­dern bi­li­min li­der­le­ri, ken­di­le­ri­ni bir Ya­ra­tı­cı'nın var ol­du­ğu­nu ve bu dün­ya­da­ki olay­lar­da rol oy­na­dı­ğı­nı ka­bul eden­le­re kar­şı gi­ri­şi­len bir sa­va­şın ön­cü­le­ri ola­rak gör­mek­te­ler...</text:span><text:span text:style-name="T6"> Dar­wi­nizm ise, bu sa­vaş­ta </text:span><text:span text:style-name="T7">ye­ri dol­du­ru­la­maz bir ide­olo­jik</text:span><text:span text:style-name="T6"> rol oy­na­mak­ta­dır. İş­te bu ne­den­le, bu­gün bi­lim çev­re­le­ri, Dar­wi­nizm'i test et­me­yi de­ğil, ne olur­sa ol­sun ko­ru­ma­yı ken­di­le­ri­ne amaç edin­miş­ler­dir. Bi­lim­sel araş­tır­ma­la­rın ku­ral­la­rı da, bu ide­olo­ji­yi doğ­ru­la­ya­cak şe­kil­de be­lir­len­mek­te­dir</text:span><text:span text:style-name="T21">42</text:span><text:span text:style-name="T6"> </text:span></text:p>
      <text:p text:style-name="P2">Phi­lip E. John­son'ın da ifa­de et­ti­ği gi­bi o dö­nem­den iti­ba­ren tüm mad­de­ci fel­se­fe­ler ev­rim te­ori­sin­de ken­di­si­ne da­ya­nak bul­muş ve di­ne kar­şı yü­rü­tü­len tüm pro­pa­gan­da fa­ali­yet­le­ri Dar­wi­nizm'den güç bul­muş­tur. Bu ne­den­le de Dar­wi­nizm'in ya­şa­tıl­ma­sı, di­ne düş­man olan güç­le­rin en ön­ce­lik­li he­def­le­ri­nin ba­şın­da gel­mek­te­dir. Ni­te­kim han­gi ül­ke­ye ba­kı­lır­sa ba­kıl­sın, Dar­wi­nizm'in en ön­de ge­len sa­vu­nu­cu­la­rı­nın ay­nı za­man­da di­ne ve din­dar­la­ra düş­man olan çev­re­ler ol­du­ğu açık­ça gö­rü­le­bi­lir.</text:p>
      <text:p text:style-name="P2"/>
      <text:p text:style-name="P58">Batıl Dar­wi­nizm Di­ni­nin Sahte Ki­ta­bı: </text:p>
      <text:p text:style-name="P58">"Tür­le­rin Kö­ke­ni"</text:p>
      <text:p text:style-name="P5"><text:span text:style-name="T12">Tür­le­rin Kö­ke­ni</text:span><text:span text:style-name="T6"> ki­ta­bı Dar­win­ci­ler ta­ra­fın­dan ade­ta bir kut­sal ki­tap gi­bi ko­ru­nur, bu ki­ta­ba san­ki bir kut­sal ki­tap­mış gi­bi say­gı du­yu­lur. Oy­sa ön­ce­ki say­fa­lar­da da in­ce­le­di­ği­miz gi­bi </text:span><text:span text:style-name="T12">Tür­le­rin Kö­ke­ni</text:span><text:span text:style-name="T6"> Dar­win'in göz­lem­le­ri­ni, kuş­ku­la­rı­nı, çe­liş­ki­le­ri­ni, ka­ran­lık ruh ha­li­ni bir kur­gu için­de sun­du­ğu çok ka­lın bir çe­liş­ki­ler yı­ğı­nı­dır. Ki­tap bi­lim­sel bir ça­lış­ma de­</text:span><text:soft-page-break/><text:span text:style-name="T6">ğil­dir, bir man­tık yü­rüt­me üze­ri­ne ku­ru­lu­dur. Hat­ta Char­les Dar­win da­hi ki­ta­bı­nın bi­lim­sel­li­ği ko­nu­sun­da çok cid­di şüp­he­ler için­de­dir. Bir ön­ce­ki bö­lüm­de de ifa­de et­ti­ği­miz gi­bi ka­fa­sı son de­re­ce kar­ma­şık olan Dar­win, ar­ka­da­şı J. D. Ho­oker'a yaz­dı­ğı mek­tu­bun­da "</text:span><text:span text:style-name="T12">Tür­le­rin Kö­ke­ni</text:span><text:span text:style-name="T6">'nin ya­yın­lan­ma­sı­nın ar­dın­dan o ka­dar çok şey ya­yın­lan­dı ki, bu bil­gi­le­ri de­ğer­len­di­rip bir bü­tün ha­li­ne dö­nüş­tür­me gü­cü­ne ve akıl ye­te­ne­ği­ne sa­hip ol­du­ğum­dan şüp­he edi­yo­rum"</text:span><text:span text:style-name="T21">43</text:span><text:span text:style-name="T6"> de­mek­te, ama onun tüm iti­raf­la­rı­na rağ­men Dar­wi­nist­ler bu ki­ta­ba ha­la çok bü­yük önem ver­mek­te­dir­ler. </text:span></text:p>
      <text:p text:style-name="P2">Bu ki­ta­bın içe­ri­ği hak­kın­da bir baş­ka açık­la­yı­cı bil­gi­yi Char­les Dar­win'in en ya­kın dost­la­rın­dan olan A. Sedg­wick'in yaz­dı­ğı bir mek­tup ver­mek­te­dir: </text:p>
      <text:p text:style-name="P54"><text:span text:style-name="T8">Ba­zı bö­lüm­le­ri­ne hay­ran­lık duy­dum. Ba­zı bö­lüm­le­ri­ne ise kar­nım ağ­rı­ya­na ka­dar gül­düm. Oku­du­ğum di­ğer bö­lüm­ler ba­na bü­yük bir acı ver­di. Çün­kü bun­la­rın ta­ma­men yan­lış ve za­rar ve­ri­ci ol­duk­la­rı­nı dü­şü­nü­yo­rum… Çı­kar­dı­ğın so­nuç­la­rın bü­yük bir bö­lü­mü, ba­zı tah­min­le­re da­ya­nı­yor… Do­ğal se­lek­si­yo­nu, se­çi­ci bir or­gan ta­ra­fın­dan bi­linç­li ola­rak ya­pıl­mış bir­şey gi­bi yaz­mış­sın.</text:span><text:span text:style-name="T23">44</text:span><text:span text:style-name="T8"> </text:span></text:p>
      <text:p text:style-name="P54"><text:span text:style-name="T8">Ki­tap, pek çok man­tık ha­ta­sı, akıl­ dı­şı var­sa­yım­lar ve çö­zü­le­me­yen sap­ta­ma­lar üze­ri­ne ku­ru­lu ol­ma­sı­na rağ­men bu­gün bi­le ha­la ge­nel­de eleş­ti­ril­mez, her za­man el üs­tün­de tu­tu­lur. </text:span><text:span text:style-name="T2">Bu­nun ne­de­ni içer­di­ği bil­gi­ler­den zi­ya­de, bu ki­ta­ba yük­le­nen gö­rev ve an­lam­dır. </text:span><text:span text:style-name="T4">Tür­le­rin Kö­ke­ni </text:span><text:span text:style-name="T2">ma­ter­ya­list ve ate­ist fel­se­fe­le­rin te­mel da­ya­na­ğı­nı oluş­tur­du­ğu için bu inan­ca sa­hip in­san­lar ta­ra­fın­dan çok özel bir ye­re kon­mak­ta­dır. Çün­kü </text:span><text:span text:style-name="T4">Tür­le­rin Kö­ke­ni</text:span><text:span text:style-name="T2"> dün­ya üze­rin­de, mad­de­ci bir ha­yat an­la­yı­şı üze­ri­ne ku­ru­lu olan tüm ide­olo­ji­ler, sap­kın ina­nış­lar, ba­tıl din­ler için çok bü­yük bir önem teş­kil et­miş, ade­ta bir kur­ta­rı­cı ola­rak gö­rül­müş­tür. Gü­nü­müz­de birçok in­san bu ki­ta­bı hiç oku­ma­mış ol­ma­sı­na rağ­men, pek çok eği­tim ku­ru­mu bu ki­ta­ba mo­dern dü­şün­ce­nin te­mel da­ya­na­ğı ola­rak bak­mak­ta­dır­lar. Jack Bar­zun </text:span><text:span text:style-name="T4">Tür­le­rin Kö­ke­ni</text:span><text:span text:style-name="T2">'nin ta­şı­dı­ğı öne­mi şu şe­kil­de ta­nım­la­mak­ta­dır:</text:span></text:p>
      <text:p text:style-name="P54"><text:span text:style-name="T2">Şüp­he­siz hem do­ğal se­lek­si­yo­na ina­nan­lar hem de inan­ma­yan­lar, Dar­wi­nizm'in bir or­to­dok­si gi­bi ba­şa­rı el­de et­ti­ği ve çok sa­yı­da bi­lim­sel, fel­se­fi ve sos­yal ha­re­ket­le­ri ha­re­ke­te ge­çi­ri­ci bir eser ol­du­ğu ko­nu­sun­da hem­fi­kir­dir­ler. Dar­win bir ka­hin ol­muş­tu, </text:span><text:span text:style-name="T4">Tür­le­rin Kö­ke­ni</text:span><text:span text:style-name="T2"> de ev­ri­min dün­ya­yı ha­re­ket et­tir­di­ği sa­bit bir nok­ta­day­dı.</text:span><text:span text:style-name="T19">45</text:span><text:span text:style-name="T2"> </text:span></text:p>
      <text:p text:style-name="P54"><text:span text:style-name="T2">Her ne ka­dar bi­lim­sel ge­liş­me­ler </text:span><text:span text:style-name="T4">Tür­le­rin Kö­ke­n</text:span><text:span text:style-name="T2">i'nin, sı­ra­dan ve gü­nü­müz bi­lim dün­ya­sı için ge­çer­li ol­ma­yan bir ki­tap ol­du­ğu­nu ka­nıt­la­mış­sa da, Dar­win ve ki­ta­bı ay­nı şe­kil­de yü­cel­til­me­ye de­vam et­mek­te­dir. Oy­sa ki­tap in­ce­len­di­ğin­de, ger­çek­te ama­tör bir do­ğa­bi­lim­ci­nin ha­ta­lı çı­ka­rım­la­rın­dan ve spe­kü­las­yon­la­rın­dan iba­ret ol­du­ğu gö­rül­mek­te­dir. Henry M. Mor­ris </text:span><text:span text:style-name="T4">The Long War Aga­inst God</text:span><text:span text:style-name="T2"> isim­li ki­ta­bın­da </text:span><text:span text:style-name="T4">Tür­le­rin Kö­ke­ni</text:span><text:span text:style-name="T2">'nin bi­lim­den ne ka­dar uzak ol­du­ğu­nu şöy­le an­la­tır: </text:span></text:p>
      <text:p text:style-name="P54"><text:span text:style-name="T2">Oku­yu­cu </text:span><text:span text:style-name="T5">tüm ki­tap­ta (Tür­le­rin Kö­ke­ni) ev­ri­me da­ir her­han­gi bi­lim­sel bir de­li­li boş ye­re arar... Hiç­bir ye­rin­de ka­nıt ve­ril­me­miş­tir.</text:span><text:span text:style-name="T2"> Do­ğal se­lek­si­yon ile tü­re­di­ği bi­li­nen hiç­bir ye­ni tür adı be­lir­til­me­miş, hiç­bir ara ge­çiş for­mu gös­te­ril­me­miş, hiç­bir ev­rim me­ka­niz­ma­sı bel­ge­len­me­miş­tir. As­lın­da </text:span><text:span text:style-name="T5">tüm ki­tap­ta dik­ka­ti çe­ken ka­nıt­tan yok­sun­luk­tur. </text:span><text:span text:style-name="T2">Ta­ma­men spe­kü­las­yon, özel ma­ze­ret­ler, o dö­ne­me ait var­sa­yım­lar. </text:span><text:span text:style-name="T4">Tür­le­rin Kö­ke­n</text:span><text:span text:style-name="T2">i'nde­ki de­lil ya da ar­gü­man­lar­dan hiç­bi­ri di­ğer ev­rim­ci­ler ta­ra­fın­dan bi­le mo­dern eleş­ti­rel ana­liz­ler al­</text:span><text:soft-page-break/><text:span text:style-name="T2">tın­da sa­vu­nul­ma­mış­tır. Böy­le bir ki­ta­bın ken­di­sin­den son­ra­ki in­san ya­şa­mı ve dü­şün­ce­si ta­ri­hin­de bu ka­dar bü­yük bir et­ki oluş­tur­muş ol­ma­sı­na sa­de­ce şa­şı­rı­lır. Bu­ra­da göz­le gö­rü­nen­den faz­la bir şey­ler ol­ma­lı!</text:span><text:span text:style-name="T19">46</text:span><text:span text:style-name="T2"> </text:span></text:p>
      <text:p text:style-name="P54"><text:span text:style-name="T2">Henry Mor­ris'in de söy­le­di­ği gi­bi </text:span><text:span text:style-name="T4">Tür­le­rin Kö­ke­ni</text:span><text:span text:style-name="T2">'nin in­san­lık ta­ri­hi üze­rin­de yap­tı­ğı bu bü­yük et­ki­nin al­tın­da çok da­ha fark­lı ne­den­ler var­dır. Çün­kü bi­lim­sel bir ça­lış­ma­nın –doğ­ru ol­sun ya da ol­ma­sın- bu de­re­ce bü­yük bir tut­kuy­la ve fa­na­tizm­le sa­vu­nul­du­ğu tüm bi­lim ta­ri­hi bo­yun­ca gö­rül­me­miş­tir. Da­ha ön­ce de be­lirt­ti­ği­miz gi­bi, New­ton'un, Eins­te­in'ın bi­lim dün­ya­sın­da çı­ğır açan bu­luş­la­rı­nın ar­ka­sın­da bu tip fa­na­tik ta­raf­tar­lar bu­lun­ma­mak­ta­dır. Çün­kü bu­ra­da kar­şı­mı­za çı­kan bir bi­lim­sel ku­ram de­ğil, in­san­la­ra bir­çok tel­kin yön­te­mi kul­la­nı­la­rak ka­bul et­ti­ril­me­ye ça­lı­şı­lan bir ba­tıl din­dir. Dar­win bu ba­tıl di­nin ku­ru­cu­su­dur ve elin­de ev­rim­ci­ler ta­ra­fın­dan ade­ta kut­sal sa­yı­lan ki­ta­bı var­dır. </text:span></text:p>
      <text:p text:style-name="P19"/>
      <text:p text:style-name="P67">Dar­wi­nizm Di­ni Put­pe­rest Bir Din­dir</text:p>
      <text:p text:style-name="P19">İn­san­la­rın bü­yük bir bö­lü­mü Al­lah'ın vah­yi­ne da­ya­lı hak di­ne ina­nır­ken, ki­mi­le­ri de ken­di­le­ri­nin ya da ya­şa­dık­la­rı top­lum­la­rın or­ta­ya çı­kar­dık­la­rı ba­tıl din­le­re ina­nır, to­tem­le­re ta­par, gü­ne­şe dua eder, UFO'lar­dan yar­dım bek­ler­ler. (Allah'ı tenzih ederiz.) Da­ha ön­ce de be­lirt­ti­ği­miz gi­bi, ba­tı li­te­ra­tü­rün­de bu in­san­lar "pa­gan" (put­pe­rest) ola­rak ad­lan­dı­rı­lır­lar. Şu ana ka­dar in­ce­le­dik­le­ri­miz ışı­ğın­da de­ğer­len­dir­di­ği­miz­de, ev­rim te­ori­si de bu pa­gan din­ler­den bi­ri­dir ve bu di­nin pek çok ila­hı var­dır. </text:p>
      <text:p text:style-name="P54"><text:span text:style-name="T5">Dar­wi­nizm'in put­la­rın­dan en önem­li­si "te­sa­düf pu­tu"dur.</text:span><text:span text:style-name="T2"> Han­gi Dar­wi­nist ese­ri okur­sa­nız oku­yun ay­nı put­tan, bu pu­tun gü­cün­den, ka­bi­li­yet­le­rin­den, tec­rü­be­le­rin­den ve ile­ri gö­rüş­lü­lü­ğün­den bah­se­dil­di­ği­ni gö­rür­sü­nüz. Çün­kü Dar­wi­nist­ler ev­re­nin ve ev­ren­de var olan tüm can­lı ve can­sız var­lık­la­rın te­sa­düf­ler so­nu­cun­da or­ta­ya çık­tık­la­rı­na ina­nır­lar. "Te­sa­düf pu­tu", Dar­wi­nizm'in özü­dür, ha­yat da­ma­rı­dır. İl­ginç olan­sa isim­le­ri­nin önün­de "bi­lim ada­mı" sı­fa­tı bu­lu­nan ba­zı Dar­wi­nist­le­rin de ay­nı put­tan bah­set­me­le­ri ve bu pa­gan di­nin öğ­re­ti­le­ri­ni di­le ge­tir­me­le­ri­dir. Ör­ne­ğin ken­di­si de ko­yu bir evim­ci olan Fran­sız zo­olog Pi­er­re Pa­ul Gras­sé "... </text:span><text:span text:style-name="T5">Te­sa­düf</text:span><text:span text:style-name="T2"> (ev­rim­ci­ler ara­sın­da), ate­izm gö­rün­tü­sü al­tın­da </text:span><text:span text:style-name="T5">ken­di­si­ne giz­li­ce ta­pı­nı­lan bir tür ilah ha­li­ne gel­miş­tir.</text:span><text:span text:style-name="T2">"</text:span><text:span text:style-name="T19">47</text:span><text:span text:style-name="T2"> di­ye­rek bu ger­çe­ğe dik­kat çek­miş­tir. </text:span></text:p>
      <text:p text:style-name="P54"><text:span text:style-name="T2">Bu put Dar­wi­nizm gi­bi da­ha pek çok put­pe­rest din­de de kar­şı­mı­za çık­mak­ta­dır. Yu­nan din­le­rin­de, Çin ve Hint din­le­rin­de can­lı­la­rın or­ta­ya çı­kı­şı yi­ne ay­nı "te­sa­düf pu­tu"yla açık­lan­mak­ta­dır. Es­ki Me­zo­po­tam­ya din­le­rin­de de ay­nı şe­kil­de çe­şit­li put­la­ra ta­pıl­mak­ta, bi­rer mad­de yı­ğı­nı olan bu put­lar­dan me­det umul­mak­ta ve iç­le­rin­de çok bü­yük güç­ler ba­rın­dır­dık­la­rı­na ina­nıl­mak­tay­dı. Fa­kat geç­miş din­ler­de­ki bu pu­tun Dar­wi­nizm'in "te­sa­düf pu­tu"ndan bir far­kı var­dı; çün­kü bu din­ler­de­ki ina­nı­şa gö­re can­lı­lı­ğı oluş­tu­ran­lar kör te­sa­düf­ler­di. Ör­ne­ğin can­lı­la­rın oluş­ma­sı bir ne­hir taş­ma­sı­nı ya da bir fe­la­ke­ti bek­le­mek du­ru­mun­day­dı. Ye­ni or­gan­la­rın ya da can­lı tür­le­ri­nin olu­şu­mu da yi­ne ay­nı do­ğal fe­la­ket­le­ri, ısı­nın ani de­ği­şim­le­ri­ni ya da yük­sek oran­lar­da rad­yas­yo­nun açı­ğa çık­ma­sı­nı bek­le­mek zo­run­day­dı. Oy­sa</text:span><text:span text:style-name="T5"> Dar­wi­nizm'in "te­sa­düf pu­tu"</text:span><text:span text:style-name="T2"> bu put­lar­dan çok da­ha fark­lı­dır; </text:span><text:span text:style-name="T5">o şu­ur­lu ve ön­gö­rü sa­hi­bi bir put­tur!</text:span><text:span text:style-name="T2"> </text:span></text:p>
      <text:p text:style-name="P19">Dar­wi­nizm pu­tu­nun her yap­tı­ğı bir he­sap üze­re­dir. Hiç­bir işi­ni kör te­sa­düf­le­re, ba­şı­boş sü­reç­le­re bı­rak­maz. Her­şe­yi dü­şü­ne­bi­lir, her adı­mı­nı ön­ce­den he­sap­la­ya­bi­lir. Bu "te­sa­düf pu­tu" o ka­dar ile­ri gö­rüş­lü­dür ki, en kü­çük or­ga­niz­ma­lar­dan baş­la­ya­rak yer­yü­zün­de var olan tüm can­lı tür­le­ri­ni oluş­tu­ra­bi­lir, on­la­rın ge­rek­si­nim du­ya­cak­la­rı her tür­lü ay­rın­tı­yı mil­yon­lar­ca yıl ön­ce­sin­den dü­şü­nüp ta­sar­la­ya­bi­lir, hat­ta mil­yon­lar­ca yıl son­ra olu­şa­bi­le­cek her tür­lü ola­yı bi­lir, on­la­ra gö­re ted­bir­ler alır, hiç­bir ay­rın­tı­yı at­la­maz.</text:p>
      <text:p text:style-name="P19">"Te­sa­düf pu­tu" tüm bun­la­rı ya­par­ken pek çok yön­tem kul­la­nır ve bun­lar­dan en önem­li­le­rin­den bi­ri de mu­tas­yon­dur. </text:p>
      <text:p text:style-name="P54"><text:span text:style-name="T2">Mu­tas­yo­nun an­la­mı can­lı hüc­re­si­nin çe­kir­de­ğin­de bu­lu­nan ve ge­ne­tik bil­gi­yi ta­şı­yan DNA mo­le­kü­lün­de, rad­yas­yon ve­ya kim­ya­sal et­ki­ler so­nu­cun­da mey­da­na ge­len kop­ma­lar ve yer de­ğiş­tir­me­ler­dir. Mu­tas­yon­lar ço­ğu za­man hüc­re­nin ta­mir ede­me­ye­ce­ği bo­yut­lar­da bir­ta­kım ha­sar ve de­ği­şik­lik­le­re se­bep olur­lar. Ör­ne­ğin tıp ki­tap­la­rın­da "mu­tas­</text:span><text:soft-page-break/><text:span text:style-name="T2">yon ör­ne­ği" ola­rak an­la­tı­lan mon­go­lizm, cü­ce­lik, orak hüc­re ane­mi­si gi­bi zi­hin­sel ya da be­den­sel bo­zuk­luk­la­rın ya da kan­ser gi­bi has­ta­lık­la­rın her bi­ri, mu­tas­yon­la­rın tah­rip edi­ci özel­lik­le­ri­ni or­ta­ya koy­mak­ta­dır. Mu­tas­yon can­lı­la­rı ge­liş­mi­şe ve mü­kem­me­le gö­tü­ren bir si­hir de­ğil­dir ve net et­ki­si za­rar­lı­dır. Ya­ni mey­da­na ge­tir­di­ği de­ği­şik­lik­ler ölü­ler, sa­kat­lar ve has­ta­lar­dır. Bu ger­çek pek çok bi­lim ada­mı ta­ra­fın­dan di­le ge­ti­ril­mek­te­dir. Hat­ta bi­lim adam­la­rı mu­tas­yo­nu "bir şeh­re yı­kım ge­ti­ren dep­rem­le­re"</text:span><text:span text:style-name="T19">48</text:span><text:span text:style-name="T2"> ben­ze­tir­ler.</text:span></text:p>
      <text:p text:style-name="P19">Nor­mal­de mu­tas­yon­la­rın so­nuç­la­rı hep olum­suz­ken, Dar­wi­nizm di­ni­nin en önem­li pu­tu olan "te­sa­düf pu­tu"nun mu­tas­yo­nu her na­sıl­sa sık sık düz­gün ve olum­lu so­nuç­lar çı­ka­rır! Ve bu pu­tun or­ta­ya çok ih­ti­şam­lı gü­zel­lik­ler, ku­sur­suz can­lı­lar, gör­kem­li dü­zen­ler çı­kar­dı­ğı­na ina­nı­lır. Ör­ne­ğin "te­sa­düf pu­tu" tek bir in­san vü­cu­dun­da­ki yüz tril­yon hüc­re­yi de ha­ta­sız ve ek­sik­siz ola­rak mey­da­na ge­ti­re­bi­lir. Ay­nı bir fab­ri­ka gi­bi ça­lı­şan, ener­ji, en­zim ve hor­mon üre­ten, üret­ti­ği tüm ürün­ler­le il­gi­li bil­gi­le­ri çe­kir­de­ğin­de­ki bil­gi ban­ka­sın­da sak­la­yan, böl­ge­ler ara­sın­da ham­ma­de ve ürün nak­li ya­pan, dı­şa­rı­dan ge­len her tür­lü mad­de­yi ay­rış­tı­ran la­bo­ra­tu­var ve ra­fi­ne­ri sis­tem­le­ri­ne ve dı­şa­rı çı­kıp-gi­ren her tür­lü mad­de­yi kont­rol eden hüc­re za­rı gi­bi bir kont­ro­lö­re sa­hip olan bu hüc­re­le­ri mey­da­na ge­ti­rir­ken "te­sa­düf pu­tu", as­la ha­ta yap­maz, plan­la­rın­da ak­sak­lık oluş­maz. </text:p>
      <text:p text:style-name="P19">"Te­sa­düf pu­tu"nun bu eş­siz (!) gü­cü­nün ör­nek­le­ri­ni say­mak­la bi­ti­re­me­yiz. Ör­ne­ğin ay­nı put tüm can­lı­la­rın ya­şa­mı­nı kalp ve do­la­şım sis­te­mi­ne bağ­lar­ken, kal­bin iş­lev gö­re­bil­me­si için ka­nı vü­cu­dun her zer­re­si­ne ta­şı­ya­cak bir atar­da­mar sis­te­mi de var et­miş­tir. Ta­bii bu­nu ya­par­ken da­ğı­la­cak bu ka­nı top­la­ya­cak bir top­lar­da­mar sis­te­mi­ni ke­sin­lik­le unut­ma­mış­tır. Bu ara­da kar­bon­di­ok­sit­le kir­le­nen bu ka­nı te­miz­le­mek için ak­ci­ğer ya da so­lun­gaç­la­rı da bu sis­te­me ek­le­miş ve tüm sis­te­mi kal­be bağ­la­mış­tır. Ta­bii ka­nı di­ğer atık­lar­dan te­miz­le­mek için mut­la­ka böb­rek­le­rin ol­ma­sı ge­rek­ti­ği­ni bil­miş­tir ve onu da he­men var et­miş­tir… </text:p>
      <text:p text:style-name="P19">Eğer de­vam eder­sek bu lis­te uzar gi­der. Bir can­lı­nın ya­şa­mı­nı sür­dür­me­si için çok sa­yı­da or­ga­nın, tam ve ek­sik­siz bi­çim­de ve ay­nı an­da var ol­ma­sı ge­rek­mek­te­dir. Bun­la­rın te­ki­nin bi­le ça­lış­ma­ma­sı o can­lı­yı bir­kaç da­ki­ka­da ya da en faz­la bir­kaç gün­de öl­dü­rür. Fa­kat ev­rim­ci­le­rin id­di­ası­na gö­re "te­sa­düf pu­tu", son de­re­ce şu­ur­lu, dik­kat­li, ha­ta­sız ve ku­sur­suz şe­kil­de bu say­dı­ğı­mız ve bu­ra­da sa­ya­ma­dı­ğı­mız bin­ler­ce de­ta­yı dü­şün­müş, ta­sar­la­mış ve oluş­tur­muş­tur. </text:p>
      <text:p text:style-name="P19">"Te­sa­düf pu­tu" bu­nun ya­nın­da bu ki­tap­ta mad­de­le­ye­rek da­hi sı­ra­la­ya­ma­ya­ca­ğı­mız ka­dar uzun bir sü­reç­ten son­ra in­sa­nı var et­miş­tir. Fa­kat in­sa­nı var et­mek­le de ye­tin­me­yip onun -ve onun bin­ler­ce ne­sil son­ra­ki ak­ra­ba­la­rı­nın da- ih­ti­yaç du­ya­bi­le­cek­le­ri her tür­lü ay­rın­tı­yı dü­şün­müş­tür. Can­lı olan her­şe­yin bin­ler­ce yıl­lık sis­te­mi­ni de plan­la­mış, çok uzun va­de­li ve in­ce plan­lar yap­mış­tır. Ge­le­cek ne­sil­le­rin ih­ti­yaç­la­rı­nı dü­şü­ne­rek bin­ler­ce se­ne ön­ce­sin­den buğ­da­yı var et­miş­tir ve yi­ne ge­le­cek ne­sil­le­rin ener­ji ih­ti­ya­cı­nı dü­şü­ne­rek pet­ro­lü var et­miş­tir. Bir ener­ji kay­na­ğı ola­rak Gü­neş'i var eder­ken, in­san­la­rı bu gü­ne­şin za­rar­lı ışın­la­rın­dan ko­ru­ya­cak at­mos­fer ta­ba­ka­la­rı­nı da var et­me­yi unut­ma­mış­tır. İn­sa­nın tüm vü­cut sis­tem­le­ri­ni ne­fes alıp ver­me üze­ri­ne ku­rar­ken, ay­nı an­da da ne­fes al­ma­sı için ge­re­ken at­mos­fe­ri var et­miş­tir. Dün­ya üze­rin­de öy­le bir sis­tem var et­miş­tir ki, <text:soft-page-break/>her bi­ri­nin var­lı­ğı di­ğe­ri­nin var­lı­ğı­na da­yan­mak­ta­dır. Ok­si­je­nin var­lı­ğı­nı bit­ki­le­re, bit­ki­le­rin var­lı­ğın su­ya, su­yun var­lı­ğı­nı at­mos­fer­de­ki ısı­ya, bü­tün bu sis­tem­le­ri dün­ya­nın dö­nü­şü­ne, bu­nu gök­ci­sim­le­ri­nin bir­bir­le­ri­ni çe­kim kuv­ve­ti­ne, gü­neş­le aya uzak­lı­ğı­na ve da­ha mil­yon­lar­ca ay­rın­tı­ya bağ­la­mış­tır. Her can­lı bir di­ğe­riy­le bes­le­nir, bi­ri ol­ma­dı­ğı za­man di­ğe­ri de za­rar gö­rür. Ama ev­rim­ci­le­re gö­re inan­dık­la­rı "te­sa­düf pu­tu" o ka­dar şu­ur­lu bir put­tur ki, hiç­bir ay­rın­tı­yı unut­ma­mış, hiç­bir açık bı­rak­ma­mış­tır. </text:p>
      <text:p text:style-name="P54"><text:span text:style-name="T2">"Te­sa­düf pu­tu" tüm bun­la­rın ya­nı­sı­ra, za­man için­de mil­yon­lar­ca can­lı tü­rü var et­miş ve her bir can­lı­yı muh­te­şem özel­lik­ler­le be­ze­miş­tir. </text:span><text:span text:style-name="T6">Bu, ev­rim­ci­le­rin inan­cı­na gö­re öy­le bir put­tur ki her is­te­di­ği­ni ya­pa­bi­lir. Göz yap­mak is­ter ya­par, ku­lak yap­mak is­ter he­men ya­par. Her is­te­di­ği­ni en mü­kem­mel şe­kil­de ta­sar­lar ve ne­yi na­sıl ya­pa­ca­ğı­nı çok iyi bi­lir. Ör­ne­ğin bir göz var et­mek is­te­di­ği za­man bü­tün ay­rın­tı­la­rı ön­ce­den he­sap­lar ve ha­ta­sız so­nuç­lar alır. Ni­te­kim da­ha or­ta­da göz yok­ken, hat­ta gör­mek di­ye bir kav­ram yok­ken, ön­ce ka­fa­ta­sı için­de iki boş­luk oluş­tur­muş­tur, son­ra bu boş­luk­la­rın içi­ne içi ışı­ğı ge­çi­ren bir sı­vıy­la do­lu iki kü­re yer­leş­tir­miş­tir. Da­ha son­ra bu sı­vı­la­rın ön ta­ra­fı­na ışı­ğın da ko­lay­lık­la kı­rıl­ma­sı­nı sağ­la­yan ve ışı­ğı gö­zün ar­ka du­va­rın­da odak­la­yan iki mer­cek koy­muş­tur. Da­ha son­ra yi­ne gö­zün et­ra­fa ba­ka­bil­me­si için göz kas­la­rı oluş­tur­muş­tur. Bu ka­dar­la da bit­me­miş, gö­zün ar­ka du­va­rın­da, ışı­ğı al­gı­la­ya­bi­le­cek re­ti­na ta­ba­ka­sı, gö­zü bey­ne bağ­la­ya­cak si­nir­ler, gö­zün ku­ru­ma­ma­sı­nı sağ­la­ya­cak göz­ya­şı bez­le­ri ve gö­zü toz ve ben­ze­ri ya­ban­cı mad­de­ler­den ko­ru­ya­cak iki göz ka­pa­ğı ve kir­pik oluş­tur­muş­tur. İş­te Dar­wi­nizm'in "te­sa­düf pu­tu", nor­mal şart­lar­da or­ta­ya, sa­kat­lar, has­ta­lık­lar çı­ka­ran ve bir can­lı üze­rin­de hiç­bir za­man olum­lu so­nuç ver­me­yen mu­tas­yon me­ka­niz­ma­sı­nın da yar­dı­mıy­la böy­le ku­sur­suz or­gan­lar oluş­tur­muş­tur!</text:span></text:p>
      <text:p text:style-name="P54"><text:span text:style-name="T6">Ay­rı­ca ev­rim­ci­le­rin inan­cı­na gö­re Dar­wi­nizm'in bu pu­tu­nun bir baş­ka önem­li özel­li­ği yap­tık­la­rın­da bir es­te­tik kay­gı­sı­nın bu­lun­ma­sı­dır. Can­lı ya­da can­sız bir var­lık mey­da­na ge­ti­rir­ken bu­nun ren­gi­nin, gö­rün­tü­sü­nün, ta­dı­nın, ko­ku­su­nun, şek­li­nin son de­re­ce es­te­tik ve uyum­lu ol­ma­sı­na çok dik­kat eder. Bir mey­ve ya da seb­ze var eder­ken ta­dı­nı, ko­ku­su­nu, şek­li­ni, vi­ta­mi­ni­ni, mi­ne­ra­li­ni, kar­bon­hid­ra­tı­nı, şe­ke­ri­ni, ka­lo­ri­si­ni he­sap edip ona gö­re var edebilir. Çi­le­ği yap­mak­la kal­ma­yıp, onun hoş ko­ku­su­nu ve iça­çı­cı gö­rün­tü­sü­nü de he­sap­lar. </text:span><text:span text:style-name="T2">Ta­bii bu ara­da in­san­da da tat ve ko­ku al­ma du­yu­la­rı­nı bu­na gö­re ve bun­lar­dan zevk alır şe­kil­de var eder. Ev­rim te­ori­si­ne inan­ma­sı­na kar­şın Dar­wi­nizm'i eleş­ti­ren dün­ya­ca ün­lü Fran­sız zo­olog Pi­er­re-Pa­ul Gras­sé, </text:span><text:span text:style-name="T4">Evo­lu­ti­on of Li­ving Or­ga­nisms</text:span><text:span text:style-name="T2"> (Or­ga­niz­ma­la­rın Ev­ri­mi) isim­li ki­ta­bın­da Dar­wi­nizm ve te­sa­düf kav­ra­mı­nı şu şe­kil­de sor­gu­la­mak­ta­dır: </text:span></text:p>
      <text:p text:style-name="P54"><text:span text:style-name="T2">Tesadüfe dayalı mu­tas­yon­la­rın hav­yan­la­rın ve bit­ki­le­rin ih­ti­yaç­la­rı­nın kar­şı­lan­ma­sı­nı sağ­la­dı­ğı­na inan­mak ger­çek­ten çok zor­dur. Ama Dar­wi­nizm bun­dan faz­la­sı­nı da is­ter: </text:span><text:span text:style-name="T5">Tek bir bit­ki, tek bir hav­yan, bin­ler­ce ve bin­ler­ce tam ol­ma­sı ge­rek­ti­ği şe­kil­de fay­da­lı te­sa­düf­le­re ma­ruz kal­ma­lı­dır. Ya­ni mu­ci­ze­ler sı­ra­dan bir ku­ral ha­li­ne gel­me­li, ina­nıl­maz de­re­ce­de dü­şük ola­sı­lık­la­ra sa­hip olay­lar ko­lay­lık­la ger­çek­leş­me­li­dir. Ha­yal kur­ma­yı ya­sak­la­yan bir ka­nun yok­tur, ama bi­lim bu işin içi­ne da­hil edil­me­me­li­dir.</text:span><text:span text:style-name="T20">4</text:span><text:span text:style-name="T19">9</text:span><text:span text:style-name="T2"> </text:span></text:p>
      <text:p text:style-name="P54"><text:soft-page-break/><text:span text:style-name="T2">İş­te Dar­wi­nizm di­ni­nin özü­nü bi­li­me ve ak­la ay­kı­rı olan bu saç­ma ba­tıl ina­nış oluş­tur­mak­ta­dır. Ger­çek­te in­san ak­lı, hiçbir kompleks varlığın ken­di ken­di­ne ve te­sa­dü­fen olu­şa­ma­ya­ca­ğı­nı, mut­la­ka bi­linç­li bir pla­nın ürü­nü ol­du­ğu­nu an­la­ya­bi­le­cek ka­pa­si­te­de­dir. Do­la­yı­sıy­la Dar­wi­nizm'in bu­ra­ya ka­dar özet­le­di­ği­miz inan­cı da in­san ak­lı­na ta­ban ta­ban zıt­tır. Ama, ay­nen ken­di el­le­riy­le yap­tık­la­rı put­la­ra ta­pa­rak in­san ak­lı­na kar­şı ge­len il­kel put­pe­res­ler gi­bi, Dar­wi­nist­ler de in­san ak­lı­na kar­şı ge­le­rek, onu kas­ten gö­zar­dı ede­rek söz ko­nu­su saç­ma­lı­ğa ina­nır­lar. Ün­lü mo­le­kü­ler bi­yo­log Mic­ha­el Den­ton, </text:span><text:span text:style-name="T4">Evo­lu­ti­on: A The­ory in Cri­sis</text:span><text:span text:style-name="T2"> <text:s/>(Ev­rim: Kriz İçin­de Bir Te­ori) ad­lı ki­ta­bın­da bu il­ginç du­ru­mu şöy­le an­la­tır:</text:span></text:p>
      <text:p text:style-name="P19">Yük­sek or­ga­niz­ma­la­rın ge­ne­tik prog­ram­la­rı­nın ya­pı­sı, mil­yar­lar­ca bit (bil­gi­sa­yar bi­ri­mi) bil­gi­ye ya da bin cilt­lik kü­çük bir kü­tüp­ha­ne­nin için­de­ki tüm harf­le­rin di­zi­li­mi­ne eş­de­ğer­dir. Bu den­li komp­leks or­ga­niz­ma­la­rı oluş­tu­ran tril­yon­lar­ca hüc­re­nin ge­li­şi­mi­ni be­lir­le­yen, em­re­den ve kont­rol eden sa­yı­sız kar­ma­şık iş­le­vin ta­ma­men rast­lan­tı­ya da­ya­lı bir sü­reç so­nu­cun­da oluş­tu­ğu­nu id­dia et­mek ise, in­san ak­lı­na yö­ne­lik bir sal­dı­rı­dır. Ama bir Dar­wi­nist, bu dü­şün­ce­yi en ufak bir şüp­he be­lir­ti­si bi­le gös­ter­me­den ka­bul eder!49 </text:p>
      <text:p text:style-name="P54"><text:span text:style-name="T2">Dik­kat edi­lir­se, Dar­wi­nist­le­rin ka­bul et­tik­le­ri saç­ma ina­nış ile es­ki put­pe­rest kül­tür­le­rin ina­nış­la­rı bir­bi­ri­ne çok ben­ze­mek­te­dir. </text:span><text:span text:style-name="T5">Put­pe­rest­ler na­sıl can­sız put­la­rın tüm var­lık­la­rı ya­rat­tık­la­rı­na ina­nı­yor­lar­sa, ev­rim­ci­ler ve ma­ter­ya­list­ler de yi­ne can­sız mad­de­nin birtakım te­sa­düf­ler so­nu­cun­da tüm can­lı­la­rı ve ken­di­le­ri­ni ya­rat­tı­ğı­na inan­mak­ta­dır­lar. </text:span><text:span text:style-name="T2">(Allah'ı tenzih ederiz.)</text:span></text:p>
      <text:p text:style-name="P19">İş­te Dar­wi­nizm di­ni böy­le bir ha­yal üze­ri­ne ku­rul­muş­tur. Oy­sa bu di­nin ku­ru­cu­su Char­les Dar­win da­hi bu komp­leks can­lı­la­rın te­sa­düf­ler so­nu­cu olu­şa­ma­ya­ca­ğı­nın far­kın­day­dı. Do­ğa­da var olan mü­kem­mel dü­zen ona tüm var­lık­la­rın üs­tün bir yaratılışa sa­hip ol­duk­la­rı­nı gös­te­ri­yor­du. Dar­win bu ko­nu­yu şu şe­kil­de iti­raf et­mek­te­dir: </text:p>
      <text:p text:style-name="P54"><text:span text:style-name="T2">Bu mü­kem­mel ev­re­ni, özel­lik­le de in­sa­nın do­ğa­sı­nı iz­le­mek­ten mut­lu ola­mı­yo­rum… Her­şe­ye di­zayn edil­miş ka­nun­la­rın bir so­nu­cu ola­rak bak­ma­ya eği­lim­li­yim… Ve bü­tün bu ka­nun­lar açık­ça her­şe­yi bi­len, ge­le­cek­te­ki tüm olay­la­rı ve so­nuç­la­rı gö­ren bir Ya­ra­tı­cı ta­ra­fın­dan di­zayn edil­miş­tir. Ama da­ha faz­la dü­şün­dük­çe da­ha faz­la ka­fam ka­rı­şı­yor.</text:span><text:span text:style-name="T19">50</text:span><text:span text:style-name="T2"> </text:span></text:p>
      <text:p text:style-name="P54"><text:span text:style-name="T2">Ta­ma­men ümit­siz bir kar­ma­şa­nın için­de ol­du­ğu­mun bi­lin­cin­de­yim. Gör­dü­ğü­müz dün­ya­nın bir tesadüf ese­ri ol­du­ğu­nu dü­şü­ne­mi­yo­rum. Ama ay­nı za­man­da her ay­rı par­ça­ya da bir Di­zayn'ın so­nu­cu ola­rak ba­ka­mı­yo­rum.</text:span><text:span text:style-name="T19">51</text:span><text:span text:style-name="T2"> </text:span></text:p>
      <text:p text:style-name="P72"><text:span text:style-name="T6">Her sı­nıf­ta­ki hay­van­la il­gi­li bir­çok şa­şır­tı­cı ve il­ginç ör­nek­ler ve­re­bi­li­rim; bun­la­rın sa­yı­sı o ka­dar çok ki tesadüf ese­ri ol­ma­la­rı müm­kün de­ğil.</text:span><text:span text:style-name="T21">52</text:span><text:span text:style-name="T6"> <text:s/></text:span></text:p>
      <text:p text:style-name="P19"/>
      <text:p text:style-name="P58">Dar­wi­nizm Di­ni Et­ki­si­ni </text:p>
      <text:p text:style-name="P58">Mis­yo­ner­lik An­la­yı­şı­na Borç­lu­dur</text:p>
      <text:p text:style-name="P19">Her­han­gi bir ide­olo­ji­nin, fel­se­fe­nin ya da bir di­nin ya­yıl­ma­sı­nı sağ­la­yan­lar, ge­nel­lik­le o di­nin ta­raf­tar­la­rı­dır. Dar­wi­nizm di­ni de dün­ya üze­rin­de­ki et­ki­si­ni ta­raf­tar­la­rı­na ve bu di­ni yay­ma­yı ken­di­le­ri­ne gö­rev edi­nen mis­yo­ner­le­ri­ne borç­lu­dur. Her­ke­sin çok iyi bil­di­ği gi­bi mis­yo­ner­lik kav­ra­mı pek çok din­de bu­lun­mak­ta­dır. Mis­yo­ner­ler ül­ke ül­ke ge­zip ken­<text:soft-page-break/>di din­le­ri­ni an­la­tan, ta­raf­tar top­la­ma­ya ve her ül­ke­de ör­güt­len­me­ye ça­lı­şan ki­şi­ler­dir. Mis­yo­ner­le­rin asıl amaç­la­rı bağ­lı ol­duk­la­rı di­nin kül­tü­rü­nü, dü­şün­ce ha­ya­tı­na et­ki­le­ri­ni ve ha­ya­ta ba­kış açı­sı­nı in­san­la­ra an­lat­mak ve ken­di­le­ri gi­bi dü­şü­nen, de­ğer­len­di­ren, yar­gı­la­yan in­san­lar oluş­tur­mak­tır. Ni­te­kim bu gi­bi in­san­lar da­ha son­ra et­ki­si al­tı­na gir­dik­le­ri di­nin ger­çek bağ­lı­la­rı ara­sı­na ka­tı­la­cak­lar­dır. </text:p>
      <text:p text:style-name="P19">Dar­wi­nist mis­yo­ner­le­rin en bü­yük ide­al­le­ri de ken­di ha­yat gö­rüş­le­ri­ne sa­hip top­lum­lar oluş­tur­mak, hat­ta her ül­ke­nin eği­tim sis­te­mi­ne ka­dar tüm ku­rum­la­rı­nı ken­di an­la­yış­la­rı üze­ri­ne kur­mak­tır. Al­lah'ın var­lı­ğı­nı in­kar eden, mad­de­ci bir ha­yat gö­rü­şü­ne sa­hip, put­pe­rest, akıl ve man­tık ­dı­şı da­hi ol­sa gö­zü ka­pa­lı bir şe­kil­de bu ba­tıl di­nin ge­rek­le­ri­ni uy­gu­la­yan bir ne­sil ye­tiş­tir­mek en bü­yük he­def­le­ri­dir. </text:p>
      <text:p text:style-name="P19">İş­te bu­nun için mis­yo­ner ola­rak se­çi­len ki­şi­ler çok önem­li­dir. Çün­kü mis­yo­ner­li­ğin özü­nü se­çi­len ki­şi­ler­de­ki isa­bet­li­lik oluş­tu­rur. Öy­le ki­şi­ler se­çil­me­li­dir ki ge­rek mad­di ge­rek­se ma­ne­vi yön­den bu di­ne çok bü­yük bir des­te­ği ola­bil­sin, ile­ri­de in­san­la­rı üze­rin­de o da et­ki­li ola­bil­sin ve ge­niş kit­le­le­re hi­tap ede­bil­sin. </text:p>
      <text:p text:style-name="P54"><text:span text:style-name="T2">Dar­wi­nizm mis­yo­ner­le­ri­ne bak­tı­ğı­mız­da bun­la­rın her mes­lek­ten, fark­lı eği­tim al­mış ki­şi­ler­den ola­bil­dik­le­ri­ni gö­rü­rüz. Bu­nun için güç­lü bir bi­lim­sel geç­mi­şe, yük­sek bir kül­tü­re ih­ti­yaç yok­tur. Za­ten bu di­ni or­ta­ya atan Char­les Dar­win de bir bi­lim ada­mı ol­mak­tan çok uzak­tır; dip­lo­ma­sı yal­nız­ca ila­hi­yat ala­nın­da olan an­cak son­ra­dan di­nin­den dön­müş bir ki­şi­dir. Ev­rim te­ori­si­nin ya­yıl­ma­sın­da ve ka­bul et­ti­ril­me­sin­de önem­li rol­le­ri olan ki­şi­ler­den Char­les Lyell bir avu­kat­tır; Wil­li­am Smith bir mü­fet­tiş­tir; Ja­mes Hut­ton bir zi­ra­at­çi­dir; John Play­fa­ir bir ma­te­ma­tik­çi­dir; Ro­bert Cham­bers bir ga­ze­te­ci­dir; Alf­red Rus­sel Wal­la­ce ise mü­fet­tiş­lik için kı­sa bir çı­rak­lık eği­ti­mi al­mış­tır.</text:span><text:span text:style-name="T19">53</text:span><text:span text:style-name="T2"> <text:s/></text:span></text:p>
      <text:p text:style-name="P54"><text:span text:style-name="T6">Dar­win, bu ki­şi­le­re top­lum­sal are­na­da sa­va­şa­cak "as­ker­ler"i ola­rak bak­mış­tı. Çün­kü ken­di­si bu tür­den et­kin­lik­ler­den çe­ki­nir­di; top­lu­luk önün­de ko­nuş­ma ya da tar­tış­ma dü­şün­ce­si onu fi­zik­sel ola­rak has­ta eder­di. Dar­win'in ha­ya­tı ile il­gi­li uzun bir ça­lış­ma ya­pan son dö­ne­min ün­lü ev­rim­ci­le­rin­den Ric­hard Mil­ner ki­ta­bın­da bu eki­bi </text:span><text:span text:style-name="T7">"Dar­win'in Çe­te­si" </text:span><text:span text:style-name="T6">ola­rak ta­nım­la­mak­ta­dır.</text:span></text:p>
      <text:p text:style-name="P11">Za­man­la bu mis­yo­ner­le­rin sa­yı­sı git­tik­çe da­ha da art­mış; çok çe­şit­li ül­ke­ler­de Dar­win di­ni­ni dün­ya­ya yay­ma ide­ali­ni be­nim­se­miş, top­lu­mun her ke­si­min­den in­san­lar or­ta­ya çık­mış­tır. Bun­la­rın ara­sın­da ilk an­da ak­la ge­len­le­ri "Dar­win'in bul­do­gu" ola­rak anı­lan Tho­mas Hux­ley, onun oğ­lu Ju­li­an Hux­ley, The­odo­si­us Dobz­hansky, gü­nü­müz­de de Ric­hard Daw­kins, Step­hen Jay Go­uld gi­bi isim­ler­dir... Bu ki­şi­le­rin en önem­li özel­lik­le­ri tüm saç­ma­lı­ğı­na, man­tık­sız­lı­ğı­na rağ­men -hat­ta ken­di iti­raf­la­rın­da da­hi bun­la­rı di­le ge­tir­me­le­ri­ne kar­şın- Dar­wi­nizm'i sa­vun­mak­tan vaz­geç­me­me­le­ri­dir. Ha­yat­la­rı­nın her ala­nın­da, ya­zı­la­rın­da, ko­nuş­ma­la­rın­da, her an ev­rim te­ori­si üze­ri­ne ko­nu­şur, onu sa­vu­nur­lar. Te­ori­nin tu­tar­sız­lık­la­rı sü­rek­li yüz­le­ri­ne kar­şı di­le ge­ti­ri­lir, ama on­lar kö­rü kö­rü­ne bağ­lı­lı­ğın ge­tir­di­ği ra­hat­lık için­de bun­la­rı de­mo­go­ji­ler­le ge­çiş­ti­rir ve söz­de üs­tün çık­ma­ya ça­lı­şır­lar. Alay­cı ko­nuş­ma­lar, kar­şı ta­ra­fa yö­ne­lik ha­ka­re­ta­miz söz­ler ve sal­dır­gan bir üs­lup­la ger­çek­le­re kar­şı di­ren­me­ye ça­lı­şır­lar. Bu­nu her plat­form­da ya­par­lar. En bü­yük yar­dım­cı­la­rı da ev­rim­ci çiz­gi­de­ki med­ya ku­ru­luş­la­rı­dır. Bu ku­ru­luş­lar Dar­wi­nizm'in me­sa­jı­nı in­san­la­ra ilet­me <text:soft-page-break/>gö­re­vi­ni üst­le­nir­ler. Ev­rim te­ori­si­ni halk üze­rin­de bu den­li et­ki­li kı­lan med­ya­dır. Med­ya­yı, yo­rum­la­rı ve söz­de bi­lim­sel ve­ri­ler­le des­tek­le­yen­ler de ev­rim­ci bi­lim adam­la­rı­dır. Bu yön­tem­le Dar­wi­nist­ler top­lu­mun bi­lim adam­la­rı­na olan say­gı ve gü­ven­le­ri­ni is­tis­mar et­mek­te­dir­ler. </text:p>
      <text:p text:style-name="P11">Dar­wi­nist mis­yo­ner­le­rin ça­lış­ma me­tod­la­rı her ül­ke­de bü­yük pa­ra­lel­lik­ler gös­ter­mek­te­dir. Amaç in­san­la­rın göz­le­ri­ni bo­ya­mak ol­du­ğu için, iki fark­lı yol iz­le­mek­te­dir­ler. Bun­lar­dan bi­rin­ci­si açık­ça Dar­wi­nizm'in an­la­tıl­ma­sı, öğ­re­ti­le­ri­nin ta­ri­fi­nin ya­pıl­ma­sı­dır. Bu­nun için ki­tap­lar ba­sı­lır, med­ya ise bi­raz ön­ce de be­lirt­ti­ği­miz gi­bi çok yo­ğun bir şe­kil­de kul­la­nı­lır. Der­gi­ler ve ga­ze­te­ler­de Dar­wi­nizm ko­nu­lu ha­ber­ler çı­ka­rı­lır. Bu ha­ber­ler­de bi­lim­sel­lik ya da doğ­ru­luk çok bü­yük bir ön­ce­lik ta­şı­maz; önem­li olan in­san­la­rın ya­ra­tı­lış ger­çe­ğin­den uzak­laş­tı­rıl­ma­sı ve ev­rim fik­ri­ne alış­tı­rıl­ma­sı­dır. </text:p>
      <text:p text:style-name="P11"/>
      <text:p text:style-name="P58">Dar­wi­nizm'in Sapkın Ahlak Anlayışı</text:p>
      <text:p text:style-name="P11">Dar­win di­ni­ni yay­ma­da iz­le­nen ikin­ci yön­tem ise giz­li ve do­lay­lı tel­kin­ler­le in­san­la­rı bir Dar­wi­nist gi­bi dü­şü­nür ve ya­şar ha­le ge­tir­mek­tir. </text:p>
      <text:p text:style-name="P54"><text:span text:style-name="T16">Dar­wi­nizm'in in­sa­na ver­di­ği en önem­li tel­kin, </text:span><text:span text:style-name="T17">"kim­se­ye kar­şı so­rum­lu de­ğil­sin, ha­ya­tı­nı te­sa­düf­le­re borç­lu­sun, ya­şa­mak için mü­ca­de­le et­mek, ge­re­kir­se di­ğer­le­ri­ni ez­men ge­re­kir, bu dün­ya ça­tış­ma ve men­fa­at dün­ya­sı­dır"</text:span><text:span text:style-name="T16"> tel­ki­ni­dir. "Do­ğal se­lek­si­yon", "ya­şam mü­ca­de­le­si", "güç­lü­le­rin ha­yat­ta kal­ma­sı", "rast­lan­tı­sal mu­tas­yon­lar" gi­bi bi­yo­lo­jik Dar­wi­nist kav­ram­la­rın ver­di­ği top­lum­sal me­saj, iş­te bu tel­kin­dir. Dik­kat edi­lir­se, gü­nü­müz top­lum­la­rın­da söz ko­nu­su tel­kin ay­nen be­nim­sen­miş, birçok in­san bu tel­ki­ne gö­re ya­şar ha­le gel­miş­tir. Bak­tı­ğı­mız­da, in­san­la­rın bazılarının sa­de­ce dün­ya­da­ki ya­şam­la­rı­nı sür­dür­mek, iyi bir mes­lek, mal-mülk ve pa­ra ka­zan­mak, eğ­len­mek ve böy­le­ce "ya­şam mü­ca­de­le­sin­de ga­lip gel­mek" için ya­şa­dık­la­rı­nı gö­rü­rüz. Özel­lik­le de genç­le­rin ara­sın­da lüks ev ve ara­ba­la­ra sa­hip ol­mak, sı­nır­sız har­ca­ma­lar yap­mak en bü­yük ide­al­ler ha­li­ni al­mış­tır. Bu an­la­yış için­de­ki in­san­lar ni­çin var ol­duk­la­rı­nı sor­gu­la­maz, Al­lah'ın var­lı­ğı­nı hiç dü­şün­mez­ler. San­ki hiç ya­ra­tıl­ma­mış­lar gi­bi, san­ki ken­di­le­ri­ni ya­rat­mış olan Al­lah'a kar­şı hiçbir so­rum­lu­luk­la­rı yok­muş gi­bi ya­şar­lar. </text:span><text:span text:style-name="T18">Bu in­san­la­rın pek ço­ğu­nun ev­rim te­ori­sin­den, Dar­win'in fi­kir­le­rin ha­be­ri bi­le yok­tur. Ama ha­ya­ta Dar­wi­nist bir man­tık­la bak­mak­ta­dır­lar.</text:span></text:p>
      <text:p text:style-name="P19">İş­te bu­nun ne­de­ni, yu­ka­rı­da be­lirt­ti­ği­miz giz­li Dar­wi­nizm tel­ki­ni­dir. Dar­wi­nizm, adı öy­le ifa­de edil­me­se de, top­lu­mun ge­ne­li­ne ha­kim olan bir ahlak anlayışı du­ru­mu­na gel­miş­tir. </text:p>
      <text:p text:style-name="P54"><text:span text:style-name="T2">Bu ahlak anlayışını ayak­ta tu­tan­lar ise, sö­zü­nü et­ti­ği­miz Dar­wi­nist mis­yo­ner­ler­dir. Bu kit­le top­lum için­de ora­nı az da ol­sa,</text:span><text:span text:style-name="T5"> o top­lu­ma fik­ri açı­dan yön ve­ren kit­le­dir.</text:span><text:span text:style-name="T2"> Bu ke­sim üni­ver­si­te­ler­de, med­ya­da, pek ­çok bi­lim­sel ku­rum­da ve in­san­la­rın dü­şü­nüş­le­ri üze­rin­de et­kin olan her tür­lü sosyal sek­tör­de güç­lü ve ha­kim du­rum­da­dır. Top­lu­ma yön ve­ren, eği­tim po­li­ti­ka­sı­nı be­lir­le­yen, med­ya yo­luy­la hal­kın bi­lin­ci­ni şe­kil­len­di­ren ke­sim, bü­yük öl­çü­de söz konusu ate­ist ev­rim­ci­ler­den oluş­mak­ta­dır. </text:span></text:p>
      <text:p text:style-name="P54"><text:soft-page-break/><text:span text:style-name="T2">Top­lu­mun önem­li bir bö­lü­mü "ben na­sıl var ol­dum" so­ru­su üze­rin­de hiç dü­şün­me­den bom­boş bir zi­hin­le ya­şı­yor ola­bi­lir. Ama sey­ret­tik­le­ri film­le­ri çe­vi­ren, oku­duk­la­rı ga­ze­te­le­ri ve der­gi­le­ri ha­zır­la­yan, ti­yat­ro­la­ra, sa­nat mer­kez­le­ri­ne, ya­yı­nev­le­ri­ne, mü­zik dün­ya­sı­na ha­kim olan ve ken­di­le­ri­ni "ay­dın­lar" ola­rak ni­te­len­di­ren </text:span><text:span text:style-name="T5">in­san­la­rın pek ço­ğu, Dar­wi­nizm'e bir din ola­rak iman et­miş kim­se­ler­dir.</text:span><text:span text:style-name="T2"> Bu ne­den­le bir genç üni­ver­si­te­ye git­ti­ğin­de Dar­wi­nist ho­ca­la­rın tel­ki­ni al­tın­da kal­mak­ta, ki­tap fu­arı­nı gez­di­ğin­de Dar­wi­nist ve ate­ist ki­tap­lar­la kar­şı­laş­mak­ta, bir sa­nat ga­le­ri­si­ne, ti­yat­ro oyu­nu­na git­ti­ğin­de, yi­ne ay­nı me­saj­lar bey­ni­ne ka­zın­mak­ta­dır. Böy­le­ce </text:span><text:span text:style-name="T5">top­lu­mun eği­tim­li ke­si­mi­ni et­ki­si al­tı­na alan ve ne­sil­den ne­si­le ak­ta­rı­lan din­siz bir ahlak anlayışı oluş­tu­rul­mak­ta­dır. Dar­wi­nizm de bu ahlak anlayışının en bü­yük da­ya­na­ğı­dır. </text:span></text:p>
      <text:p text:style-name="P54"><text:span text:style-name="T2">Bu ahlak anlayışının et­ki­si al­tı­na gir­miş olan­lar, Dar­wi­nizm'i bi­lim­sel bir ger­çek san­mak­ta, ona kö­rü kö­rü­ne inan­mak­ta, ger­çek di­ni ise "halk ke­sim­le­ri­nin sa­hip ol­du­ğu ge­le­nek­sel bir inanç" ola­rak gör­mek­te­dir. (Allah'ı tenzih ederiz.) Ni­te­kim Ku­ran'da in­kar­cı­la­ra </text:span><text:span text:style-name="T5">"Rab­bi­niz ne in­dir­di?"</text:span><text:span text:style-name="T2"> den­di­ğin­de, on­la­rın </text:span><text:span text:style-name="T5">"es­ki­le­rin ma­sal­la­rı"</text:span><text:span text:style-name="T2"> di­ye ce­vap ver­dik­le­ri bil­di­ril­mek­te­dir. (Nahl Su­re­si, 24) </text:span></text:p>
      <text:p text:style-name="P19">Oy­sa ger­çek din ya­ni İs­lam, ge­le­nek­le hiçbir il­gi­si ol­ma­yan, apa­çık ve mut­lak bir ger­çek­tir. İn­sa­nın, Yaratıcımız olan Al­lah'a dö­nüp-yö­nel­me­si­dir. Ama Dar­wi­nizm'le al­da­tı­lan ki­şi­ler bu ger­çe­ği kav­ra­ya­ma­ya­cak ka­dar şu­ur­suz­laş­mış­tır. Bu ba­tıl di­nin or­ta­dan kal­dı­rıl­ma­sı, top­lu­mun üze­rin­de­ki gaf­let per­de­si­nin ara­lan­ma­sı için, Dar­wi­nizm'in ve ma­ter­ya­list fel­se­fe­nin il­mi yön­tem­ler­le yı­kıl­ma­sı zo­run­lu­dur. </text:p>
      <text:p text:style-name="P19"/>
      <text:p text:style-name="P58">Dar­wi­nizm Di­ni­nin Ta­bu­la­rı Var­dır ve Evrimciler </text:p>
      <text:p text:style-name="P58">Bunların Sorgulanmasına İzin Vermezler</text:p>
      <text:p text:style-name="P19">Dar­wi­nizm, di­ni hiç­bir bi­lim­sel da­ya­na­ğı ol­ma­ma­sı­na ve sa­de­ce bir de­ma­go­ji ürü­nü ol­ma­sı­na rağ­men in­san­lar ara­sın­da çok güç­lü bir ye­re sa­hip­tir. Bu­nun ne­de­ni de in­san­la­rın Dar­wi­nizm'i sor­gu­la­ma­ma­la­rı, da­ha doğ­ru­su sor­gu­la­ya­ma­ma­la­rı­dır. Çün­kü Dar­wi­nizm di­nin­de sor­gu­la­mak, so­ru sor­mak ya­sak­lan­mış­tır. Bu ba­tıl din, ka­yıt­sız şart­sız iman et­me­yi ge­rek­ti­rir. </text:p>
      <text:p text:style-name="P19">Dar­wi­nist ola­bil­mek için can­lı­la­rın can­sız mad­de­ler­den oluş­tu­ğu­na, sü­rün­gen­le­rin te­sa­düf­ler so­nu­cu uç­ma­ya baş­la­dık­la­rı­na, yi­ne ba­şı­boş te­sa­düf­le­rin so­nu­cun­da hüc­re gi­bi, göz gi­bi, ku­lak gi­bi son de­re­ce komp­leks or­gan­la­rın var ol­duk­la­rı­na, hat­ta ba­li­na gi­bi de­niz hay­van­la­rı­nın ayı gi­bi me­me­li­le­rin yi­ye­cek ara­mak için de­ni­ze gir­me­le­ri so­nu­cun­da oluş­tuk­la­rı­na, kuş­la­rın da si­nek­le­rin pe­şin­de ko­şan di­no­zor­la­rın ka­nat­lan­ma­sı so­nu­cun­da var ol­duk­la­rı­na inan­mak ge­re­kir. Tüm bu ön­ko­şul­la­rın ne ka­dar akıl ­dı­şı ve man­tık­sız ol­duk­la­rı ise apa­çık bir şe­kil­de or­ta­da­dır. </text:p>
      <text:p text:style-name="P54"><text:span text:style-name="T2">Bel­ki bu sa­tır­la­rı oku­du­ğu­nuz­da "say­gın" bi­lim adam­la­rı bun­la­ra inan­dık­la­rı­na gö­re el­le­rin­de mut­la­ka bir de­lil­le­ri var­dır di­ye dü­şü­nü­yor ola­bi­lir­si­niz. Ama ha­yır, or­ta­da en ufak bir de­lil da­hi yok­tur, sa­de­ce tah­min­ler, var­sa­yım­lar, ih­ti­mal­ler ve esin­len­me­ler var­dır. Bu ko­nu­da ka­rar bir ke­re ve­ril­miş­tir. Ar­tık bu­na iman et­mek ge­rek­mek­te­dir. (Yu­ka­rı­da say­dı­ğı­mız tüm mad­de­le­rin ger­çek­leş­me­si­nin ne­den müm­kün ol­ma­dı­ğı hak­kın­da ay­</text:span><text:soft-page-break/><text:span text:style-name="T2">rın­tı­lı bil­gi edin­mek için Bkz. </text:span><text:span text:style-name="T4">Ev­rim Al­dat­ma­ca­s</text:span><text:span text:style-name="T2">ı, Ha­run Yah­ya ve </text:span><text:span text:style-name="T4">Ha­ya­tın Ger­çek Kö­ke­ni</text:span><text:span text:style-name="T2">, Ha­run Yah­ya, Araş­tır­ma Ya­yın­cı­lık.)</text:span></text:p>
      <text:p text:style-name="P19">Yu­ka­rı­da da be­lirt­ti­ği­miz gi­bi Dar­wi­nizm di­nin­de her­han­gi bir öğ­re­ti­ye iman et­mek için de bu var­sa­yı­mın na­sıl ger­çek­leş­ti­ği, ola­bi­lir­li­ği ya da ya­lan­la­na­bi­lir­li­ği hak­kın­da bir bil­gi sa­hi­bi ol­ma­ya da ge­rek yok­tur. Çün­kü bu di­nin ta­raf­tar­la­rı bir ko­nu­ya iman et­mek için her­han­gi bir de­lil ta­le­bin­de bu­lun­maz­lar. Tek bir der­gi­de oku­ya­cak­la­rı bir ma­ka­le, her­han­gi bir ki­tap, iz­le­ye­cek­le­ri kı­sa bir bel­ge­sel on­la­rın bu dine iman et­me­le­ri için ye­ter­li­dir. Za­ten söz­de ara form ola­rak or­ta­ya ko­nan fo­sil­ler, ger­çek gi­bi gös­te­ril­me­ye ça­lı­şı­lan sah­te çi­zim­ler, il­lüst­ras­yon­lar, bi­lim­sel ge­liş­me­ler so­nu­cun­da ge­çer­siz­li­ği or­ta­ya çı­kan Mil­ler de­ne­yi gi­bi de­ney­ler hak­kın­da araş­tır­ma ya­pı­la­maz, so­ru so­ru­la­maz. Za­ten bu tip bir gi­ri­şim için­de olan­lar Dar­wi­nist mis­yo­ner­ler ta­ra­fın­dan bi­lim­sel çev­re­ler­den he­men dış­la­nır, ade­ta "afa­roz" edi­lir­ler. Çün­kü bu ko­nu­lar üze­rin­de bi­raz ol­sun dü­şün­me­le­ri ya da oku­yup araş­tır­ma­la­rı ba­zı ger­çek­le­ri gör­me­le­riy­le so­nuç­la­na­cak­tır. </text:p>
      <text:p text:style-name="P19">Bi­lim­sel ko­nu­lar­da çok az bir bil­gi­si olan bir ki­şi da­hi ka­ra­ya çı­kan bir ba­lı­ğın bu ye­ni or­ta­ma uyum sağ­la­mak için vak­ti ol­ma­ya­ca­ğı­nı, kı­sa sü­re için­de öle­ce­ği­ni bi­lir. Ya da hüc­re­nin komp­leks ya­pı­sı hak­kın­da bi­raz bil­gi sa­hi­bi olan bir ki­şi bu mu­ci­ze­vi or­ga­niz­ma­nın te­sa­düf­ler so­nu­cu olu­şa­ma­ya­ca­ğı­nı an­la­ya­bi­lir. Ve­ya bir sü­rün­ge­nin te­sa­dü­fi sü­reç­ler­le ka­nat sa­hi­bi olup uça­ma­ya­ca­ğı­nı da tak­dir ede­bi­lir. Sağ­du­yu ile an­la­şı­lan bu ger­çek­ler, her tür­lü de­ney ve göz­lem­le de doğ­ru­la­na­cak­tır. Ama Dar­wi­nist öğ­re­ti­nin bir so­nu­cu ola­rak in­san­lar bu ko­nu­la­rı dü­şün­mek is­te­mez­ler, dü­şün­mek­ten kor­kar­lar. </text:p>
      <text:p text:style-name="P19">Oy­sa in­san an­cak dü­şün­dük­çe, araş­tır­dık­ça, in­ce­le­dik­çe ger­çek­le­ri gö­re­cek, ön­ka­bul­ler­den kur­tu­la­cak ve ta­bu­la­ra kar­şı du­ra­bi­le­cek­tir. Son­suz güç ve kud­ret sa­hi­bi olan Rab­bi­miz'in ka­ina­tı yok­tan var et­ti­ği­ni an­la­mak için de, in­san­la­rın gök­le­rin ve ye­rin ya­ra­tı­lı­şı ko­nu­sun­da de­rin bi­çim­de dü­şün­me­le­ri ge­rek­mek­te­dir. Ön­yar­gı­lar­dan sıy­rı­la­rak dü­şün­me­nin so­nu­cun­da in­sa­nın ula­şa­bi­le­ce­ği tek so­nuç, Al­lah'ın üs­tün ya­ra­tı­şı ola­cak­tır. Al­lah Ku­ran'da dü­şün­me­nin öne­mi­ni şu şe­kil­de bil­dir­mek­te­dir: </text:p>
      <text:p text:style-name="P19"/>
      <text:p text:style-name="P21">Şüp­he­siz, gök­le­rin ve ye­rin ya­ra­tıl­ma­sın­da, ge­ce ile gün­dü­zün ard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 </text:p>
      <text:p text:style-name="P21"/>
      <text:p text:style-name="P21">On­lar, ayak­ta iken, otu­rur­ken, yan ya­tar­ken Al­lah'ı zik­re­der­ler ve gök­le­rin ve ye­rin ya­ra­tı­lı­şı ko­nu­sun­da dü­şü­nür­ler. (Ve der­ler ki:) "Rab­bi­miz, Sen bu­nu bo­şu­na ya­rat­ma­dın. Sen pek Yü­ce­sin, bi­zi ate­şin aza­bın­dan ko­ru." (Al-i İm­ran Su­re­si, 191)</text:p>
      <text:p text:style-name="P21"/>
      <text:p text:style-name="P19">Dar­wi­nist ön­der­ler de in­san­la­rın öz­gür­ce dü­şün­me­si­nin ev­rim te­ori­si­nin so­nu ola­ca­ğı­nın far­kın­da­dır­lar ve iş­te bu ne­den­ler­den ötü­rü de dü­şün­me­yi ya­sak­la­mış­lar­dır. Bu­nun için iz­le­dik­le­ri yön­tem­ler­den en önem­li­si, bu di­nin söz­de bi­lim­sel yö­nü­nü son de­re­ce <text:soft-page-break/>kar­ma­şık, zor, an­la­şıl­maz bir şe­kil­de in­san­la­ra sun­mak­tır. An­la­şıl­maz te­rim­ler, La­tin­ce ke­li­me­ler, bi­lim­sel ben­zet­me­ler kul­la­nır ve bun­la­rın "sı­ra­dan" in­san­lar ta­ra­fın­dan as­la an­la­şı­la­ma­ya­ca­ğı­nın al­tı­nı ıs­rar­la çi­zer­ler. İn­san­lar bu tab­lo­dan çok faz­la et­ki­le­nir ve da­ha en baş­tan "bun­lar ke­sin­lik­le be­nim an­la­ya­bi­le­ce­ğim şey­ler de­ğil" şek­lin­de bir ka­rar ve­rir­ler. Bu an­la­yı­şa gö­re Dar­wi­nizm di­ni­nin söz­de da­ya­nak­la­rı an­cak "kos­ko­ca" bi­lim adam­la­rı­nın bi­le­bi­le­ce­ği ve an­la­ya­bi­le­ce­ği şey­ler­dir. Kü­çük düş­me­mek için on­la­rın söy­le­dik­le­ri­ni ka­bul et­me­yi de en man­tık­lı şey ola­rak gö­rür­ler. Böy­le­ce di­nin ön­de ge­len­le­ri ile ta­raf­tar­la­rı ara­sın­da güç­lü bir set çe­ki­lir ve her­kes ken­di ye­ri­ni bi­lir. </text:p>
      <text:p text:style-name="P19">Fa­kat Dar­wi­nist­ler al­dık­la­rı her tür­lü ted­bi­re, ya­sak­la­ra ve en­gel­le­me­le­re rağ­men, ta­raf­tar­la­rı­nın şüp­he duy­ma­la­rı­nı en­gel­le­ye­mez­ler. Çün­kü bu ki­şi­le­rin çev­re­sin­de ev­rim di­nin­den şüp­he duy­ma­la­rı­na ne­den ola­cak bin­ler­ce ya­ra­tı­lış de­li­li var­dır. Yer­yü­zün­de­ki ku­sur­suz dü­zen, can­lı­lar­da­ki bir­bi­rin­den il­ginç özel­lik­ler, atom­dan ga­lak­si­le­re ka­dar tüm ya­ra­tı­lış de­lil­le­rin­de­ki göz ka­maş­tı­rı­cı plan, tüm can­lı or­ga­niz­ma­lar­da­ki komp­leks ya­pı­lar, do­ğa­da­ki gü­zel­lik­ler, bir gü­lün ko­ku­su ya da bir mey­ve­nin ta­dı üze­rin­de dü­şün­mek in­san­la­rın Dar­wi­nist te­ori­ler­den ya­na kuş­ku­ya düş­me­le­ri için ye­ter­li­dir. </text:p>
      <text:p text:style-name="P19">Ay­nı za­man­da bi­lim­sel ge­liş­me­ler de ev­rim te­ori­si­nin id­di­ala­rı­nı bi­rer bi­rer ge­çer­siz kıl­mak­ta, pek­ çok bi­lim ada­mı bu ger­çe­ği tür­lü şe­kil­ler­de di­le ge­tir­mek­te­dir. Dar­wi­nist­ler ta­raf­tar­la­rı­nın bu ger­çek­le­ri dü­şün­me­le­ri­ni en­gel­le­mek için el­le­rin­den ge­len her­şe­yi yap­sa­lar da­hi, bu ger­çek­le­rin üs­tü­nü bal­çık­la sı­va­ya­maz­lar. Çün­kü ne ka­dar duy­mak is­te­me­se­ler de et­raf­la­rın­da sü­rek­li ola­rak Dar­wi­nizm'in ge­çer­siz­li­ği­ni an­la­tan ko­nuş­ma­lar, ya­zı­lar ve ki­tap­lar do­laş­mak­ta­dır ve bun­la­ra en­gel ol­ma­la­rı im­kan­sız­dır. </text:p>
      <text:p text:style-name="P54"><text:span text:style-name="T2">İş­te bu nok­ta­da Dar­wi­nist mis­yo­ner­le­rin acil ön­lem ola­rak baş­vur­duk­la­rı çok önem bir yön­tem var­dır: </text:span><text:span text:style-name="T5">Sah­te­kar­lık…</text:span></text:p>
      <text:p text:style-name="P21"/>
      <text:p text:style-name="P58">Evrimciler, Şüp­he­le­ri Gi­de­rmek İçin </text:p>
      <text:p text:style-name="P58">Sah­te­kar­lık Yap­mayı Mübah Görürler</text:p>
      <text:p text:style-name="P19">Ev­rim­ci­ler te­ori­le­ri­ni ayak­ta tu­ta­bil­mek ve te­ori­nin te­mel id­di­ala­rı­nı des­tek­le­ye­bil­mek için ta­rih bo­yun­ca pek çok sah­te­kar­lık yap­mış­lar­dır. Dar­wi­nist­ler şüp­he­le­rin an­cak bu şe­kil­de gi­de­ri­le­ce­ği­ni dü­şü­nür­ler, çün­kü bir yer­den son­ra boş söz­le­rin, de­ma­go­ji­le­rin de­ğe­ri­ni kay­bet­ti­ği­nin on­lar da far­kın­da­dır­lar. İn­san­lar ev­rim te­ori­si­ni sa­vu­nan­lar­dan bir de­lil, bel­ge bek­le­mek­te­dir­ler. On­la­rın bu bek­len­ti­le­ri­ne Dar­wi­nist­lerin ve­re­bi­le­cek­le­ri tek ce­vap ise iş­te bu sah­te de­lil­ler­dir. Çün­kü ha­ya­li bir sü­reç olan ev­ri­mi sa­vun­ma­nın baş­ka her­han­gi bir yo­lu yok­tur. Bi­lim­sel bul­gu­lar ev­ri­mi çü­rüt­tü­ğü­ne gö­re ge­ri­ye tek yol ola­rak sah­te­kar­lık­la­ra baş­vur­mak ka­lır. Ya bul­gu­lar giz­le­nir ve­ya im­ha edi­lir ya da bun­lar çar­pı­tı­la­rak san­ki ev­rim te­ori­si­ni des­tek­li­yor­lar­mış gi­bi gös­te­ri­lir. İş­te ta­ma­men da­ya­nak­sız olan ev­rim te­ori­si­ni ayak­ta tu­ta­bil­mek için ya­pı­la­bi­le­cek ye­ga­ne ça­ba, an­cak bun­lar ola­cak­tır...</text:p>
      <text:p text:style-name="P19">Bun­lar­dan bi­ri öne sür­dük­le­ri söz­de "may­mun-in­san" ima­jı­nı des­tek­le­ye­bil­mek için baş­vur­duk­la­rı ha­ya­li çi­zim­ler­dir. Bu amaç­la el­le­ri­ne fır­ça­la­rı alıp ha­ya­li ya­ra­tık­lar çi­zer, bil­gi­sa­yar­lar­da ye­ni may­mun-in­san ta­sa­rım­la­rı ya­par­lar. Fa­kat bu­nu ya­par­ken il­ham al­dık­la­rı tek kay­nak ha­yal­güç­le­ri­dir, çün­kü el­le­rin­de her­han­gi bir bi­lim­sel kay­nak­la­rı yok­<text:soft-page-break/>tur. Bu ne­den­le de te­ori­le­ri­ni des­tek­le­ye­cek de­lil­le­ri kur­gu­la­ma­ya baş­lar­lar. Al­lah'ın ya­ra­tı­şın­da­ki ku­sur­suz gü­zel­lik­le­ri or­ta­ya ko­yan ger­çek iman ha­ki­kat­le­ri­ne kar­şı, Dar­wi­nist­ler de ken­di din­le­ri­nin sah­te iman ha­ki­kat­le­ri­ni oluş­tu­rur­lar. </text:p>
      <text:p text:style-name="P19">Bu­nun da öte­sin­de, Dar­wi­nist­ler geç­miş­te çok da­ha so­mut ve bi­lim ta­ri­hi­ne bi­rer skan­dal ola­rak ge­çen sah­te­kar­lık­lar da yap­mış­lar­dır.</text:p>
      <text:p text:style-name="P54"><text:span text:style-name="T2">Ör­ne­ğin 1912 yı­lın­da or­ta­ya atı­lan ve 1953 yı­lı­na ka­dar tüm dün­ya­yı al­da­tan </text:span><text:span text:style-name="T5">Pilt­down Ada­mı</text:span><text:span text:style-name="T2"> ka­fa­ta­sı, bir ev­rim­ci ta­ra­fın­dan in­san ka­fa­ta­sı­na or­an­gu­tan çe­ne­si mon­te et­mek su­re­tiy­le üre­til­miş </text:span><text:span text:style-name="T5">sah­te bir bir fo­sil­dir. </text:span><text:span text:style-name="T2">Sah­te ka­fa­ta­sı­nın diş­le­ri, in­sa­na ait ol­du­ğu iz­le­ni­mi­ni ver­mek için son­ra­dan özel ola­rak ek­len­miş ve sı­ra­lan­mış, ek­lem yer­le­ri de tör­pü­len­miş­tir. Da­ha son­ra da bü­tün par­ça­lar, es­ki gö­rün­me­le­ri için po­tas­yum­dik­ro­mat ile le­ke­len­di­ril­miş­tir. Bu fo­si­li dün­ya­nın en ün­lü mü­ze­si ün­va­nı­nı ta­şı­yan Bri­tish Mu­se­um'da 40 yıl bo­yun­ca ser­gi­le­yen ev­rim­ci­ler, bu 40 yıl bo­yun­ca tüm bi­lim dün­ya­sı­nı al­dat­mış­lar­dır. (Ay­rın­tı­lı bil­gi için Bkz.</text:span><text:span text:style-name="T4"> Ev­rim Al­dat­ma­ca­s</text:span><text:span text:style-name="T2">ı, Ha­run Yah­ya)</text:span></text:p>
      <text:p text:style-name="P19">Bir baş­ka il­ginç sah­te­kar­lık, Dar­win'in çağ­da­şı ve ar­ka­da­şı Al­man bi­yo­log Ernst Ha­ec­kel'in im­za­sı­nı ta­şı­mak­ta­dır. Ha­ec­kel, or­ta­ya at­tı­ğı "Bi­re­yo­luş So­yo­lu­şun Tek­ra­rı­dır" (On­to­geny Re­ca­pi­tu­la­tes Phylo­geny) te­ori­si­ni des­tek­le­mek için, ba­lık ve in­san emb­ri­yo­la­rı­nı bir­bi­ri­ne ben­zer gös­te­ren sah­te çi­zim­ler yap­mış­tır. Emb­ri­yo­la­rın re­sim­le­ri­ne ba­zı ek­le­me­ler yap­mış, ba­zı kı­sım­la­rı ise çı­kar­mış­tır. Bu­nun or­ta­ya çık­ma­sın­dan son­ra yap­tı­ğı sa­vun­ma ise, di­ğer ev­rim­ci­le­rin de ben­ze­ri sah­te­kar­lık­lar yap­tı­ğı­nı be­lirt­mek­ten baş­ka bir şey de­ğil­dir:</text:p>
      <text:p text:style-name="P54"><text:span text:style-name="T2">Bu yap­tı­ğım sah­te­kar­lık iti­ra­fın­dan son­ra ken­di­mi ayıp­lan­mış ve kı­nan­mış ola­rak gör­mem ge­re­kir. Fa­kat be­nim avun­tum şu­dur ki; suç­lu du­rum­da yan­ya­na bu­lun­du­ğu­muz </text:span><text:span text:style-name="T5">yüz­ler­ce ar­ka­daş, bir­çok gü­ve­ni­lir göz­lem­ci ve ün­lü bi­yo­log var­dır ki, on­la­rın çı­kar­dık­la­rı en iyi bi­yo­lo­ji ki­tap­la­rın­da, tez­le­rin­de ve der­gi­le­rin­de be­nim de­re­cem­de ya­pıl­mış sah­te­kar­lık­lar, </text:span><text:span text:style-name="T2">ke­sin ol­ma­yan bil­gi­ler, az çok tah­rif edil­miş şe­ma­ti­ze edi­lip ye­ni­den dü­zen­len­miş şe­kil­ler</text:span><text:span text:style-name="T5"> bu­lu­nu­yor.</text:span><text:span text:style-name="T20">54</text:span><text:span text:style-name="T5"> </text:span><text:span text:style-name="T2"><text:s/></text:span></text:p>
      <text:p text:style-name="P19">Bu sah­te­kar­lık­lar ilk an­da ak­la ge­len ve ba­sı­na yan­sı­yan­lar­dan sa­de­ce bir­kaç ta­ne­si­dir. Fa­kat ev­rim ta­ri­hi in­ce­len­di­ğin­de da­ha pek çok sah­te­kar­lık­la kar­şı­la­şı­la­cak­tır: sah­te çi­zim­ler, ha­ya­li re­konst­rük­si­yon­lar, fo­sil­ler­de ya­pı­lan tah­ri­fat­lar… Bu sah­te­kar­lık­la­rın ama­cı ise bi­lim­sel ger­çek­ler­den ken­di­ne des­tek bu­la­ma­yan bu te­ori­ye bir şe­kil­de des­tek ola­bil­mek, onu ola­bil­di­ği ka­dar ya­şa­ta­bil­mek­tir. Bu sah­te­kar­lık­lar ev­ri­min bağnaz bir din, ev­rim sa­vu­nu­cu­la­rı­nın da ba­tıl din­le­ri­ni sa­vun­mak için her­şe­yi gö­ze alan fa­na­tik bağ­lı­lar ol­duk­la­rı­nın çok önem­li bir de­li­li­ni oluş­tur­mak­ta­dır. </text:p>
      <text:p text:style-name="P19"/>
      <text:p text:style-name="P19"/>
      <text:p text:style-name="P52"/>
      <text:p text:style-name="P65">SONUÇ</text:p>
      <text:p text:style-name="P53"/>
      <text:p text:style-name="P53"/>
      <text:p text:style-name="P22">"Onların içinde bulundukları din mahvolucudur ve yapmakta oldukları şeyler de geçersizdir."</text:p>
      <text:p text:style-name="P21">(Araf Suresi, 139)</text:p>
      <text:p text:style-name="P21"/>
      <text:p text:style-name="P19">Dar­wi­nizm di­ni hak­kın­da bu ka­dar ay­rın­tı­lı bil­gi sa­hi­bi ol­duk­tan son­ra her in­sa­nın ken­di­si­ne sor­ma­sı ge­re­ken bir so­ru kar­şı­mı­za çık­mak­ta­dır: Bu di­nin ama­cı ne­dir? Ku­ru­cu­suy­la, söz­de kut­sal ki­ta­bıy­la, mis­yo­ner­le­riy­le dün­ya ge­ne­lin­de güç­lü bir ya­pı ku­ran Dar­wi­nizm di­ni ne­yi he­def­le­mek­te­dir?</text:p>
      <text:p text:style-name="P54"><text:span text:style-name="T6">Bu di­nin tek bir ama­cı var­dır. Al­lah'ın vah­yi­ne da­ya­lı hak din­le­ri, baş­ta da sonradan tahrif olmamış tek din olan İs­lam'ın ye­ri­ni al­mak ve on­la­rı or­ta­dan kal­dır­mak. Ya­ni Dar­wi­nizm di­ni hak din­le­re kar­şı oluş­tu­ru­lan bir kar­şı-din­dir, ya­ni söz­de bir al­ter­na­tif ola­rak or­ta­ya atıl­mış­tır. </text:span><text:span text:style-name="T2">Ni­te­kim şim­di­ye ka­dar tüm pa­gan din­ler de ger­çek­te bu ama­ca hiz­met et­miş­tir. Ku­ran'da put­pe­rest Se­be hal­kı hak­kın­da şu bil­gi ve­ril­mek­te­dir:</text:span></text:p>
      <text:p text:style-name="P69"/>
      <text:p text:style-name="P70">Onu ve kav­mi­ni, Al­lah'ı bı­ra­kıp da gü­ne­şe sec­de et­mek­te­ler­ken bul­dum, şey­tan on­la­ra yap­tık­la­rı­nı süs­le­miş­tir, böy­le­ce on­la­rı (doğ­ru) yol­dan alı­koy­muş­tur; bun­dan do­la­yı on­lar hi­da­yet bul­mu­yor­lar. Ki on­lar, gök­ler­de ve yer­de sak­lı ola­nı or­ta­ya çı­ka­ran ve si­zin giz­le­dik­le­ri­ni­zi ve açı­ğa vur­duk­la­rı­nı­zı bi­len Al­lah'a sec­de et­me­sin­ler di­ye (yap­mak­ta­dır­lar). (Neml Su­re­si, 24-25)</text:p>
      <text:p text:style-name="P14"/>
      <text:p text:style-name="P14">Ayet­te Se­be hal­kı­nın ba­tıl din­le­ri ge­re­ği Gü­neş'e sec­de et­tik­le­ri bil­di­ri­lir­ken, çok önem­li bir­kaç ko­nu­ya da­ha dik­kat çe­kil­mek­te­dir. Bun­lar­dan en önem­li­si bu Pa­gan di­ni ku­ra­nın, in­san­la­ra süs­lü gös­te­re­nin, doğ­ru yol­dan alı­ko­ya­nın şey­tan ol­du­ğu­dur. Ya­ni Al­lah'ın vah­yi­ne kar­şı du­ran bu put­pe­rest din­ler de şeytanın vah­yi­ne da­ya­lı­dır. Şey­tan ise bu­nu in­san­lar "Al­lah'a sec­de et­me­sin­ler di­ye" yap­mak­ta­dır. Yok­sa şey­tan da Gü­neş'in ken­di­si­ne ta­pı­nı­la­cak bir ilah ol­ma­dı­ğı­nı bil­mek­te­dir. Tüm ka­ina­tı ol­du­ğu gi­bi Gü­neş'i de ya­ra­tan Al­lah'tır. </text:p>
      <text:p text:style-name="P54"><text:span text:style-name="T8">Dar­wi­nizm di­ni de, ona bağ­la­nan­lar "ev­rim sü­re­ci"ne hiz­met et­sin­ler, ev­rim­ci­ler ara­sın­da bir da­ya­nış­ma oluş­tu­rup bir­lik­te bi­lim­sel araş­tır­ma­lar yap­sın­lar di­ye var de­ğil­dir. Nitekim or­ta­da "ev­rim sü­re­ci" de yok­tur. Amaç, bu sah­te di­ni kul­la­na­rak in­san­la­rı Al­lah'a inan­mak­tan alı­koy­mak­tır. Nitekim Dar­wi­nizm'in ön­de ge­len ku­ru­cu­la­rın­dan Ju­li­an Hux­ley de ken­din­ce </text:span><text:span text:style-name="T9">"… Ev­rim bir za­man­lar Tan­rı'nın üst­len­di­ği fonk­si­yo­nu ye­ri­ne ge­ti­re­bi­lir,</text:span><text:span text:style-name="T8"> ya­ni in­sa­noğ­lu­nun inanç ve umut­la­rı­nı ko­or­di­ne eden güç­lü bir pren­sip ola­bi­lir"</text:span><text:span text:style-name="T23">55</text:span><text:span text:style-name="T8"> (Allah'ı tenzih ederiz.) der­ken bu ama­cı di­le ge­tir­mek­te­dir. </text:span></text:p>
      <text:p text:style-name="P54"><text:span text:style-name="T9">Do­la­yı­sıy­la ev­rim di­ni­nin en önem­li he­de­fi, in­sa­na te­sa­düf­ler so­nu­cu va­rol­du­ğu­nu ve do­la­yı­sıy­la hiç­bir ila­hi ku­ra­la kar­şı so­rum­lu­luk duy­ma­ma­sı ge­rek­ti­ği al­dat­ma­ca­sı­nı aşı­la­mak­tır.</text:span><text:span text:style-name="T8"> Ev­rim­ci­ler ken­di ifa­de­le­rin­de de bu­nu sık sık vur­gu­la­mak­ta ve in­sa­nın ken­di </text:span><text:soft-page-break/><text:span text:style-name="T8">"us­ta­sı ve ami­ri" ol­du­ğu­nun ve "sa­de­ce ken­di­ne kar­şı so­rum­lu ol­du­ğu­nun" al­tı­nı çiz­mek­te­dir­ler. </text:span></text:p>
      <text:p text:style-name="P14">Bu vur­gu ise in­san­la­ra İs­lam'da ve Al­lah'ın vah­yi­ne da­ya­lı di­ğer hak din­ler­de bil­di­ri­len ger­çek­le­rin tam ter­si­dir. Al­lah in­san­la­rı bir dam­la su­dan ya­rat­mış ve ona "so­rum­suz" bı­ra­kıl­ma­dı­ğı­nı bil­dir­miş­tir:</text:p>
      <text:p text:style-name="P16"/>
      <text:p text:style-name="P16">"İn­san, 'ken­di ba­şı­na ve so­rum­suz' bı­ra­kı­la­ca­ğı­nı mı sa­nı­yor? Ken­di­si, akı­tı­lan me­ni­den bir dam­la su de­ğil miy­di? Son­ra bir alak (emb­ri­yo) ol­du, der­ken (Al­lah, onu) ya­rat­tı ve bir 'dü­zen için­de bi­çim ver­di.' Böy­le­ce on­dan, er­kek ve di­şi ol­mak üze­re çift kıl­dı. (Öy­ley­se Al­lah,) Ölü­le­ri di­rilt­me­ye güç ye­ti­ren de­ğil mi­dir?" (Kı­ya­met Su­re­si, 36-40) </text:p>
      <text:p text:style-name="P16"/>
      <text:p text:style-name="P14">Al­lah in­sa­na bir dü­zen için­de bi­çim ver­miş ve dün­ya ha­ya­tı­nı onun için bir de­ne­me sü­re­si kıl­mış­tır. İn­san bu sü­re için­de yap­tı­ğı her ha­re­ket­ten, söy­le­di­ği her söz­den, yaz­dı­ğı her ke­li­me­den ve ak­lın­dan ge­çen her tür­lü dü­şün­ce­den so­ru­la­cak­tır. Çün­kü in­san Rab­bi­miz'e kar­şı so­rum­lu­dur.</text:p>
      <text:p text:style-name="P54"><text:span text:style-name="T8">İş­te bu ne­den­le bu­gü­ne ka­dar ev­rim di­ni­nin et­ki­si al­tın­da kal­mış, hat­ta o di­nin şid­det­li bir ta­raf­ta­rı olan ki­şi­le­rin de bu et­ki­den bir an ön­ce sıy­rıl­ma­la­rı, bu şe­ref­li so­rum­lu­luk­la­rı­nın far­kı­na var­ma­la­rı ve Rab­bimiz olan Al­lah'a bo­yun eğip, tes­lim ol­ma­la­rı ge­rek­mek­te­dir. Yok­sa</text:span><text:span text:style-name="T9"> ..."On­lar her aye­ti gör­se­ler bi­le ona inan­maz­lar; dos­doğ­ru yo­lu (rüşd yo­lu­nu) da gör­se­ler, yol ola­rak be­nim­se­mez­ler…" </text:span><text:span text:style-name="T8">(Araf Su­re­si, 146) aye­tin­de bil­di­ril­di­ği gi­bi bi­rer "tu­tu­cu", "sa­bit fi­kir­li" in­san­lar ol­mak­tan kur­tu­la­ma­ya­cak­lar­dır. Ve ba­tıl bir di­nin men­su­bu ola­rak ba­tıl bir ha­yat için­de ya­şar­ken, hiç um­ma­dık­la­rı bir an­da he­sap gü­nüy­le kar­şı­la­şa­cak ve Rab­bimiz'in önün­de he­sap ve­re­me­ye­rek ebe­di aza­ba müs­ta­hak ola­cak­lar­dır.</text:span></text:p>
      <text:p text:style-name="P14"/>
      <text:p text:style-name="P14"/>
      <text:p text:style-name="P33"/>
      <text:p text:style-name="P66">EK BÖLÜM</text:p>
      <text:p text:style-name="P49"/>
      <text:p text:style-name="P42">DARWINİZM’İN BİLİMSEL ÇÖKÜŞÜ</text:p>
      <text:p text:style-name="P48"/>
      <text:p text:style-name="P51"/>
      <text:p text:style-name="P14">"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p>
      <text:p text:style-name="P11">(Prof. Leslie Orgel)</text:p>
      <text:p text:style-name="P11"/>
      <text:p text:style-name="P11">Les­lie E. Or­gel, "The Ori­gin of Li­fe on Earth", Sci­en­ti­fic Ame­ri­can, cilt 271, Ekim 1994, s. 78</text:p>
      <text:p text:style-name="P11"/>
      <text:p text:style-name="P11">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9">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19">Ev­rim te­ori­si­nin çö­kü­şü­nü ve ya­ra­tı­lı­şın de­lil­le­ri­ni di­ğer pek çok ça­lış­ma­mız­da bü­tün bi­lim­sel de­tay­la­rıy­la ele al­dık ve al­ma­ya de­vam edi­yo­ruz. An­cak ko­nu­yu, ta­şı­dı­ğı bü­yük önem ne­de­niy­le, bu­ra­da da özet­le­mek­te ya­rar var­dır. </text:p>
      <text:p text:style-name="P19"/>
      <text:p text:style-name="P58">Dar­win'i Yı­kan Zor­luk­lar</text:p>
      <text:p text:style-name="P54"><text:span text:style-name="T2">Ev­rim te­ori­si, ta­ri­hi es­ki Yu­nan'a ka­dar uza­nan bir öğ­re­ti ol­ma­sı­na kar­şın, kap­sam­lı ola­rak 19. yüz­yıl­da or­ta­ya atıl­dı. Te­ori­yi bi­lim dün­ya­sı­nın gün­de­mi­ne so­kan en önem­li ge­liş­me, Char­les Dar­win'in 1859 yı­lın­da ya­yın­la­nan </text:span><text:span text:style-name="T4">Tür­le­rin Kö­ke­ni</text:span><text:span text:style-name="T2"> ad­lı ki­ta­bıy­dı. Dar­win bu ki­tap­ta dün­ya üze­rin­de­ki fark­lı can­lı tür­le­ri­ni Al­lah'ın ay­rı ay­rı ya­rat­tı­ğı ger­çe­ği­ne kar­şı </text:span><text:soft-page-break/><text:span text:style-name="T2">çı­kı­yor­du. Dar­win'e gö­re, tüm tür­ler or­tak bir ata­dan ge­li­yor­lar­dı ve za­man için­de kü­çük de­ği­şim­ler­le fark­lı­laş­mış­lar­dı. </text:span></text:p>
      <text:p text:style-name="P19">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9">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9">Dar­wi­nizm'in bi­lim kar­şı­sın­da­ki ye­nil­gi­si, üç te­mel baş­lık­ta in­ce­le­ne­bi­lir:</text:p>
      <text:p text:style-name="P19">1) Te­ori, ha­ya­tın yer­yü­zün­de ilk kez na­sıl or­ta­ya çık­tı­ğı­nı as­la açık­la­ya­ma­mak­ta­dır.</text:p>
      <text:p text:style-name="P19">2) Te­ori­nin öne sür­dü­ğü "ev­rim me­ka­niz­ma­la­rı"nın, ger­çek­te ev­rim­leş­ti­ri­ci bir et­ki­ye sa­hip ol­du­ğu­nu gös­te­ren hiç­bir bi­lim­sel bul­gu yok­tur.</text:p>
      <text:p text:style-name="P19">3) Fo­sil ka­yıt­la­rı, ev­rim te­ori­si­nin ön­gö­rü­le­ri­nin tam ak­si­ne bir tab­lo or­ta­ya koy­mak­ta­dır. </text:p>
      <text:p text:style-name="P19">Bu bö­lüm­de, bu üç te­mel baş­lı­ğı ana hat­la­rı ile in­ce­le­ye­ce­ğiz.</text:p>
      <text:p text:style-name="P19"/>
      <text:p text:style-name="P58">Aşı­la­ma­yan İlk Ba­sa­mak: </text:p>
      <text:p text:style-name="P58">Ha­ya­tın Kö­ke­ni </text:p>
      <text:p text:style-name="P19">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9">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79"/>
      <text:p text:style-name="P58">"Ha­yat Ha­yat­tan Ge­lir"</text:p>
      <text:p text:style-name="P1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9"><text:soft-page-break/>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54"><text:span text:style-name="T2">Dar­win'in </text:span><text:span text:style-name="T4">Tür­le­rin Kö­ke­ni</text:span><text:span text:style-name="T2"> ad­lı ki­ta­bı­nı yaz­dı­ğı dö­nem­de ise, bak­te­ri­le­rin can­sız mad­de­den olu­şa­bil­dik­le­ri inan­cı, bi­lim dün­ya­sın­da yay­gın bir ka­bul gö­rü­yor­du. </text:span></text:p>
      <text:p text:style-name="P19">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72"><text:span text:style-name="T6">"Can­sız mad­de­le­rin ha­yat oluş­tu­ra­bi­le­ce­ği id­di­ası ar­tık ke­sin ola­rak ta­ri­he gö­mül­müş­tür."</text:span><text:span text:style-name="T21">56</text:span></text:p>
      <text:p text:style-name="P14">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4"/>
      <text:p text:style-name="P34">20. Yüz­yıl­da­ki So­nuç­suz Ça­ba­lar</text:p>
      <text:p text:style-name="P14">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72"><text:span text:style-name="T6">"Ma­ale­sef hüc­re­nin kö­ke­ni, ev­rim te­ori­si­nin tü­mü­nü içi­ne alan en ka­ran­lık nok­ta­yı oluş­tur­mak­ta­dır."</text:span><text:span text:style-name="T21">57</text:span></text:p>
      <text:p text:style-name="P54"><text:span text:style-name="T8">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text:span><text:span text:style-name="T23">58</text:span></text:p>
      <text:p text:style-name="P54"><text:span text:style-name="T8">Uzun sü­ren bir ses­siz­lik­ten son­ra Mil­ler'in ken­di­si de kul­lan­dı­ğı at­mos­fer or­ta­mı­nın ger­çek­çi ol­ma­dı­ğı­nı iti­raf et­ti.</text:span><text:span text:style-name="T23">59</text:span></text:p>
      <text:p text:style-name="P54"><text:span text:style-name="T8">Ha­ya­tın kö­ke­ni so­ru­nu­nu açık­la­mak için 20. yüz­yıl bo­yun­ca yü­rü­tü­len tüm ev­rim­ci ça­ba­lar hep ba­şa­rı­sız­lık­la so­nuç­lan­dı. San Di­ego Scripps Ens­ti­tü­sü'nden ün­lü je­okim­ya­cı Jeff­rey Ba­da, ev­rim­ci </text:span><text:span text:style-name="T11">Earth</text:span><text:span text:style-name="T8"> der­gi­sin­de 1998 yı­lın­da ya­yın­la­nan bir ma­ka­le­de bu ger­çe­ği şöy­le ka­bul eder:</text:span></text:p>
      <text:p text:style-name="P72"><text:span text:style-name="T6">Bu­gün, 20. yüz­yı­lı ge­ri­de bı­ra­kır­ken, ha­la, 20. yüz­yı­la gir­di­ği­miz­de sa­hip ol­du­ğu­muz en bü­yük çö­zül­me­miş prob­lem­le kar­şı kar­şı­ya­yız: Ha­yat yer­yü­zün­de na­sıl baş­la­dı? </text:span><text:span text:style-name="T21">60</text:span></text:p>
      <text:p text:style-name="P35"/>
      <text:p text:style-name="P58">Ha­ya­tın Komp­leks Ya­pı­sı </text:p>
      <text:p text:style-name="P14"><text:soft-page-break/>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54"><text:span text:style-name="T8">Bir hüc­re­nin mey­da­na gel­me­si için ge­re­ken şart­lar, as­la rast­lan­tı­lar­la açık­la­na­ma­ya­cak ka­dar faz­la­dır. Hüc­re­nin en te­mel ya­pı ta­şı olan pro­te­in­le­rin rast­lan­tı­sal ola­rak sen­tez­len­me ih­ti­ma­li; 500 ami­no­asit­lik or­ta­la­ma bir pro­te­in için, 10950'de 1'dir. </text:span><text:span text:style-name="T2">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54"><text:span text:style-name="T2">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text:span><text:span text:style-name="T4"> Sci­en­ti­fic Ame­ri­can</text:span><text:span text:style-name="T2"> der­gi­si­nin Ekim 1994 ta­rih­li sa­yı­sın­da bu ger­çe­ği şöy­le iti­raf eder:</text:span></text:p>
      <text:p text:style-name="P54"><text:span text:style-name="T2">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19">61</text:span></text:p>
      <text:p text:style-name="P19">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19"/>
      <text:p text:style-name="P58">Ev­ri­min Ha­ya­li Me­ka­niz­ma­la­rı</text:p>
      <text:p text:style-name="P54"><text:span text:style-name="T2">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4">Tür­le­rin Kö­ke­ni</text:span><text:span text:style-name="T2">, Do­ğal Se­lek­si­yon Yo­luy­la...</text:span></text:p>
      <text:p text:style-name="P1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54"><text:soft-page-break/><text:span text:style-name="T6">Do­la­yı­sıy­la do­ğal se­lek­si­yon me­ka­niz­ma­sı hiç­bir ev­rim­leş­ti­ri­ci gü­ce sa­hip de­ğil­dir. Dar­win de bu ger­çe­ğin far­kın­day­dı ve </text:span><text:span text:style-name="T12">Tür­le­rin Kö­ke­ni </text:span><text:span text:style-name="T6">ad­lı ki­ta­bın­da "Fay­da­lı de­ği­şik­lik­ler oluş­ma­dı­ğı sü­re­ce do­ğal se­lek­si­yon hiç­bir şey ya­pa­maz" de­mek zo­run­da kal­mış­tı.</text:span><text:span text:style-name="T21">62</text:span></text:p>
      <text:p text:style-name="P28"/>
      <text:p text:style-name="P58">La­marck'ın Et­ki­si</text:p>
      <text:p text:style-name="P1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54"><text:span text:style-name="T6">Dar­win de ben­ze­ri ör­nek­ler ver­miş, ör­ne­ğin </text:span><text:span text:style-name="T12">Tür­le­rin Kö­ke­ni</text:span><text:span text:style-name="T6"> ad­lı ki­ta­bın­da, yi­ye­cek bul­mak için su­ya gi­ren ba­zı ayı­la­rın za­man­la ba­li­na­la­ra dö­nüş­tü­ğü­nü id­dia et­miş­ti.</text:span><text:span text:style-name="T21">63</text:span></text:p>
      <text:p text:style-name="P11">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81"/>
      <text:p text:style-name="P58">Neo-Dar­wi­nizm ve Mu­tas­yon­lar</text:p>
      <text:p text:style-name="P14">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4">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14">Bu­nun ne­de­ni çok ba­sit­tir: DNA çok komp­leks bir dü­ze­ne sa­hip­tir. Bu mo­le­kül üze­rin­de olu­şan her­han­gi ras­tge­le bir et­ki an­cak za­rar ve­rir. Ame­ri­ka­lı ge­ne­tik­çi B. G. Ran­ga­nat­han bu­nu şöy­le açık­lar:</text:p>
      <text:p text:style-name="P55"><text:span text:style-name="T8">Mu­tas­yon­lar kü­çük, ras­ge­le ve za­rar­lı­dır­lar. </text:span><text:span text:style-name="T2">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text:span><text:soft-page-break/><text:span text:style-name="T2">za­rar ve­re­cek ve­ya en iyi ih­ti­mal­le et­ki­siz ola­cak­tır. Bir dep­rem bir şeh­ri ge­liş­tir­mez, ona yı­kım ge­ti­rir.</text:span><text:span text:style-name="T19">64</text:span></text:p>
      <text:p text:style-name="P19">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9"/>
      <text:p text:style-name="P58">Fo­sil Ka­yıt­la­rı: </text:p>
      <text:p text:style-name="P58">Ara Form­lar­dan Eser Yok</text:p>
      <text:p text:style-name="P19">Ev­rim te­ori­si­nin id­dia et­ti­ği se­nar­yo­nun ya­şan­ma­mış ol­du­ğu­nun en açık gös­ter­ge­si ise fo­sil ka­yıt­la­rı­dır.</text:p>
      <text:p text:style-name="P19">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9">Bu du­rum­da, id­dia edi­len uzun dö­nü­şüm sü­re­ci için­de sa­yı­sız "ara tür­ler"in oluş­muş ve ya­şa­mış ol­ma­la­rı ge­re­kir. </text:p>
      <text:p text:style-name="P54"><text:span text:style-name="T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5">"ara-ge­çiş for­mu"</text:span><text:span text:style-name="T2"> adı­nı ve­rir­ler. </text:span></text:p>
      <text:p text:style-name="P54"><text:span text:style-name="T2">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4">Tür­le­rin Kö­ke­ni'</text:span><text:span text:style-name="T2">nde bu­nu şöy­le açık­la­mış­tır:</text:span></text:p>
      <text:p text:style-name="P54"><text:span text:style-name="T2">Eğer te­orim doğ­ruy­sa, tür­le­ri bir­bi­ri­ne bağ­la­yan sa­yı­sız ara-ge­çiş çe­şit­le­ri mut­la­ka ya­şa­mış ol­ma­lı­dır... Bun­la­rın ya­şa­mış ol­duk­la­rı­nın ka­nıt­la­rı da sa­de­ce fo­sil ka­lın­tı­la­rı ara­sın­da bu­lu­na­bi­lir.</text:span><text:span text:style-name="T19">65</text:span></text:p>
      <text:p text:style-name="P37"/>
      <text:p text:style-name="P58">Dar­win'in Yı­kı­lan Umut­la­rı</text:p>
      <text:p text:style-name="P19">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text:soft-page-break/>rın yer­yü­zün­de bir­den­bi­re, ek­sik­siz ve ku­sur­suz bir bi­çim­de or­ta­ya çık­tık­la­rı­nı gös­ter­miş­tir.</text:p>
      <text:p text:style-name="P19">Ün­lü İn­gi­liz pa­le­on­to­log (fo­sil bi­lim­ci) De­rek W. Ager, bir ev­rim­ci ol­ma­sı­na kar­şın bu ger­çe­ği şöy­le iti­raf eder:</text:p>
      <text:p text:style-name="P54"><text:span text:style-name="T2">So­ru­nu­muz şu­dur: Fo­sil ka­yıt­la­rı­nı de­tay­lı ola­rak in­ce­le­di­ği­miz­de, tür­ler ya da sı­nıf­lar se­vi­ye­sin­de ol­sun, sü­rek­li ola­rak ay­nı ger­çek­le kar­şı­la­şı­rız; ka­de­me­li ev­rim­le ge­li­şen de­ğil, ani­den yer­yü­zün­de olu­şan grup­lar gö­rü­rüz.</text:span><text:span text:style-name="T19">66</text:span></text:p>
      <text:p text:style-name="P19">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72"><text:span text:style-name="T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21">67</text:span></text:p>
      <text:p text:style-name="P54"><text:span text:style-name="T8">Fo­sil­ler ise, can­lı­la­rın yer­yü­zün­de ek­sik­siz ve mü­kem­mel bir bi­çim­de or­ta­ya çık­tık­la­rı­nı gös­ter­mek­te­dir. Ya­ni </text:span><text:span text:style-name="T9">"tür­le­rin kö­ke­ni", Dar­win'in san­dı­ğı­nın ak­si­ne, ev­rim de­ğil ya­ra­tı­lış­tır.</text:span></text:p>
      <text:p text:style-name="P82"/>
      <text:p text:style-name="P58">İn­sa­nın Ev­ri­mi Ma­sa­lı</text:p>
      <text:p text:style-name="P19">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54"><text:span text:style-name="T6">1- </text:span><text:span text:style-name="T12">Aust­ra­lo­pit­he­cus</text:span></text:p>
      <text:p text:style-name="P54"><text:span text:style-name="T6">2- </text:span><text:span text:style-name="T12">Ho­mo ha­bi­lis</text:span></text:p>
      <text:p text:style-name="P54"><text:span text:style-name="T6">3- </text:span><text:span text:style-name="T12">Ho­mo erec­tus</text:span></text:p>
      <text:p text:style-name="P54"><text:span text:style-name="T6">4- </text:span><text:span text:style-name="T12">Ho­mo sa­pi­ens</text:span></text:p>
      <text:p text:style-name="P54"><text:span text:style-name="T6">Ev­rim­ci­ler, in­san­la­rın söz­de ilk may­mun­su ata­la­rı­na "gü­ney may­mu­nu" an­la­mı­na ge­len "</text:span><text:span text:style-name="T12">Aust­ra­lo­pit­he­cus</text:span><text:span text:style-name="T6">" is­mi­ni ve­rir­ler. Bu can­lı­lar ger­çek­te so­yu tü­ken­miş bir may­mun tü­rün­den baş­ka bir şey de­ğil­dir. Lord Solly Zuc­ker­man ve Prof. Char­les Ox­nard gi­bi İn­gil­te­re ve ABD'den dün­ya­ca ün­lü iki ana­to­mis­tin </text:span><text:span text:style-name="T12">Aust­ra­lo­pit­he­cus</text:span><text:span text:style-name="T6"> ör­nek­le­ri üze­rin­de yap­tık­la­rı çok ge­niş kap­sam­lı ça­lış­ma­lar, bu can­lı­la­rın sa­de­ce so­yu tü­ken­miş bir may­mun tü­rü­ne ait ol­duk­la­rı­nı ve in­san­lar­la hiç­bir ben­zer­lik ta­şı­ma­dık­la­rı­nı gös­ter­miş­tir.</text:span><text:span text:style-name="T21">68</text:span></text:p>
      <text:p text:style-name="P54"><text:soft-page-break/><text:span text:style-name="T6">Ev­rim­ci­ler in­san ev­ri­mi­nin bir son­ra­ki saf­ha­sı­nı da, "ho­mo" ya­ni in­san ola­rak sı­nıf­lan­dı­rır­lar. İd­di­aya gö­re ho­mo se­ri­sin­de­ki can­lı­lar, </text:span><text:span text:style-name="T12">Aust­ra­lo­pit­he­cus­lar</text:span><text:span text:style-name="T6">­'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2">Ho­mo sa­pi­ens'</text:span><text:span text:style-name="T6">e uza­nan zin­cir ger­çek­te ka­yıp­tır" di­ye­rek bu­nu ka­bul eder.</text:span><text:span text:style-name="T21">69</text:span></text:p>
      <text:p text:style-name="P54"><text:span text:style-name="T6">Ev­rim­ci­ler "</text:span><text:span text:style-name="T12">Aust­ra­lo­pit­he­cus</text:span><text:span text:style-name="T6"> &gt; </text:span><text:span text:style-name="T12">Ho­mo ha­bi­lis </text:span><text:span text:style-name="T6">&gt; </text:span><text:span text:style-name="T12">Ho­mo erec­tus</text:span><text:span text:style-name="T6"> &gt;</text:span><text:span text:style-name="T12"> Ho­mo sa­pi­ens</text:span><text:span text:style-name="T6">" sı­ra­la­ma­sı­nı ya­zar­ken, bu tür­le­rin her bi­ri­nin, bir son­ra­ki­nin ata­sı ol­du­ğu iz­le­ni­mi­ni ve­rir­ler. Oy­sa pa­le­oant­ro­po­log­la­rın son bul­gu­la­rı, </text:span><text:span text:style-name="T12">Aust­ra­lo­pit­he­cus</text:span><text:span text:style-name="T6">,</text:span><text:span text:style-name="T12"> Ho­mo ha­bi­lis</text:span><text:span text:style-name="T6"> ve </text:span><text:span text:style-name="T12">Ho­mo erec­tus</text:span><text:span text:style-name="T6">'un dün­ya'nın fark­lı böl­ge­le­rin­de ay­nı dö­nem­ler­de ya­şa­dık­la­rı­nı gös­ter­mek­te­dir.</text:span><text:span text:style-name="T21">70</text:span></text:p>
      <text:p text:style-name="P54"><text:span text:style-name="T6">Da­ha­sı </text:span><text:span text:style-name="T12">Ho­mo erec­tus</text:span><text:span text:style-name="T6"> sı­nıf­la­ma­sı­na ait in­san­la­rın bir bö­lü­mü çok mo­dern za­man­la­ra ka­dar ya­şa­mış­lar, </text:span><text:span text:style-name="T12">Ho­mo sa­pi­ens ne­an­der­ta­len­sis </text:span><text:span text:style-name="T6">ve </text:span><text:span text:style-name="T12">Ho­mo sa­pi­ens sa­pi­ens</text:span><text:span text:style-name="T6"> (mo­dern in­san) ile ay­nı or­tam­da yan ya­na bu­lun­muş­lar­dır.</text:span><text:span text:style-name="T21">71</text:span></text:p>
      <text:p text:style-name="P11">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54"><text:span text:style-name="T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21">72</text:span></text:p>
      <text:p text:style-name="P11">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54"><text:span text:style-name="T6">Bu ko­nu­yu uzun yıl­lar in­ce­le­yen, özel­lik­le </text:span><text:span text:style-name="T12">Aust­ra­lo­pit­he­cus</text:span><text:span text:style-name="T6">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54"><text:span text:style-name="T6">Ob­jek­tif ger­çek­li­ğin ala­nın­dan çı­kıp da, bi­yo­lo­jik bi­lim ola­rak var­sa­yı­lan bu alan­la­ra -ya­ni du­yum öte­si al­gı­la­ma­ya ve in­sa­nın fo­sil ta­ri­hi­nin yo­rum­lan­ma­sı­na- gir­di­ği­miz­de, ev­rim te­ori­si­ne ina­nan bir kim­se için her­şe­yin müm­kün ol­du­ğu­nu gö­rü­rüz. Öy­le ki te­ori­le­ri­</text:span><text:soft-page-break/><text:span text:style-name="T6">ne ke­sin­lik­le ina­nan bu kim­se­le­rin çe­liş­ki­li ba­zı yar­gı­la­rı ay­nı an­da ka­bul et­me­le­ri bi­le müm­kün­dür.</text:span><text:span text:style-name="T21">73</text:span></text:p>
      <text:p text:style-name="P11">İş­te in­sa­nın ev­ri­mi ma­sa­lı da, te­ori­le­ri­ne kö­rü kö­rü­ne ina­nan bir­ta­kım in­san­la­rın bul­duk­la­rı ba­zı fo­sil­le­ri ön yar­gı­lı bir bi­çim­de yo­rum­la­ma­la­rın­dan iba­ret­tir.</text:p>
      <text:p text:style-name="P28"/>
      <text:p text:style-name="P58">Dar­win For­mü­lü!</text:p>
      <text:p text:style-name="P11">Şim­di­ye ka­dar ele al­dı­ğı­mız tüm tek­nik de­lil­le­rin ya­nın­da, is­ter­se­niz ev­rim­ci­le­rin na­sıl saç­ma bir ina­nı­şa sa­hip ol­duk­la­rı­nı bir de ço­cuk­la­rın bi­le an­la­ya­bi­le­ce­ği ka­dar açık bir ör­nek­le özet­le­ye­lim. </text:p>
      <text:p text:style-name="P11">Ev­rim te­ori­si can­lı­lı­ğın te­sa­dü­fen oluş­tu­ğu­nu id­dia ede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54"><text:span text:style-name="T6">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text:span><text:span text:style-name="T2">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text:span><text:span text:style-name="T6">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11">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p>
      <text:p text:style-name="P28"><text:soft-page-break/></text:p>
      <text:p text:style-name="P58">Göz ve Ku­lak­ta­ki Tek­no­lo­ji</text:p>
      <text:p text:style-name="P11">Ev­rim te­ori­si­nin ke­sin­lik­le açık­la­ma ge­ti­re­me­ye­ce­ği bir di­ğer ko­nu ise göz ve ku­lak­ta­ki üs­tün al­gı­la­ma ka­li­te­si­dir.</text:p>
      <text:p text:style-name="P11">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1">Üs­te­lik bu o ka­dar net ve ka­li­te­li bir gö­rün­tü­dür ki 21. yüz­yıl tek­no­lo­ji­si bi­le her tür­lü im­ka­na rağ­men bu net­li­ği sağ­la­ya­ma­mış­tır. Ör­ne­ğin şu an­da oku­du­ğu­nuz ki­ta­ba, ki­ta­bı tu­tan el­le­ri­ni­ze ba­kın, son­ra ba­şı­nı­zı kal­dı­rın ve çev­re­ni­ze ba­kın. </text:p>
      <text:p text:style-name="P19">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9">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9">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9">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text:soft-page-break/>rır; iç ku­lak da bu tit­re­şim­le­ri elekt­rik sin­yal­le­ri­ne dö­nüş­tü­re­rek bey­ne gön­de­rir. Ay­nen gör­me­de ol­du­ğu gi­bi duy­ma iş­le­mi de be­yin­de­ki duy­ma mer­ke­zin­de ger­çek­le­şir. </text:p>
      <text:p text:style-name="P19">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9">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9">Şim­di­ye ka­dar in­sa­noğ­lu­nun yap­tı­ğı hiç­bir gö­rün­tü ve ses ci­ha­zı, göz ve ku­lak ka­dar has­sas ve ba­şa­rı­lı bi­rer al­gı­la­yı­cı ola­ma­mış­tır. </text:p>
      <text:p text:style-name="P19">An­cak gör­me ve işit­me ola­yın­da, tüm bun­la­rın öte­sin­de, çok bü­yük bir ger­çek da­ha var­dır.</text:p>
      <text:p text:style-name="P79"/>
      <text:p text:style-name="P58">Bey­nin İçin­de Gö­ren ve Du­yan </text:p>
      <text:p text:style-name="P58">Şu­ur Ki­me Ait­tir?</text:p>
      <text:p text:style-name="P14">Bey­nin için­de, ışıl ışıl renk­li bir dün­ya­yı sey­re­den, sen­fo­ni­le­ri, kuş­la­rın cı­vıl­tı­la­rı­nı din­le­yen, gü­lü kok­la­yan kim­dir?</text:p>
      <text:p text:style-name="P14">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54"><text:span text:style-name="T8">El­bet­te bu şu­ur bey­ni oluş­tu­ran si­nir­ler, yağ ta­ba­ka­sı ve si­nir hüc­re­le­ri­ne ait de­ğil­dir. </text:span><text:span text:style-name="T2">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span></text:p>
      <text:p text:style-name="P19"><text:soft-page-break/>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9"/>
      <text:p text:style-name="P58">Ma­ter­ya­list Bir İnanç</text:p>
      <text:p text:style-name="P19">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9">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9">Ba­zen bu­nu açık­ça iti­raf da eder­ler. Har­vard Üni­ver­si­te­si'nden ün­lü bir ge­ne­tik­çi ve ay­nı za­man­da ön­de ge­len bir ev­rim­ci olan Ric­hard Le­won­tin, "ön­ce ma­ter­ya­list, son­ra bi­lim ada­mı" ol­du­ğu­nu şöy­le iti­raf et­mek­te­dir:</text:p>
      <text:p text:style-name="P54"><text:span text:style-name="T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19">74</text:span></text:p>
      <text:p text:style-name="P19">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19">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19"/>
      <text:p text:style-name="P58"><text:soft-page-break/>Ev­rim Te­ori­si Dün­ya Ta­ri­hi­nin </text:p>
      <text:p text:style-name="P58">En Et­ki­li Bü­yü­sü­dür</text:p>
      <text:p text:style-name="P19">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9">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9"/>
      <text:p text:style-name="P21">Şüp­he­siz, in­kar eden­le­ri uyar­san da, uyar­ma­san da, on­lar için fark et­mez; inan­maz­lar. Al­lah, on­la­rın kalp­le­ri­ni ve ku­lak­la­rı­nı mü­hür­le­miş­tir; göz­le­ri­nin üze­rin­de per­de­ler var­dır. Ve bü­yük azap on­la­ra­dır. (Ba­ka­ra Su­re­si, 6-7)</text:p>
      <text:p text:style-name="P21"/>
      <text:p text:style-name="P21">… Kalp­le­ri var­dır bu­nun­la kav­ra­yıp-an­la­maz­lar, göz­le­ri var­dır bu­nun­la gör­mez­ler, ku­lak­la­rı var­dır bu­nun­la işit­mez­ler. Bun­lar hay­van­lar gi­bi­dir, hat­ta da­ha aşa­ğı­lık­tır­lar. İş­te bun­lar ga­fil olan­lar­dır. (Araf Su­re­si, 179)</text:p>
      <text:p text:style-name="P21"/>
      <text:p text:style-name="P19">Al­lah Hicr Su­re­si'nde ise, bu in­san­la­rın mu­ci­ze­ler gör­se­ler bi­le inan­ma­ya­cak ka­dar bü­yü­len­dik­le­ri­ni şöy­le bil­dir­mek­te­dir:</text:p>
      <text:p text:style-name="P21"/>
      <text:p text:style-name="P21">On­la­rın üzer­le­ri­ne gök­yü­zün­den bir ka­pı aç­sak, or­dan yu­ka­rı yük­sel­se­ler de, mut­la­ka: "Göz­le­ri­miz dön­dü­rül­dü, bel­ki biz bü­yü­len­miş bir top­lu­lu­ğuz" di­ye­cek­ler­dir. (Hicr Su­re­si, 14-15)</text:p>
      <text:p text:style-name="P21"/>
      <text:p text:style-name="P54"><text:span text:style-name="T2">Bu ka­dar ge­niş bir kit­le­nin üze­rin­de bu bü­yü­nün et­ki­li ol­ma­sı, in­san­la­rın ger­çek­ler­den bu ka­dar uzak tu­tul­ma­la­rı ve 150 yıl­dır bu bü­yü­nün bo­zul­ma­ma­sı ise, ke­li­me­ler­le an­</text:span><text:soft-page-break/><text:span text:style-name="T2">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text:span><text:span text:style-name="T5">"bü­yü"</text:span><text:span text:style-name="T2">den baş­ka bir açık­la­ma­sı yok­tur. 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span></text:p>
      <text:p text:style-name="P19"/>
      <text:p text:style-name="P21">(Mu­sa:) "Siz atın" de­di. (Asa­la­rı­nı) atı­ve­rin­ce, in­san­la­rın göz­le­ri­ni bü­yü­le­yi­ver­di­ler, on­la­rı deh­şe­te dü­şür­dü­ler ve (or­ta­ya) bü­yük bir si­hir ge­tir­miş ol­du­lar. (Araf Su­re­si, 116)</text:p>
      <text:p text:style-name="P19">Gö­rül­dü­ğü gi­bi Fi­ra­vun'un bü­yü­cü­le­ri yap­tık­la­rı "al­dat­ma­ca­lar"la -Hz. Mu­sa ve ona ina­nan­lar dı­şın­da- in­san­la­rın hep­si­ni bü­yü­le­ye­bil­miş­ler­dir. An­cak, on­la­rın at­tık­la­rı­na kar­şı­lık Hz. Mu­sa'nın or­ta­ya koy­du­ğu de­lil, on­la­rın bu bü­yü­sü­nü, Ku­ran'da­ki ifa­dey­le "uy­dur­duk­la­rı­nı yut­muş" ya­ni et­ki­siz kıl­mış­tır: </text:p>
      <text:p text:style-name="P19"/>
      <text:p text:style-name="P62">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1"/>
      <text:p text:style-name="P19">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54"><text:span text:style-name="T5">Ben ken­dim, ev­rim te­ori­si­nin, özel­lik­le uy­gu­lan­dı­ğı alan­lar­da, ge­le­ce­ğin ta­rih ki­tap­la­rın­da­ki en bü­yük esp­ri mal­ze­me­le­rin­den bi­ri ola­ca­ğı­na ik­na ol­dum.</text:span><text:span text:style-name="T2"> Ge­le­cek ku­şak, bu ka­dar çü­rük ve be­lir­siz bir hi­po­te­zin ina­nıl­maz bir saf­lık­la ka­bul edil­me­si­ni hay­ret­le kar­şı­la­ya­cak­tır.</text:span><text:span text:style-name="T19">75</text:span></text:p>
      <text:p text:style-name="P19">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9"/>
      <text:p text:style-name="P19"/>
      <text:p text:style-name="P19"/>
      <text:p text:style-name="P80">... Sen Yücesin, bize öğrettiğinden başka</text:p>
      <text:p text:style-name="P80">bizim hiçbir bilgimiz yok.</text:p>
      <text:p text:style-name="P80">Gerçekten Sen, herşeyi bilen,</text:p>
      <text:p text:style-name="P80">hüküm ve hikmet sahibi olansın.</text:p>
      <text:p text:style-name="P80">(Bakara Suresi, 32)</text:p>
      <text:p text:style-name="P84">NOTLAR</text:p>
      <text:p text:style-name="P85"/>
      <text:p text:style-name="P86"/>
      <text:p text:style-name="P89"><text:span text:style-name="T6">1- </text:span><text:span text:style-name="T12">Na­tu­re</text:span><text:span text:style-name="T6">, "Dar­win's De­ath in So­uth Ken­sing­ton", Şubat 26, 1981, cilt 289, s. 735. </text:span><text:span text:style-name="T12">Dar­win on Tri­al, </text:span><text:span text:style-name="T6">Phil­lip E. John­son, In­ter­Var­sity Press, 1991, s. 138</text:span></text:p>
      <text:p text:style-name="P86">2- Fran­cis­co Aya­la, "Not­hing in Bi­ology Ma­kes Sen­se Ex­cept in the Light of Evo­lu­ti­on: The­odo­si­us Dobz­hansky, 1900-1975", Jo­ur­nal of He­re­dity, (V. 68, No. 3, 1977), s. 3.</text:p>
      <text:p text:style-name="P89"><text:span text:style-name="T6">3- G.W. Har­per, </text:span><text:span text:style-name="T12">"Al­ter­na­ti­ves to Evo­lu­ti­otism",</text:span><text:span text:style-name="T6"> Scho­ol Scin­ce Re­vi­ew (V. 51 Sep. 1979), s 16.</text:span></text:p>
      <text:p text:style-name="P89"><text:span text:style-name="T6">4- Ern st Mayr</text:span><text:span text:style-name="T12">, "Evo­lu­ti­on"</text:span><text:span text:style-name="T6">. Sci­en­ti­fic Ame­ri­can (V. 239, Sep. 1978). s. 47.</text:span></text:p>
      <text:p text:style-name="P89"><text:span text:style-name="T6">5- Ju­li­an Hux­ley, </text:span><text:span text:style-name="T12">"Evo­lu­ti­on and Ge­ne­tics"</text:span><text:span text:style-name="T6">, Ch.. 8 in What is Sci­en­ce? (Ed. J.R. Newr­nan, New York, Si­mo­ri and Schus­ter, 1955) s. 272, 278</text:span></text:p>
      <text:p text:style-name="P89"><text:span text:style-name="T6">6- Karl Pop­per, </text:span><text:span text:style-name="T12">The Phi­lo­sophy of Karl Pop­per</text:span><text:span text:style-name="T6">, vol. 1, ed. P.A. Schilpp, (La Sal­le, IL: Open Co­urt Pub­lis­hers), s. 183 143.</text:span></text:p>
      <text:p text:style-name="P89"><text:span text:style-name="T6">7- Henry M. Morris, </text:span><text:span text:style-name="T12">The Long War Against</text:span><text:span text:style-name="T6"> </text:span><text:span text:style-name="T12">God</text:span><text:span text:style-name="T6">, Baker Book House, 1996, s.127</text:span></text:p>
      <text:p text:style-name="P88">8- 2. L.C. Birch and P.R. Ehr­lich, Na­tu­re, vol. 214 (1967), p. 369.</text:p>
      <text:p text:style-name="P86">9- Char­les Dar­win, The Ori­gin of Spe­ci­es: A Fac­si­mi­le of the First Edi­ti­on, Har­vard Uni­ver­sity Press, 1964, s. 179</text:p>
      <text:p text:style-name="P86">10- Ümit Sa­yın, "Uç­tu Uç­tu Di­no­zor Uç­tu", Bi­lim ve Ütop­ya, Ka­sım 1998 </text:p>
      <text:p text:style-name="P89"><text:span text:style-name="T6">11- Phi­lip E. John­son, </text:span><text:span text:style-name="T12">Dar­win on Tri­al</text:span><text:span text:style-name="T6">, 2. B, Il­li­no­is: In­ter­var­sity Press, 1993, s. 131</text:span></text:p>
      <text:p text:style-name="P89"><text:span text:style-name="T6">12- Mil­li Eği­tim Ba­kan­lı­ğı, M. Vehbi Dinçerler, </text:span><text:span text:style-name="T12">Ev­rim Te­ori­si, İlmi Gerçekler ve Yaratılış Modeli</text:span><text:span text:style-name="T6">, An­ka­ra, MEB Ya­yın­la­rı, 1985, s.29</text:span></text:p>
      <text:p text:style-name="P86">13- Mar­go­rie Gre­ne, En­co­un­ter, (Nov. 1959), s. 48-50.</text:p>
      <text:p text:style-name="P86">14- Ev­rim Te­ori­si­nin Çö­kü­şü ve Ya­ra­tı­lış Ger­çe­ği Kon­fe­ran­sı, 4. Nisan 1998, Prof. Dr. Ken­neth Cum­ming'in ko­nu­ma­sı</text:p>
      <text:p text:style-name="P89"><text:span text:style-name="T6">15- Os­man Gü­rel, </text:span><text:span text:style-name="T12">Ya­şa­mın Kö­ke­ni</text:span><text:span text:style-name="T6">, Pan Ya­yın­cı­lık, Ekim 1999, s. 4</text:span></text:p>
      <text:p text:style-name="P86">16-http://bug­lady.clc.uc.edu/bi­ology/bi­o106/early­mod.htm</text:p>
      <text:p text:style-name="P89"><text:span text:style-name="T6">17- Da­vid L. John­son, </text:span><text:span text:style-name="T12">A Re­aso­ned Lo­ok at Asi­an Re­li­gi­ons</text:span><text:span text:style-name="T6">, Min­ne­apo­lis, Bet­hany Ho­use, 1985, s. 87-88</text:span></text:p>
      <text:p text:style-name="P89"><text:span text:style-name="T6">18- Carl Sa­gan, </text:span><text:span text:style-name="T12">Cos­mos</text:span><text:span text:style-name="T6">, New York: Ran­dom Ho­use, 1980, s. 243</text:span></text:p>
      <text:p text:style-name="P89"><text:span text:style-name="T6">19- Henry M. Mor­ris, </text:span><text:span text:style-name="T12">The Long War Aga­inst God</text:span><text:span text:style-name="T6">, Ba­ker Bo­ok Ho­use, 1996, s. 220- 224</text:span></text:p>
      <text:p text:style-name="P89"><text:span text:style-name="T6">20- Mic­ha­el J. Be­he, </text:span><text:span text:style-name="T12">Dar­win's Black Box</text:span><text:span text:style-name="T6">, Free Press, 1996, s. 159</text:span></text:p>
      <text:p text:style-name="P89"><text:span text:style-name="T2">21- Ord. Prof. Ernst von Ma­yer, </text:span><text:span text:style-name="T4">İlk­çağ ve Or­ta­çağ Fel­se­fe Ta­ri­hi</text:span><text:span text:style-name="T2">, , s. 19)</text:span></text:p>
      <text:p text:style-name="P88">22- http://bug­lady.clc.uc.edu/bi­ology/bi­o106/early­mod.htm</text:p>
      <text:p text:style-name="P89"><text:span text:style-name="T2">23- Ord. Prof. Ernst von Ma­yer, </text:span><text:span text:style-name="T4">İlk­çağ ve Or­ta­çağ Fel­se­fe Ta­ri­hi</text:span><text:span text:style-name="T2">, , s. 24-25</text:span></text:p>
      <text:p text:style-name="P89"><text:span text:style-name="T6">24- Da­vid Skja­er­lund, </text:span><text:span text:style-name="T12">Phi­lo­sop­hi­cal Ori­gins of Evo­lu­ti­on</text:span><text:span text:style-name="T6">, http://www.fo­re­run­ner.com/fo­re­run­ner/X0742_Phi­lo­sop­hi­cal_ori­gin.html) </text:span></text:p>
      <text:p text:style-name="P89"><text:span text:style-name="T6">25- D. R. Old­royd</text:span><text:span text:style-name="T12">, Dar­wi­ni­an İm­pacts</text:span><text:span text:style-name="T6">, At­lan­tic High­lands, N. J Hu­ma­ni­ti­es Press, 1983, s. 23, 32</text:span></text:p>
      <text:p text:style-name="P89"><text:span text:style-name="T6">26- Lo­ren Ei­se­ley, </text:span><text:span text:style-name="T12">Dar­win's Cen­tury</text:span><text:span text:style-name="T6">, s. 283</text:span></text:p>
      <text:p text:style-name="P89"><text:soft-page-break/><text:span text:style-name="T6">27- Fran­cis Dar­win, </text:span><text:span text:style-name="T12">The Li­fe and Let­ters of Char­les Dar­win</text:span><text:span text:style-name="T6">, Cilt.II, New York:D. App­le­ton and Com­pany, 1888, <text:s/>s.501</text:span></text:p>
      <text:p text:style-name="P89"><text:span text:style-name="T6">28- Fran­cis Dar­win, </text:span><text:span text:style-name="T12">The Li­fe and Let­ters of Char­les Dar­win</text:span><text:span text:style-name="T6">, Cilt.I, New York:D. App­le­ton and Com­pany, 1888, <text:s/>s. 395</text:span></text:p>
      <text:p text:style-name="P89"><text:span text:style-name="T6">29- Fran­cis Dar­win, </text:span><text:span text:style-name="T12">The Li­fe and Let­ters of Char­les Dar­win</text:span><text:span text:style-name="T6">, Cilt.II, New York:D. App­le­ton and Com­pany, 1888, <text:s/>s. 25</text:span></text:p>
      <text:p text:style-name="P89"><text:span text:style-name="T6">30- Char­les Dar­win, </text:span><text:span text:style-name="T12">Tür­le­rin Kö­ke­ni</text:span><text:span text:style-name="T6">, Onur Ya­yın­la­rı, Be­şin­ci Bas­kı, An­ka­ra 1996, s. 185</text:span></text:p>
      <text:p text:style-name="P89"><text:span text:style-name="T6">31- H. S. Lip­son, "</text:span><text:span text:style-name="T12">A Physi­cist's Vi­ew of Dar­win's The­ory</text:span><text:span text:style-name="T6">", Evo­lu­ti­on Trends in Plants, Cilt 2, No. 1, 1988, s. 6</text:span></text:p>
      <text:p text:style-name="P86">32- The Evi­den­ce for Cre­ati­on: Exa­mi­ning The Ori­gin of Pla­net Earth. s. 94</text:p>
      <text:p text:style-name="P89"><text:span text:style-name="T6">33- Henry Mor­ris. </text:span><text:span text:style-name="T12">The Long War Aga­inst God</text:span><text:span text:style-name="T6">. Baker Book House, 1996, s. 178</text:span></text:p>
      <text:p text:style-name="P89"><text:span text:style-name="T6">34- C. L. "Ma­son Aleyh­tar­lı­ğı". </text:span><text:span text:style-name="T2">Mi­mar Si­nan, yıl 4, sa­yı 13, 1973. s. 87-88</text:span></text:p>
      <text:p text:style-name="P89"><text:span text:style-name="T6">35- Wil­li­am R. Dens­low. </text:span><text:span text:style-name="T12">10,000 Fa­mo­us Fre­ema­sons</text:span><text:span text:style-name="T6">. vol. I. Ma­coy Pub­lis­hing &amp; Ma­coy Supply Co., Inc. Ric­mond, Vir­gi­nia, 1957. s. 285</text:span></text:p>
      <text:p text:style-name="P89"><text:span text:style-name="T6">36- Henry Mor­ris, </text:span><text:span text:style-name="T12">The Long War Aga­inst God</text:span><text:span text:style-name="T6">. s. 198. 1776 yı­lın­da Al­man­ya, Bav­ye­ra'da ku­ru­lan "İl­lü­mi­na­ti" (İl­lü­mi­ne­ler) ad­lı ör­güt, bir tür ma­son lo­ca­sıy­dı. Lo­ca­nın ya­hu­di asıl­lı ku­ru­cu­su Adam We­is­ha­upt, ör­gü­tün amaç­la­rı­nı şu şe­kil­de sı­ra­la­mış­tı: 1- Bü­tün mo­nar­şi­le­rin ve dü­zen­li hü­kü­met­le­rin fes­he­dil­me­si, 2- Şah­si mül­ki­yet ve ve­ra­se­tin fes­he­dil­me­si, 3- Ai­le ha­ya­tı ve ev­li­lik ku­ru­mu­nun fes­he­dil­me­si ve ço­cuk­lar için ko­mü­nal bir eği­tim sis­te­mi­nin ku­rul­ma­sı, 4- Bü­tün din­le­rin fes­he­dil­me­si. (bkz. Eus­ta­ce Mul­lins, The World Or­der: Our Sec­ret Ru­lers, s. 5; Le­wis Spen­ce, The Encyc­lo­pe­dia of the Oc­cult, s. 223)</text:span></text:p>
      <text:p text:style-name="P86">37- Henry Mor­ris, The Long War Aga­inst God. s. 198.</text:p>
      <text:p text:style-name="P89"><text:span text:style-name="T6">38- Wil­li­am R. Dens­low. </text:span><text:span text:style-name="T12">10,000 Fa­mo­us Fre­ema­sons</text:span><text:span text:style-name="T6">. vol. I. Ma­coy Pub­lis­hing &amp; Ma­coy Supply Co., Inc. Ric­mond, Vir­gi­nia, 1957. s. 285</text:span></text:p>
      <text:p text:style-name="P87">39- Varyasyonların "makroevrim" iddiasına, yani türlerin kökenine hiçbir açıklama getiremediği, evrimci biyologlar tarafından da kabul edilmiştir. Ün­lü ev­rim­ci pa­le­on­to­log Ro­ger Le­win, Ka­sım 1980'de Chi­ca­go Do­ğa Ta­ri­hi Mü­ze­si'nde 150 ev­rim­ci­nin ka­tıl­dı­ğı, dört gün sü­ren ün­lü sem­poz­yum­da bu ko­nu­da va­rı­lan son­cu şöy­le an­la­tır:</text:p>
      <text:p text:style-name="P86">Dar­win'in (var­yas­yon­lar­dan yo­la çı­ka­rak) yap­tı­ğı man­tık yü­rüt­me­ler hak­lı mıy­dı? Ev­rim­sel bi­yo­lo­ji­nin ta­ri­hin­de­ki son 40 yı­lın en önem­li kon­fe­rans­lar­dan bi­ri­ne ka­tı­lan bi­lim adam­la­rı­nın or­ta­ya koy­duk­la­rı yar­gı­ya gö­re, bu so­ru­nun ce­va­bı "ha­yır"dır. Chi­ca­go kon­fe­ran­sın­da­ki te­mel me­se­le, var­yas­yon sağ­la­yan me­ka­niz­ma­la­rın, mak­ro­ev­rim adı­nı ver­di­ği­miz fe­no­me­ni açık­la­mak için de kul­la­nı­lıp kul­la­nı­la­ma­ya­ca­ğı ol­muş­tur.... Ce­vap açık­lık­la ve­ri­le­bi­lir: Ha­yır. (R. Le­win, "Evo­lu­ti­onary The­ory Un­der Fi­re" Sci­en­ce, vol. 210, 21 No­vem­ber, 1980, p. 883)</text:p>
      <text:p text:style-name="P89"><text:span text:style-name="T6">40- Nor­man Mac­beth, </text:span><text:span text:style-name="T12">Dar­win Ret­ri­ed: An Ap­pe­al to Re­ason</text:span><text:span text:style-name="T6">, Bos­ton:Gam­bit, 1971, s.101</text:span></text:p>
      <text:p text:style-name="P89"><text:span text:style-name="T6">41- Phil­lip E. John­son, </text:span><text:span text:style-name="T12">De­fe­ating Dar­wi­nism by Ope­ning Minds</text:span><text:span text:style-name="T6">, In­ter­Var­sity Press, s.99</text:span></text:p>
      <text:p text:style-name="P89"><text:span text:style-name="T6">42- Phi­lip E. John­son. </text:span><text:span text:style-name="T12">Dar­win On Tri­al</text:span><text:span text:style-name="T6">. In­ter­var­sity Press, Dow­ners Gro­ve, Il­li­no­is. 2nd ed. 1993. s. 155</text:span></text:p>
      <text:p text:style-name="P89"><text:soft-page-break/><text:span text:style-name="T6">43- Fran­cis Dar­win, </text:span><text:span text:style-name="T12">The Li­fe and Let­ters of Char­les Dar­win</text:span><text:span text:style-name="T6">, Cilt.II, New York:D. App­le­ton and Com­pany, 1888, <text:s/>s. 388</text:span></text:p>
      <text:p text:style-name="P89"><text:span text:style-name="T6">44- Fran­cis Dar­win, </text:span><text:span text:style-name="T12">The Li­fe and Let­ters of Char­les Dar­win</text:span><text:span text:style-name="T6">, Cilt.II, New York:D. App­le­ton and Com­pany, 1888, <text:s/>ss. 42-43</text:span></text:p>
      <text:p text:style-name="P89"><text:span text:style-name="T6">45- Jac­qu­es Bar­zun</text:span><text:span text:style-name="T12">, Dar­win, Marx, Wag­ner,</text:span><text:span text:style-name="T6"> Gar­den City, New York, Do­ub­le­day, 1958, s.84</text:span></text:p>
      <text:p text:style-name="P89"><text:span text:style-name="T6">46- Henry M. Mor­ris, </text:span><text:span text:style-name="T12">The Long War Aga­inst God</text:span><text:span text:style-name="T6">, Ba­ker Bo­ok Ho­use, 1996, s. 156</text:span></text:p>
      <text:p text:style-name="P89"><text:span text:style-name="T6">47- Pi­er­re Pa­ul Gras­sé, </text:span><text:span text:style-name="T12">Evo­lu­ti­on of Li­ving Or­ga­nisms</text:span><text:span text:style-name="T6">, New York: Aca­de­mic Press, 1977, s. 103</text:span></text:p>
      <text:p text:style-name="P89"><text:span text:style-name="T6">48- B.G. Ran­ga­nat­han, </text:span><text:span text:style-name="T12">Ori­gins?</text:span><text:span text:style-name="T6">, Pennsyl­va­nia: The Ban­ner of Truth Trust, 1988, s. 1159</text:span></text:p>
      <text:p text:style-name="P89"><text:span text:style-name="T6">49- Pi­er­re-Pa­ul Gras­sé, </text:span><text:span text:style-name="T12">Evo­lu­ti­on of Li­ving Or­ga­nisms</text:span><text:span text:style-name="T6">, Aca­de­mic Press, New York, 1977, s. 103</text:span></text:p>
      <text:p text:style-name="P89"><text:span text:style-name="T6">50- Fran­cis Dar­win, The </text:span><text:span text:style-name="T12">Li­fe and Let­ters of Char­les Dar­win</text:span><text:span text:style-name="T6">, Cilt II, New York:D. App­le­ton and Com­pany, 1888, <text:s/>s. 105</text:span></text:p>
      <text:p text:style-name="P89"><text:span text:style-name="T6">51- Fran­cis Dar­win, </text:span><text:span text:style-name="T12">The Li­fe and Let­ters of Char­les Dar­win</text:span><text:span text:style-name="T6">, Cilt.II, New York:D. App­le­ton and Com­pany, 1888, <text:s/>s. 146</text:span></text:p>
      <text:p text:style-name="P89"><text:span text:style-name="T6">52- Fran­cis Dar­win, </text:span><text:span text:style-name="T12">The Li­fe and Let­ters of Char­les Dar­win</text:span><text:span text:style-name="T6">, Cilt.I, s. 455</text:span></text:p>
      <text:p text:style-name="P89"><text:span text:style-name="T6">53- Henry M. Mor­ris, </text:span><text:span text:style-name="T12">The Long War Aga­inst God</text:span><text:span text:style-name="T6">, Ba­ker Bo­ok Ho­use, 1996, s. 161</text:span></text:p>
      <text:p text:style-name="P89"><text:span text:style-name="T6">54- Fran­cis Hitc­hing, </text:span><text:span text:style-name="T12">The Neck of the Gi­raf­fe: Whe­re Dar­win Went Wrong</text:span><text:span text:style-name="T6">, New York: Tick­nor and Fi­elds 1982, s. 204.</text:span></text:p>
      <text:p text:style-name="P89"><text:span text:style-name="T6">55- Ju­li­an Hux­ley, and Ja­cob Bro­nows­ki, </text:span><text:span text:style-name="T12">Growth of Ide­as</text:span><text:span text:style-name="T6">, Pren­ti­ce Hall, Inc. Eng­le­wo­od Cliff, 1986, s. 99</text:span></text:p>
      <text:p text:style-name="P89"><text:span text:style-name="T6">56- Sid­ney Fox, Kla­us Do­se, </text:span><text:span text:style-name="T12">Mo­le­cu­lar Evo­lu­ti­on and The Ori­gin of Li­fe</text:span><text:span text:style-name="T6">, New York: Mar­cel Dek­ker, 1977. s. 2</text:span></text:p>
      <text:p text:style-name="P89"><text:span text:style-name="T6">57- Ale­xan­der I. Opa­rin, </text:span><text:span text:style-name="T12">Ori­gin of Li­fe</text:span><text:span text:style-name="T6">, (1936) New York, Do­ver Pub­li­ca­ti­ons, 1953 (Rep­rint), s.196</text:span></text:p>
      <text:p text:style-name="P89"><text:span text:style-name="T6">58- "New Evi­den­ce on Evo­lu­ti­on of Early At­mosp­he­re and Li­fe",</text:span><text:span text:style-name="T12"> Bul­le­tin of the Ame­ri­can Me­te­oro­lo­gi­cal So­ci­ety</text:span><text:span text:style-name="T6">, cilt 63, Ka­sım 1982, s. 1328-1330. </text:span></text:p>
      <text:p text:style-name="P89"><text:span text:style-name="T6">59- Stan­ley Mil­ler, </text:span><text:span text:style-name="T12">Mo­le­cu­lar Evo­lu­ti­on of Li­fe: Cur­rent Sta­tus of the Pre­bi­otic Synthe­sis of Small Mo­le­cu­les</text:span><text:span text:style-name="T6">, 1986, s. 7</text:span></text:p>
      <text:p text:style-name="P89"><text:span text:style-name="T6">60- Jeff­rey Ba­da, </text:span><text:span text:style-name="T12">Earth,</text:span><text:span text:style-name="T6"> Şu­bat 1998, s. 40</text:span></text:p>
      <text:p text:style-name="P89"><text:span text:style-name="T6">61- Les­lie E. Or­gel, </text:span><text:span text:style-name="T12">The Ori­gin of Li­fe on Earth</text:span><text:span text:style-name="T6">, Sci­en­ti­fic Ame­ri­can, cilt 271, Ekim 1994, s. 78</text:span></text:p>
      <text:p text:style-name="P89"><text:span text:style-name="T6">62- Char­les Dar­win, </text:span><text:span text:style-name="T12">The Ori­gin of Spe­ci­es: A Fac­si­mi­le of the First Edi­ti­on</text:span><text:span text:style-name="T6">, Har­vard Uni­ver­sity Press, 1964, s. 189</text:span></text:p>
      <text:p text:style-name="P89"><text:span text:style-name="T6">63- Char­les Dar­win, </text:span><text:span text:style-name="T12">The Ori­gin of Spe­ci­es: A Fac­si­mi­le of the First Edi­ti­on</text:span><text:span text:style-name="T6">, Har­vard Uni­ver­sity Press, 1964, s. 184.</text:span></text:p>
      <text:p text:style-name="P89"><text:span text:style-name="T6">64- B. G. Ran­ga­nat­han, </text:span><text:span text:style-name="T12">Ori­gins?</text:span><text:span text:style-name="T6">, Pennsyl­va­nia: The Ban­ner Of Truth Trust, 1988.</text:span></text:p>
      <text:p text:style-name="P89"><text:span text:style-name="T6">65- Char­les Dar­win, </text:span><text:span text:style-name="T12">The Ori­gin of Spe­ci­es: A Fac­si­mi­le of the First Edi­ti­on</text:span><text:span text:style-name="T6">, Har­vard Uni­ver­sity Press, 1964, s. 179</text:span></text:p>
      <text:p text:style-name="P89"><text:soft-page-break/><text:span text:style-name="T6">66- De­rek A. Ager, </text:span><text:span text:style-name="T12">"The Na­tu­re of the Fos­sil Re­cord"</text:span><text:span text:style-name="T6">, Pro­ce­edings of the Bri­tish Ge­olo­gi­cal As­so­ci­ati­on, cilt 87, 1976, s. 133</text:span></text:p>
      <text:p text:style-name="P89"><text:span text:style-name="T6">67- Do­ug­las J. Fu­tuy­ma,</text:span><text:span text:style-name="T12"> Sci­en­ce on Tri­al</text:span><text:span text:style-name="T6">, New York: Pant­he­on Bo­oks, 1983. s. 197</text:span></text:p>
      <text:p text:style-name="P89"><text:span text:style-name="T6">68- Solly Zuc­ker­man, </text:span><text:span text:style-name="T12">Be­yond The Ivory To­wer,</text:span><text:span text:style-name="T6"> New York: Top­lin­ger Pub­li­ca­ti­ons, 1970, ss. 75-94; Char­les E. Ox­nard, </text:span><text:span text:style-name="T12">"The Pla­ce of Aust­ra­lo­pit­he­ci­nes in Hu­man Evo­lu­ti­on: Gro­unds for Do­ubt"</text:span><text:span text:style-name="T6">, Na­tu­re, cilt 258, s. 389 </text:span></text:p>
      <text:p text:style-name="P89"><text:span text:style-name="T6">69- J. Ren­nie, </text:span><text:span text:style-name="T12">"Dar­win's Cur­rent Bull­dog: Ernst Mayr"</text:span><text:span text:style-name="T6">, Sci­en­ti­fic Ame­ri­can, Ara­lık 1992</text:span></text:p>
      <text:p text:style-name="P89"><text:span text:style-name="T6">70- Alan Wal­ker, Sci­en­ce, vol. 207, 1980, s. 1103; A. J. Kel­so, </text:span><text:span text:style-name="T12">Physi­cal Ant­ro­po­logy,</text:span><text:span text:style-name="T6"> 1st ed., New York: J. B. Li­pin­cott Co., 1970, s. 221; M. D. Le­akey, Ol­du­vai Gor­ge, vol. 3, Camb­rid­ge: Camb­rid­ge Uni­ver­sity Press, 1971, s. 272</text:span></text:p>
      <text:p text:style-name="P86">71- Ti­me, Ka­sım 1996 </text:p>
      <text:p text:style-name="P89"><text:span text:style-name="T6">72- S. J. Go­uld, </text:span><text:span text:style-name="T12">Na­tu­ral His­tory</text:span><text:span text:style-name="T6">, vol. 85, 1976, s. 30</text:span></text:p>
      <text:p text:style-name="P89"><text:span text:style-name="T6">73- Solly Zuc­ker­man, </text:span><text:span text:style-name="T12">Be­yond The Ivory To­wer</text:span><text:span text:style-name="T6">, New York: Top­lin­ger Pub­li­ca­ti­ons, 1970, s. 19</text:span></text:p>
      <text:p text:style-name="P89"><text:span text:style-name="T6">74- Ric­hard Le­won­tin, </text:span><text:span text:style-name="T12">"</text:span><text:span text:style-name="T6">The De­mon-Ha­un­ted World</text:span><text:span text:style-name="T12">"</text:span><text:span text:style-name="T6">, </text:span><text:span text:style-name="T12">The New York Re­vi­ew of Bo­oks</text:span><text:span text:style-name="T6">, 9 Ocak, 1997, s. 28.</text:span></text:p>
      <text:p text:style-name="P90"><text:span text:style-name="T6">75- Mal­colm Mug­ge­rid­ge, </text:span><text:span text:style-name="T12">The End of Chris­ten­dom</text:span><text:span text:style-name="T6">, Grand Ra­pids: Eerd­mans, 1980, s.43</text:span></text:p>
      <text:p text:style-name="P75"/>
      <text:p text:style-name="P75"/>
      <text:p text:style-name="P27"/>
      <text:p text:style-name="P27"/>
      <text:p text:style-name="P11"/>
      <text:p text:style-name="P11"/>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BenquiatBold" svg:font-family="BenquiatBold, 'Times New Roman'"/>
    <style:font-face style:name="CopperplateGothicThirBC" svg:font-family="CopperplateGothicThirBC"/>
    <style:font-face style:name="Lohit Hindi1" svg:font-family="'Lohit Hindi'"/>
    <style:font-face style:name="MGillSans" svg:font-family="MGillSans, 'Times New Roman'"/>
    <style:font-face style:name="PalatinoTÙrk" svg:font-family="PalatinoTÙrk, 'Times New Roman'"/>
    <style:font-face style:name="HelveticaTÙrk" svg:font-family="HelveticaTÙrk, 'Times New Roman'" style:font-family-generic="swiss"/>
    <style:font-face style:name="Lato" svg:font-family="Lat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PalatinoTÙrk" fo:font-family="PalatinoTÙrk, 'Times New Roman'" fo:font-size="10.5pt" fo:language="en" fo:country="US" style:font-name-asian="Times New Roman" style:font-family-asian="'Times New Roman'" style:font-family-generic-asian="roman" style:font-pitch-asian="variable" style:font-size-asian="10.5pt" style:font-name-complex="PalatinoTÙrk" style:font-family-complex="PalatinoTÙrk, '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NA_20_BASLIK" style:display-name="ANA BASLIK" style:family="paragraph">
      <style:paragraph-properties fo:line-height="0.67cm" fo:text-align="end" style:justify-single-word="false" fo:orphans="2" fo:widows="2"/>
      <style:text-properties style:use-window-font-color="true" style:font-name="CopperplateGothicThirBC" fo:font-family="CopperplateGothicThirBC" fo:font-size="14pt" fo:language="tr" fo:country="TR" style:font-name-asian="Times New Roman" style:font-family-asian="'Times New Roman'" style:font-family-generic-asian="roman" style:font-pitch-asian="variable" style:font-size-asian="14pt" style:language-asian="none" style:country-asian="none" style:font-name-complex="CopperplateGothicThirBC" style:font-family-complex="CopperplateGothicThirBC" style:font-size-complex="10pt" style:language-complex="ar" style:country-complex="SA"/>
    </style:style>
    <style:style style:name="ANA_20_METIN" style:display-name="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Ùrk" fo:font-family="PalatinoTÙrk, 'Times New Roman'"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Times New Roman'" style:font-size-complex="10pt" style:language-complex="ar" style:country-complex="SA"/>
    </style:style>
    <style:style style:name="ARA_20_BASLIK" style:display-name="ARA BASLIK" style:family="paragraph">
      <style:paragraph-properties fo:margin-left="0cm" fo:margin-right="0cm" fo:margin-top="0.074cm" fo:margin-bottom="0.074cm" loext:contextual-spacing="false" fo:line-height="0.564cm" fo:text-align="justify" style:justify-single-word="false" fo:orphans="2" fo:widows="2" fo:text-indent="0.799cm" style:auto-text-indent="false"/>
      <style:text-properties style:use-window-font-color="true" style:font-name="BenquiatBold" fo:font-family="BenquiatBold, 'Times New Roman'" fo:font-size="11pt" fo:language="tr" fo:country="TR" style:font-name-asian="Times New Roman" style:font-family-asian="'Times New Roman'" style:font-family-generic-asian="roman" style:font-pitch-asian="variable" style:font-size-asian="11pt" style:language-asian="none" style:country-asian="none" style:font-name-complex="BenquiatBold" style:font-family-complex="BenquiatBold, 'Times New Roman'" style:font-size-complex="10pt" style:language-complex="ar" style:country-complex="SA"/>
    </style:style>
    <style:style style:name="AYET" style:family="paragraph">
      <style:paragraph-properties fo:margin-left="0.799cm" fo:margin-right="0cm" fo:margin-top="0.069cm" fo:margin-bottom="0.069cm" loext:contextual-spacing="false" fo:line-height="0.529cm" fo:text-align="justify" style:justify-single-word="false" fo:orphans="2" fo:widows="2" fo:text-indent="0cm" style:auto-text-indent="false"/>
      <style:text-properties style:use-window-font-color="true" style:font-name="PalatinoTÙrk" fo:font-family="PalatinoTÙrk, 'Times New Roman'" fo:font-size="9.5pt" fo:language="tr" fo:country="TR" fo:font-weight="bold" style:font-name-asian="Times New Roman" style:font-family-asian="'Times New Roman'" style:font-family-generic-asian="roman" style:font-pitch-asian="variable" style:font-size-asian="9.5pt" style:language-asian="none" style:country-asian="none" style:font-weight-asian="bold" style:font-name-complex="PalatinoTÙrk" style:font-family-complex="PalatinoTÙrk, 'Times New Roman'" style:font-size-complex="10pt" style:language-complex="ar" style:country-complex="SA"/>
    </style:style>
    <style:style style:name="ALINTI" style:family="paragraph">
      <style:paragraph-properties fo:margin-left="0.799cm" fo:margin-right="0cm" fo:margin-top="0.069cm" fo:margin-bottom="0.069cm" loext:contextual-spacing="false" fo:line-height="0.529cm" fo:text-align="justify" style:justify-single-word="false" fo:orphans="2" fo:widows="2" fo:text-indent="0cm" style:auto-text-indent="false"/>
      <style:text-properties style:use-window-font-color="true" style:font-name="PalatinoTÙrk" fo:font-family="PalatinoTÙrk, 'Times New Roman'" fo:font-size="9.5pt" fo:language="tr" fo:country="TR" style:font-name-asian="Times New Roman" style:font-family-asian="'Times New Roman'" style:font-family-generic-asian="roman" style:font-pitch-asian="variable" style:font-size-asian="9.5pt" style:language-asian="none" style:country-asian="none" style:font-name-complex="PalatinoTÙrk" style:font-family-complex="PalatinoTÙrk, 'Times New Roman'" style:font-size-complex="10pt" style:language-complex="ar" style:country-complex="SA"/>
    </style:style>
    <style:style style:name="BASLIK" style:family="paragraph">
      <style:paragraph-properties fo:margin-left="0cm" fo:margin-right="0cm" fo:margin-top="0.074cm" fo:margin-bottom="0.074cm" loext:contextual-spacing="false" fo:line-height="0.494cm" fo:text-align="justify" style:justify-single-word="false" fo:orphans="2" fo:widows="2" fo:text-indent="0.799cm" style:auto-text-indent="false"/>
      <style:text-properties style:use-window-font-color="true" style:font-name="BenquiatBold" fo:font-family="BenquiatBold, 'Times New Roman'" fo:font-size="12pt" fo:language="tr" fo:country="TR" style:font-name-asian="Times New Roman" style:font-family-asian="'Times New Roman'" style:font-family-generic-asian="roman" style:font-pitch-asian="variable" style:font-size-asian="12pt" style:language-asian="none" style:country-asian="none" style:font-name-complex="BenquiatBold" style:font-family-complex="BenquiatBold, 'Times New Roman'" style:font-size-complex="10pt" style:language-complex="ar" style:country-complex="SA"/>
    </style:style>
    <style:style style:name="RESIM_20_ALTI" style:display-name="RESIM ALTI" style:family="paragraph">
      <style:paragraph-properties fo:line-height="0.423cm" fo:orphans="2" fo:widows="2"/>
      <style:text-properties style:use-window-font-color="true" style:font-name="HelveticaTÙrk" fo:font-family="HelveticaTÙrk, 'Times New Roman'" style:font-family-generic="swiss" fo:font-size="8.5pt" fo:language="tr" fo:country="TR" fo:font-weight="bold" style:font-name-asian="Times New Roman" style:font-family-asian="'Times New Roman'" style:font-family-generic-asian="roman" style:font-pitch-asian="variable" style:font-size-asian="8.5pt" style:language-asian="none" style:country-asian="none" style:font-weight-asian="bold" style:font-name-complex="HelveticaTÙrk" style:font-family-complex="HelveticaTÙrk, 'Times New Roman'" style:font-family-generic-complex="swiss" style:font-size-complex="10pt" style:language-complex="ar" style:country-complex="SA"/>
    </style:style>
    <style:style style:name="ALT_20_K_2020__201a__2020_K_20_BASLIK" style:display-name="ALT K†‚†K BASLIK" style:family="paragraph">
      <style:paragraph-properties fo:margin-left="1.849cm" fo:margin-right="1.849cm" fo:margin-top="0cm" fo:margin-bottom="0.199cm" loext:contextual-spacing="false" fo:line-height="0.494cm" fo:orphans="2" fo:widows="2" fo:text-indent="0.499cm" style:auto-text-indent="false"/>
      <style:text-properties style:use-window-font-color="true" style:font-name="PalatinoTÙrk" fo:font-family="PalatinoTÙrk, 'Times New Roman'" fo:font-size="12.5pt" fo:language="tr" fo:country="TR" style:font-name-asian="Times New Roman" style:font-family-asian="'Times New Roman'" style:font-family-generic-asian="roman" style:font-pitch-asian="variable" style:font-size-asian="12.5pt" style:language-asian="none" style:country-asian="none" style:font-name-complex="PalatinoTÙrk" style:font-family-complex="PalatinoTÙrk, 'Times New Roman'" style:font-size-complex="10pt" style:language-complex="ar" style:country-complex="SA"/>
    </style:style>
    <style:style style:name="ana_20_metˇn" style:display-name="ana metˇn" style:family="paragraph">
      <style:paragraph-properties fo:margin-left="1.649cm" fo:margin-right="1.649cm" fo:line-height="0.529cm" fo:text-align="justify" style:justify-single-word="false" fo:orphans="2" fo:widows="2" fo:text-indent="0.3cm" style:auto-text-indent="false"/>
      <style:text-properties style:use-window-font-color="true" style:font-name="MGillSans" fo:font-family="MGillSans, 'Times New Roman'" fo:font-size="11pt" fo:language="tr" fo:country="TR" style:font-name-asian="Times New Roman" style:font-family-asian="'Times New Roman'" style:font-family-generic-asian="roman" style:font-pitch-asian="variable" style:font-size-asian="11pt" style:language-asian="none" style:country-asian="none" style:font-name-complex="MGillSans" style:font-family-complex="MGillSans, 'Times New Roman'" style:font-size-complex="10pt" style:language-complex="ar" style:country-complex="SA"/>
    </style:style>
    <style:style style:name="ANA_20_METÜN" style:display-name="ANA METÜN" style:family="paragraph">
      <style:paragraph-properties fo:margin-left="1.849cm" fo:margin-right="1.849cm" fo:margin-top="0.009cm" fo:margin-bottom="0.019cm" loext:contextual-spacing="false" fo:line-height="0.529cm" fo:text-align="justify" style:justify-single-word="false" fo:orphans="2" fo:widows="2" fo:text-indent="0.499cm" style:auto-text-indent="false"/>
      <style:text-properties style:use-window-font-color="true" style:font-name="MGillSans" fo:font-family="MGillSans, 'Times New Roman'" fo:font-size="11pt" fo:language="tr" fo:country="TR" style:font-name-asian="Times New Roman" style:font-family-asian="'Times New Roman'" style:font-family-generic-asian="roman" style:font-pitch-asian="variable" style:font-size-asian="11pt" style:language-asian="none" style:country-asian="none" style:font-name-complex="MGillSans" style:font-family-complex="MGillSans, 'Times New Roman'" style:font-size-complex="10pt" style:language-complex="ar" style:country-complex="SA"/>
    </style:style>
    <style:style style:name="WW8Num1z0"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Varsayılan_20_Paragraf_20_Yazı_20_Tipi" style:display-name="Varsayılan Paragraf Yazı Tipi" style:family="text"/>
    <style:style style:name="Normal1" style:family="text">
      <style:text-properties style:font-name="PalatinoTÙrk" fo:font-family="PalatinoTÙrk, 'Times New Roman'" fo:font-size="10.5pt" style:font-size-asian="10.5pt" style:font-name-complex="PalatinoTÙrk" style:font-family-complex="PalatinoTÙrk, 'Times New Roma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Eski çağlardan günümüze uzanan putperest inanç: DARWİNİZM DİNİ</dc:title>
    <dc:subject>Eski çağlardan günümüze uzanan putperest inanç: DARWİNİZM DİNİ</dc:subject>
    <meta:initial-creator>HARUN YAHYA</meta:initial-creator>
    <meta:creation-date>2009-01-24T23:47:00</meta:creation-date>
    <dc:date>2019-10-12T21:29:00.278285491</dc:date>
    <meta:editing-cycles>35</meta:editing-cycles>
    <meta:editing-duration>PT1H23M49S</meta:editing-duration>
    <meta:generator>LibreOffice/6.3.2.2$Linux_X86_64 LibreOffice_project/ddcf6633b674837c71d3649d97a9cb3c0d392a84</meta:generator>
    <meta:document-statistic meta:table-count="0" meta:image-count="0" meta:object-count="0" meta:page-count="69" meta:paragraph-count="541" meta:word-count="23175" meta:character-count="199733" meta:non-whitespace-character-count="176840"/>
  </office:meta>
</office:document-meta>
</file>